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854in"/>
    </style:style>
    <style:style style:name="co2" style:family="table-column">
      <style:table-column-properties fo:break-before="auto" style:column-width="3.2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color="#ff0000"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color="#ff0000" fo:font-weight="bold" style:font-weight-asian="bold" style:font-weight-complex="bold"/>
    </style:style>
  </office:automatic-styles>
  <office:body>
    <office:spreadsheet>
      <table:table table:name="Ol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2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DATA</text:p>
          </table:table-cell>
          <table:table-cell/>
          <table:table-cell office:value-type="float" office:value="4875">
            <text:p>4875</text:p>
          </table:table-cell>
          <table:table-cell/>
          <table:table-cell office:value-type="float" office:value="0.0729346551">
            <text:p>0.07293465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vents</text:p>
          </table:table-cell>
          <table:table-cell office:value-type="string">
            <text:p>weight</text:p>
          </table:table-cell>
          <table:table-cell office:value-type="string">
            <text:p>weight cor</text:p>
          </table:table-cell>
          <table:table-cell office:value-type="string">
            <text:p>cor events</text:p>
          </table:table-cell>
          <table:table-cell office:value-type="string">
            <text:p>fSig</text:p>
          </table:table-cell>
          <table:table-cell office:value-type="string">
            <text:p>delta fSig</text:p>
          </table:table-cell>
          <table:table-cell table:number-columns-repeated="1016"/>
        </table:table-row>
        <table:table-row table:style-name="ro1">
          <table:table-cell office:value-type="string">
            <text:p>Summer12_TT1725_amcatnlo_herwigpp_alljets.root</text:p>
          </table:table-cell>
          <table:table-cell/>
          <table:table-cell office:value-type="float" office:value="2904.71">
            <text:p>2904.71</text:p>
          </table:table-cell>
          <table:table-cell office:value-type="float" office:value="0.1993263717">
            <text:p>0.1993263717</text:p>
          </table:table-cell>
          <table:table-cell table:formula="of:=[.D4]/0.1379365698" office:value-type="float" office:value="1.445058203122">
            <text:p>1.4450582031</text:p>
          </table:table-cell>
          <table:table-cell table:formula="of:=[.C4]*[.E4]" office:value-type="float" office:value="4197.4750131905">
            <text:p>4197.4750131905</text:p>
          </table:table-cell>
          <table:table-cell table:formula="of:=[.F4]/[.$C$2]" office:value-type="percentage" office:value="0.861020515526256">
            <text:p>86.10%</text:p>
          </table:table-cell>
          <table:table-cell table:formula="of:=[.G4]-[.$G$38]" office:value-type="percentage" office:value="0.0920297462954867">
            <text:p>9.20%</text:p>
          </table:table-cell>
          <table:table-cell table:number-columns-repeated="1016"/>
        </table:table-row>
        <table:table-row table:style-name="ro1">
          <table:table-cell office:value-type="string">
            <text:p>Summer12_TT1725_amcatnlo_pythia8_alljets.root</text:p>
          </table:table-cell>
          <table:table-cell/>
          <table:table-cell office:value-type="float" office:value="1454.07">
            <text:p>1454.07</text:p>
          </table:table-cell>
          <table:table-cell office:value-type="float" office:value="0.2478844385">
            <text:p>0.2478844385</text:p>
          </table:table-cell>
          <table:table-cell table:formula="of:=[.D5]/0.1379365698" office:value-type="float" office:value="1.79709006001395">
            <text:p>1.79709006</text:p>
          </table:table-cell>
          <table:table-cell table:formula="of:=[.C5]*[.E5]" office:value-type="float" office:value="2613.09474356448">
            <text:p>2613.0947435645</text:p>
          </table:table-cell>
          <table:table-cell table:formula="of:=[.F5]/[.$C$2]" office:value-type="percentage" office:value="0.536019434577329">
            <text:p>53.60%</text:p>
          </table:table-cell>
          <table:table-cell table:formula="of:=[.G5]-[.$G$38]" office:value-type="percentage" office:value="-0.23297133465344">
            <text:p>-23.30%</text:p>
          </table:table-cell>
          <table:table-cell table:number-columns-repeated="1016"/>
        </table:table-row>
        <table:table-row table:style-name="ro1">
          <table:table-cell office:value-type="string">
            <text:p>Summer12_TT1725_FSIM_pythia8_alljets.root</text:p>
          </table:table-cell>
          <table:table-cell/>
          <table:table-cell office:value-type="float" office:value="394.625">
            <text:p>394.625</text:p>
          </table:table-cell>
          <table:table-cell office:value-type="float" office:value="0.5232763784">
            <text:p>0.5232763784</text:p>
          </table:table-cell>
          <table:table-cell table:formula="of:=[.D6]/[.$E$2]" office:value-type="float" office:value="7.17459179977667">
            <text:p>7.1745917998</text:p>
          </table:table-cell>
          <table:table-cell table:formula="of:=[.C6]*[.E6]" office:value-type="float" office:value="2831.27328898687">
            <text:p>2831.2732889869</text:p>
          </table:table-cell>
          <table:table-cell table:formula="of:=[.F6]/[.$C$2]" office:value-type="percentage" office:value="0.580774007997306">
            <text:p>58.08%</text:p>
          </table:table-cell>
          <table:table-cell table:formula="of:=[.G6]-[.$G$38]" office:value-type="percentage" office:value="-0.188216761233463">
            <text:p>-18.82%</text:p>
          </table:table-cell>
          <table:table-cell table:number-columns-repeated="1016"/>
        </table:table-row>
        <table:table-row table:style-name="ro1">
          <table:table-cell office:value-type="string">
            <text:p>Summer12_TT1725_sherpa2_cluster_fix_alljets.root</text:p>
          </table:table-cell>
          <table:table-cell/>
          <table:table-cell office:value-type="float" office:value="145.356">
            <text:p>145.356</text:p>
          </table:table-cell>
          <table:table-cell office:value-type="float" office:value="0.2297958132">
            <text:p>0.2297958132</text:p>
          </table:table-cell>
          <table:table-cell table:formula="of:=[.D7]/[.$E$2]*8" office:value-type="float" office:value="25.2056653051891">
            <text:p>25.2056653052</text:p>
          </table:table-cell>
          <table:table-cell table:formula="of:=[.C7]*[.E7]" office:value-type="float" office:value="3663.79468610106">
            <text:p>3663.7946861011</text:p>
          </table:table-cell>
          <table:table-cell table:formula="of:=[.F7]/[.$C$2]" office:value-type="percentage" office:value="0.751547627918166">
            <text:p>75.15%</text:p>
          </table:table-cell>
          <table:table-cell table:formula="of:=[.G7]-[.$G$38]" office:value-type="percentage" office:value="-0.0174431413126031">
            <text:p>-1.74%</text:p>
          </table:table-cell>
          <table:table-cell office:value-type="string">
            <text:p>missing jobs =&gt; low stat</text:p>
          </table:table-cell>
          <table:table-cell table:number-columns-repeated="1015"/>
        </table:table-row>
        <table:table-row table:style-name="ro1">
          <table:table-cell office:value-type="string">
            <text:p>Summer12_TT1725_sherpa2_lund_fix_alljets.root</text:p>
          </table:table-cell>
          <table:table-cell/>
          <table:table-cell office:value-type="float" office:value="151.873">
            <text:p>151.873</text:p>
          </table:table-cell>
          <table:table-cell office:value-type="float" office:value="0.2301459338">
            <text:p>0.2301459338</text:p>
          </table:table-cell>
          <table:table-cell table:formula="of:=[.D8]/[.$E$2]*8" office:value-type="float" office:value="25.244069062582">
            <text:p>25.2440690626</text:p>
          </table:table-cell>
          <table:table-cell table:formula="of:=[.C8]*[.E8]" office:value-type="float" office:value="3833.89250074152">
            <text:p>3833.8925007415</text:p>
          </table:table-cell>
          <table:table-cell table:formula="of:=[.F8]/[.$C$2]" office:value-type="percentage" office:value="0.786439487331594">
            <text:p>78.64%</text:p>
          </table:table-cell>
          <table:table-cell table:formula="of:=[.G8]-[.$G$38]" office:value-type="percentage" office:value="0.0174487181008243">
            <text:p>1.74%</text:p>
          </table:table-cell>
          <table:table-cell office:value-type="string">
            <text:p>missing jobs =&gt; low stat</text:p>
          </table:table-cell>
          <table:table-cell table:number-columns-repeated="1015"/>
        </table:table-row>
        <table:table-row table:style-name="ro1">
          <table:table-cell office:value-type="string">
            <text:p>Summer12_TTJets1725_FSIM_parj81_down_alljets.root</text:p>
          </table:table-cell>
          <table:table-cell/>
          <table:table-cell office:value-type="float" office:value="3499.01">
            <text:p>3499.01</text:p>
          </table:table-cell>
          <table:table-cell office:value-type="float" office:value="0.0705549262">
            <text:p>0.0705549262</text:p>
          </table:table-cell>
          <table:table-cell table:formula="of:=[.D9]/[.$E$2]" office:value-type="float" office:value="0.967371767279393">
            <text:p>0.9673717673</text:p>
          </table:table-cell>
          <table:table-cell table:formula="of:=[.C9]*[.E9]" office:value-type="float" office:value="3384.84348742827">
            <text:p>3384.8434874283</text:p>
          </table:table-cell>
          <table:table-cell table:formula="of:=[.F9]/[.$C$2]" office:value-type="percentage" office:value="0.694326869216055">
            <text:p>69.43%</text:p>
          </table:table-cell>
          <table:table-cell table:formula="of:=[.G9]-[.$G$38]" office:value-type="percentage" office:value="-0.074663900014714">
            <text:p>-7.47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FSIM_parj81_nominal_alljets.root</text:p>
          </table:table-cell>
          <table:table-cell/>
          <table:table-cell office:value-type="float" office:value="3518.7">
            <text:p>3518.7</text:p>
          </table:table-cell>
          <table:table-cell office:value-type="float" office:value="0.0708426034">
            <text:p>0.0708426034</text:p>
          </table:table-cell>
          <table:table-cell table:formula="of:=[.D10]/[.$E$2]" office:value-type="float" office:value="0.971316081537212">
            <text:p>0.9713160815</text:p>
          </table:table-cell>
          <table:table-cell table:formula="of:=[.C10]*[.E10]" office:value-type="float" office:value="3417.76989610499">
            <text:p>3417.769896105</text:p>
          </table:table-cell>
          <table:table-cell table:formula="of:=[.F10]/[.$C$2]" office:value-type="percentage" office:value="0.701081004329228">
            <text:p>70.11%</text:p>
          </table:table-cell>
          <table:table-cell table:formula="of:=[.G10]-[.$G$38]" office:value-type="percentage" office:value="-0.0679097649015413">
            <text:p>-6.79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FSIM_parj81_up_alljets.root</text:p>
          </table:table-cell>
          <table:table-cell/>
          <table:table-cell office:value-type="float" office:value="3536.16">
            <text:p>3536.16</text:p>
          </table:table-cell>
          <table:table-cell office:value-type="float" office:value="0.0708530474">
            <text:p>0.0708530474</text:p>
          </table:table-cell>
          <table:table-cell table:formula="of:=[.D11]/[.$E$2]" office:value-type="float" office:value="0.971459278210805">
            <text:p>0.9714592782</text:p>
          </table:table-cell>
          <table:table-cell table:formula="of:=[.C11]*[.E11]" office:value-type="float" office:value="3435.23544123792">
            <text:p>3435.2354412379</text:p>
          </table:table-cell>
          <table:table-cell table:formula="of:=[.F11]/[.$C$2]" office:value-type="percentage" office:value="0.704663680253932">
            <text:p>70.47%</text:p>
          </table:table-cell>
          <table:table-cell table:formula="of:=[.G11]-[.$G$38]" office:value-type="percentage" office:value="-0.064327088976837">
            <text:p>-6.43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catnlo_herwig_alljets.root</text:p>
          </table:table-cell>
          <table:table-cell/>
          <table:table-cell office:value-type="float" office:value="2595.96">
            <text:p>2595.96</text:p>
          </table:table-cell>
          <table:table-cell office:value-type="float" office:value="0.1379365698">
            <text:p>0.1379365698</text:p>
          </table:table-cell>
          <table:table-cell office:value-type="float" office:value="1">
            <text:p>1</text:p>
          </table:table-cell>
          <table:table-cell table:formula="of:=[.C12]*[.E12]" office:value-type="float" office:value="2595.96">
            <text:p>2595.96</text:p>
          </table:table-cell>
          <table:table-cell table:formula="of:=[.F12]/[.$C$2]" office:value-type="percentage" office:value="0.532504615384615">
            <text:p>53.25%</text:p>
          </table:table-cell>
          <table:table-cell table:formula="of:=[.G12]-[.$G$38]" office:value-type="percentage" office:value="-0.236486153846154">
            <text:p>-23.65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P11_alljets.root</text:p>
          </table:table-cell>
          <table:table-cell/>
          <table:table-cell office:value-type="float" office:value="1452.96">
            <text:p>1452.96</text:p>
          </table:table-cell>
          <table:table-cell office:value-type="float" office:value="0.1777262864">
            <text:p>0.1777262864</text:p>
          </table:table-cell>
          <table:table-cell table:formula="of:=[.D13]/[.$E$2]" office:value-type="float" office:value="2.43678791866941">
            <text:p>2.4367879187</text:p>
          </table:table-cell>
          <table:table-cell table:formula="of:=[.C13]*[.E13]" office:value-type="float" office:value="3540.5553743099">
            <text:p>3540.5553743099</text:p>
          </table:table-cell>
          <table:table-cell table:formula="of:=[.F13]/[.$C$2]" office:value-type="percentage" office:value="0.72626776908921">
            <text:p>72.63%</text:p>
          </table:table-cell>
          <table:table-cell table:formula="of:=[.G13]-[.$G$38]" office:value-type="percentage" office:value="-0.0427230001415589">
            <text:p>-4.27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P11mpiHi_alljets.root</text:p>
          </table:table-cell>
          <table:table-cell/>
          <table:table-cell office:value-type="float" office:value="1004.75">
            <text:p>1004.75</text:p>
          </table:table-cell>
          <table:table-cell office:value-type="float" office:value="0.2603574691">
            <text:p>0.2603574691</text:p>
          </table:table-cell>
          <table:table-cell table:formula="of:=[.D14]/[.$E$2]" office:value-type="float" office:value="3.56973607050073">
            <text:p>3.5697360705</text:p>
          </table:table-cell>
          <table:table-cell table:formula="of:=[.C14]*[.E14]" office:value-type="float" office:value="3586.69231683561">
            <text:p>3586.6923168356</text:p>
          </table:table-cell>
          <table:table-cell table:formula="of:=[.F14]/[.$C$2]" office:value-type="percentage" office:value="0.735731757299612">
            <text:p>73.57%</text:p>
          </table:table-cell>
          <table:table-cell table:formula="of:=[.G14]-[.$G$38]" office:value-type="percentage" office:value="-0.0332590119311573">
            <text:p>-3.33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P11noCR_alljets.root</text:p>
          </table:table-cell>
          <table:table-cell/>
          <table:table-cell office:value-type="float" office:value="1520.97">
            <text:p>1520.97</text:p>
          </table:table-cell>
          <table:table-cell office:value-type="float" office:value="0.1737401927">
            <text:p>0.1737401927</text:p>
          </table:table-cell>
          <table:table-cell table:formula="of:=[.D15]/[.$E$2]" office:value-type="float" office:value="2.38213497358405">
            <text:p>2.3821349736</text:p>
          </table:table-cell>
          <table:table-cell table:formula="of:=[.C15]*[.E15]" office:value-type="float" office:value="3623.15583077213">
            <text:p>3623.1558307721</text:p>
          </table:table-cell>
          <table:table-cell table:formula="of:=[.F15]/[.$C$2]" office:value-type="percentage" office:value="0.743211452466077">
            <text:p>74.32%</text:p>
          </table:table-cell>
          <table:table-cell table:formula="of:=[.G15]-[.$G$38]" office:value-type="percentage" office:value="-0.025779316764692">
            <text:p>-2.58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P11TeV_alljets.root</text:p>
          </table:table-cell>
          <table:table-cell/>
          <table:table-cell office:value-type="float" office:value="999.638">
            <text:p>999.638</text:p>
          </table:table-cell>
          <table:table-cell office:value-type="float" office:value="0.2606030083">
            <text:p>0.2606030083</text:p>
          </table:table-cell>
          <table:table-cell table:formula="of:=[.D16]/[.$E$2]" office:value-type="float" office:value="3.5731026347172">
            <text:p>3.5731026347</text:p>
          </table:table-cell>
          <table:table-cell table:formula="of:=[.C16]*[.E16]" office:value-type="float" office:value="3571.80917156343">
            <text:p>3571.8091715634</text:p>
          </table:table-cell>
          <table:table-cell table:formula="of:=[.F16]/[.$C$2]" office:value-type="percentage" office:value="0.732678804423267">
            <text:p>73.27%</text:p>
          </table:table-cell>
          <table:table-cell table:formula="of:=[.G16]-[.$G$38]" office:value-type="percentage" office:value="-0.036311964807502">
            <text:p>-3.63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Z2_alljets.root</text:p>
          </table:table-cell>
          <table:table-cell/>
          <table:table-cell office:value-type="float" office:value="5592.1">
            <text:p>5592.1</text:p>
          </table:table-cell>
          <table:table-cell office:value-type="float" office:value="0.0495871067">
            <text:p>0.0495871067</text:p>
          </table:table-cell>
          <table:table-cell table:formula="of:=[.D17]/[.$E$2]" office:value-type="float" office:value="0.679884022650297">
            <text:p>0.6798840227</text:p>
          </table:table-cell>
          <table:table-cell table:formula="of:=[.C17]*[.E17]" office:value-type="float" office:value="3801.97944306273">
            <text:p>3801.9794430627</text:p>
          </table:table-cell>
          <table:table-cell table:formula="of:=[.F17]/[.$C$2]" office:value-type="percentage" office:value="0.77989321908979">
            <text:p>77.99%</text:p>
          </table:table-cell>
          <table:table-cell table:formula="of:=[.G17]-[.$G$38]" office:value-type="percentage" office:value="0.0109024498590207">
            <text:p>1.09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Z2_RD_alljets.root</text:p>
          </table:table-cell>
          <table:table-cell/>
          <table:table-cell office:value-type="float" office:value="4234.76">
            <text:p>4234.76</text:p>
          </table:table-cell>
          <table:table-cell office:value-type="float" office:value="0.0663121058">
            <text:p>0.0663121058</text:p>
          </table:table-cell>
          <table:table-cell table:formula="of:=[.D18]/[.$E$2]" office:value-type="float" office:value="0.909198867247403">
            <text:p>0.9091988672</text:p>
          </table:table-cell>
          <table:table-cell table:formula="of:=[.C18]*[.E18]" office:value-type="float" office:value="3850.23899506461">
            <text:p>3850.2389950646</text:p>
          </table:table-cell>
          <table:table-cell table:formula="of:=[.F18]/[.$C$2]" office:value-type="percentage" office:value="0.789792614372228">
            <text:p>78.98%</text:p>
          </table:table-cell>
          <table:table-cell table:formula="of:=[.G18]-[.$G$38]" office:value-type="percentage" office:value="0.0208018451414587">
            <text:p>2.08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powheg_alljets.root</text:p>
          </table:table-cell>
          <table:table-cell/>
          <table:table-cell office:value-type="float" office:value="1202.93">
            <text:p>1202.93</text:p>
          </table:table-cell>
          <table:table-cell office:value-type="float" office:value="0.2090597762">
            <text:p>0.2090597762</text:p>
          </table:table-cell>
          <table:table-cell table:formula="of:=[.D19]/[.$E$2]" office:value-type="float" office:value="2.8663983659532">
            <text:p>2.866398366</text:p>
          </table:table-cell>
          <table:table-cell table:formula="of:=[.C19]*[.E19]" office:value-type="float" office:value="3448.07658635608">
            <text:p>3448.0765863561</text:p>
          </table:table-cell>
          <table:table-cell table:formula="of:=[.F19]/[.$C$2]" office:value-type="percentage" office:value="0.707297761303811">
            <text:p>70.73%</text:p>
          </table:table-cell>
          <table:table-cell table:formula="of:=[.G19]-[.$G$38]" office:value-type="percentage" office:value="-0.0616930079269582">
            <text:p>-6.17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powheg_herwig_alljets.root</text:p>
          </table:table-cell>
          <table:table-cell/>
          <table:table-cell office:value-type="float" office:value="1625.61">
            <text:p>1625.61</text:p>
          </table:table-cell>
          <table:table-cell office:value-type="float" office:value="0.1636878692">
            <text:p>0.1636878692</text:p>
          </table:table-cell>
          <table:table-cell table:formula="of:=[.D20]/[.$E$2]" office:value-type="float" office:value="2.24430853858936">
            <text:p>2.2443085386</text:p>
          </table:table-cell>
          <table:table-cell table:formula="of:=[.C20]*[.E20]" office:value-type="float" office:value="3648.37040341625">
            <text:p>3648.3704034163</text:p>
          </table:table-cell>
          <table:table-cell table:formula="of:=[.F20]/[.$C$2]" office:value-type="percentage" office:value="0.748383672495641">
            <text:p>74.84%</text:p>
          </table:table-cell>
          <table:table-cell table:formula="of:=[.G20]-[.$G$38]" office:value-type="percentage" office:value="-0.0206070967351286">
            <text:p>-2.06%</text:p>
          </table:table-cell>
          <table:table-cell table:number-columns-repeated="1016"/>
        </table:table-row>
        <table:table-row table:style-name="ro1">
          <table:table-cell office:value-type="string">
            <text:p>Summer12_TTJetsMS1665_0.96_alljets.root</text:p>
          </table:table-cell>
          <table:table-cell/>
          <table:table-cell office:value-type="float" office:value="1197.4">
            <text:p>1197.4</text:p>
          </table:table-cell>
          <table:table-cell office:value-type="float" office:value="0.1854989237">
            <text:p>0.1854989237</text:p>
          </table:table-cell>
          <table:table-cell table:formula="of:=[.D21]/[.$E$2]" office:value-type="float" office:value="2.54335779672454">
            <text:p>2.5433577967</text:p>
          </table:table-cell>
          <table:table-cell table:formula="of:=[.C21]*[.E21]" office:value-type="float" office:value="3045.41662579796">
            <text:p>3045.416625798</text:p>
          </table:table-cell>
          <table:table-cell table:formula="of:=[.F21]/[.$C$2]" office:value-type="percentage" office:value="0.62470084631753">
            <text:p>62.47%</text:p>
          </table:table-cell>
          <table:table-cell table:formula="of:=[.G21]-[.$G$38]" office:value-type="percentage" office:value="-0.144289922913239">
            <text:p>-14.43%</text:p>
          </table:table-cell>
          <table:table-cell table:number-columns-repeated="1016"/>
        </table:table-row>
        <table:table-row table:style-name="ro1">
          <table:table-cell office:value-type="string">
            <text:p>Summer12_TTJetsMS1665_0.98_alljets.root</text:p>
          </table:table-cell>
          <table:table-cell/>
          <table:table-cell office:value-type="float" office:value="1309.28">
            <text:p>1309.28</text:p>
          </table:table-cell>
          <table:table-cell office:value-type="float" office:value="0.1854989237">
            <text:p>0.1854989237</text:p>
          </table:table-cell>
          <table:table-cell table:formula="of:=[.D22]/[.$E$2]" office:value-type="float" office:value="2.54335779672454">
            <text:p>2.5433577967</text:p>
          </table:table-cell>
          <table:table-cell table:formula="of:=[.C22]*[.E22]" office:value-type="float" office:value="3329.9674960955">
            <text:p>3329.9674960955</text:p>
          </table:table-cell>
          <table:table-cell table:formula="of:=[.F22]/[.$C$2]" office:value-type="percentage" office:value="0.683070255609334">
            <text:p>68.31%</text:p>
          </table:table-cell>
          <table:table-cell table:formula="of:=[.G22]-[.$G$38]" office:value-type="percentage" office:value="-0.0859205136214357">
            <text:p>-8.59%</text:p>
          </table:table-cell>
          <table:table-cell table:number-columns-repeated="1016"/>
        </table:table-row>
        <table:table-row table:style-name="ro1">
          <table:table-cell office:value-type="string">
            <text:p>Summer12_TTJetsMS1665_1.00_alljets.root</text:p>
          </table:table-cell>
          <table:table-cell/>
          <table:table-cell office:value-type="float" office:value="1413.21">
            <text:p>1413.21</text:p>
          </table:table-cell>
          <table:table-cell office:value-type="float" office:value="0.1854989237">
            <text:p>0.1854989237</text:p>
          </table:table-cell>
          <table:table-cell table:formula="of:=[.D23]/[.$E$2]" office:value-type="float" office:value="2.54335779672454">
            <text:p>2.5433577967</text:p>
          </table:table-cell>
          <table:table-cell table:formula="of:=[.C23]*[.E23]" office:value-type="float" office:value="3594.29867190908">
            <text:p>3594.2986719091</text:p>
          </table:table-cell>
          <table:table-cell table:formula="of:=[.F23]/[.$C$2]" office:value-type="percentage" office:value="0.737292035263401">
            <text:p>73.73%</text:p>
          </table:table-cell>
          <table:table-cell table:formula="of:=[.G23]-[.$G$38]" office:value-type="percentage" office:value="-0.0316987339673678">
            <text:p>-3.17%</text:p>
          </table:table-cell>
          <table:table-cell table:number-columns-repeated="1016"/>
        </table:table-row>
        <table:table-row table:style-name="ro1">
          <table:table-cell office:value-type="string">
            <text:p>Summer12_TTJetsMS1665_1.02_alljets.root</text:p>
          </table:table-cell>
          <table:table-cell/>
          <table:table-cell office:value-type="float" office:value="1501.76">
            <text:p>1501.76</text:p>
          </table:table-cell>
          <table:table-cell office:value-type="float" office:value="0.1854989237">
            <text:p>0.1854989237</text:p>
          </table:table-cell>
          <table:table-cell table:formula="of:=[.D24]/[.$E$2]" office:value-type="float" office:value="2.54335779672454">
            <text:p>2.5433577967</text:p>
          </table:table-cell>
          <table:table-cell table:formula="of:=[.C24]*[.E24]" office:value-type="float" office:value="3819.51300480904">
            <text:p>3819.513004809</text:p>
          </table:table-cell>
          <table:table-cell table:formula="of:=[.F24]/[.$C$2]" office:value-type="percentage" office:value="0.783489847140316">
            <text:p>78.35%</text:p>
          </table:table-cell>
          <table:table-cell table:formula="of:=[.G24]-[.$G$38]" office:value-type="percentage" office:value="0.0144990779095466">
            <text:p>1.45%</text:p>
          </table:table-cell>
          <table:table-cell table:number-columns-repeated="1016"/>
        </table:table-row>
        <table:table-row table:style-name="ro1">
          <table:table-cell office:value-type="string">
            <text:p>Summer12_TTJetsMS1665_1.04_alljets.root</text:p>
          </table:table-cell>
          <table:table-cell/>
          <table:table-cell office:value-type="float" office:value="1572.23">
            <text:p>1572.23</text:p>
          </table:table-cell>
          <table:table-cell office:value-type="float" office:value="0.1854989237">
            <text:p>0.1854989237</text:p>
          </table:table-cell>
          <table:table-cell table:formula="of:=[.D25]/[.$E$2]" office:value-type="float" office:value="2.54335779672454">
            <text:p>2.5433577967</text:p>
          </table:table-cell>
          <table:table-cell table:formula="of:=[.C25]*[.E25]" office:value-type="float" office:value="3998.74342874422">
            <text:p>3998.7434287442</text:p>
          </table:table-cell>
          <table:table-cell table:formula="of:=[.F25]/[.$C$2]" office:value-type="percentage" office:value="0.820255062306506">
            <text:p>82.03%</text:p>
          </table:table-cell>
          <table:table-cell table:formula="of:=[.G25]-[.$G$38]" office:value-type="percentage" office:value="0.051264293075737">
            <text:p>5.13%</text:p>
          </table:table-cell>
          <table:table-cell table:number-columns-repeated="1016"/>
        </table:table-row>
        <table:table-row table:style-name="ro1">
          <table:table-cell office:value-type="string">
            <text:p>Summer12_TTJetsMS1695_0.96_alljets.root</text:p>
          </table:table-cell>
          <table:table-cell/>
          <table:table-cell office:value-type="float" office:value="1880.95">
            <text:p>1880.95</text:p>
          </table:table-cell>
          <table:table-cell office:value-type="float" office:value="0.1206560021">
            <text:p>0.1206560021</text:p>
          </table:table-cell>
          <table:table-cell table:formula="of:=[.D26]/[.$E$2]" office:value-type="float" office:value="1.65430277190685">
            <text:p>1.6543027719</text:p>
          </table:table-cell>
          <table:table-cell table:formula="of:=[.C26]*[.E26]" office:value-type="float" office:value="3111.66079881819">
            <text:p>3111.6607988182</text:p>
          </table:table-cell>
          <table:table-cell table:formula="of:=[.F26]/[.$C$2]" office:value-type="percentage" office:value="0.638289394629372">
            <text:p>63.83%</text:p>
          </table:table-cell>
          <table:table-cell table:formula="of:=[.G26]-[.$G$38]" office:value-type="percentage" office:value="-0.130701374601398">
            <text:p>-13.07%</text:p>
          </table:table-cell>
          <table:table-cell table:number-columns-repeated="1016"/>
        </table:table-row>
        <table:table-row table:style-name="ro1">
          <table:table-cell office:value-type="string">
            <text:p>Summer12_TTJetsMS1695_0.98_alljets.root</text:p>
          </table:table-cell>
          <table:table-cell/>
          <table:table-cell office:value-type="float" office:value="2065.23">
            <text:p>2065.23</text:p>
          </table:table-cell>
          <table:table-cell office:value-type="float" office:value="0.1206560021">
            <text:p>0.1206560021</text:p>
          </table:table-cell>
          <table:table-cell table:formula="of:=[.D27]/[.$E$2]" office:value-type="float" office:value="1.65430277190685">
            <text:p>1.6543027719</text:p>
          </table:table-cell>
          <table:table-cell table:formula="of:=[.C27]*[.E27]" office:value-type="float" office:value="3416.51571362518">
            <text:p>3416.5157136252</text:p>
          </table:table-cell>
          <table:table-cell table:formula="of:=[.F27]/[.$C$2]" office:value-type="percentage" office:value="0.700823736128242">
            <text:p>70.08%</text:p>
          </table:table-cell>
          <table:table-cell table:formula="of:=[.G27]-[.$G$38]" office:value-type="percentage" office:value="-0.0681670331025269">
            <text:p>-6.82%</text:p>
          </table:table-cell>
          <table:table-cell table:number-columns-repeated="1016"/>
        </table:table-row>
        <table:table-row table:style-name="ro1">
          <table:table-cell office:value-type="string">
            <text:p>Summer12_TTJetsMS1695_1.00_alljets.root</text:p>
          </table:table-cell>
          <table:table-cell/>
          <table:table-cell office:value-type="float" office:value="2214.24">
            <text:p>2214.24</text:p>
          </table:table-cell>
          <table:table-cell office:value-type="float" office:value="0.1206560021">
            <text:p>0.1206560021</text:p>
          </table:table-cell>
          <table:table-cell table:formula="of:=[.D28]/[.$E$2]" office:value-type="float" office:value="1.65430277190685">
            <text:p>1.6543027719</text:p>
          </table:table-cell>
          <table:table-cell table:formula="of:=[.C28]*[.E28]" office:value-type="float" office:value="3663.02336966702">
            <text:p>3663.023369667</text:p>
          </table:table-cell>
          <table:table-cell table:formula="of:=[.F28]/[.$C$2]" office:value-type="percentage" office:value="0.751389409162466">
            <text:p>75.14%</text:p>
          </table:table-cell>
          <table:table-cell table:formula="of:=[.G28]-[.$G$38]" office:value-type="percentage" office:value="-0.0176013600683035">
            <text:p>-1.76%</text:p>
          </table:table-cell>
          <table:table-cell table:number-columns-repeated="1016"/>
        </table:table-row>
        <table:table-row table:style-name="ro1">
          <table:table-cell office:value-type="string">
            <text:p>Summer12_TTJetsMS1695_1.02_alljets.root</text:p>
          </table:table-cell>
          <table:table-cell/>
          <table:table-cell office:value-type="float" office:value="2360.3">
            <text:p>2360.3</text:p>
          </table:table-cell>
          <table:table-cell office:value-type="float" office:value="0.1206560021">
            <text:p>0.1206560021</text:p>
          </table:table-cell>
          <table:table-cell table:formula="of:=[.D29]/[.$E$2]" office:value-type="float" office:value="1.65430277190685">
            <text:p>1.6543027719</text:p>
          </table:table-cell>
          <table:table-cell table:formula="of:=[.C29]*[.E29]" office:value-type="float" office:value="3904.65083253174">
            <text:p>3904.6508325317</text:p>
          </table:table-cell>
          <table:table-cell table:formula="of:=[.F29]/[.$C$2]" office:value-type="percentage" office:value="0.800954016929587">
            <text:p>80.10%</text:p>
          </table:table-cell>
          <table:table-cell table:formula="of:=[.G29]-[.$G$38]" office:value-type="percentage" office:value="0.0319632476988175">
            <text:p>3.20%</text:p>
          </table:table-cell>
          <table:table-cell table:number-columns-repeated="1016"/>
        </table:table-row>
        <table:table-row table:style-name="ro1">
          <table:table-cell office:value-type="string">
            <text:p>Summer12_TTJetsMS1695_1.04_alljets.root</text:p>
          </table:table-cell>
          <table:table-cell/>
          <table:table-cell office:value-type="float" office:value="2470.63">
            <text:p>2470.63</text:p>
          </table:table-cell>
          <table:table-cell office:value-type="float" office:value="0.1206560021">
            <text:p>0.1206560021</text:p>
          </table:table-cell>
          <table:table-cell table:formula="of:=[.D30]/[.$E$2]" office:value-type="float" office:value="1.65430277190685">
            <text:p>1.6543027719</text:p>
          </table:table-cell>
          <table:table-cell table:formula="of:=[.C30]*[.E30]" office:value-type="float" office:value="4087.17005735622">
            <text:p>4087.1700573562</text:p>
          </table:table-cell>
          <table:table-cell table:formula="of:=[.F30]/[.$C$2]" office:value-type="percentage" office:value="0.838393857919224">
            <text:p>83.84%</text:p>
          </table:table-cell>
          <table:table-cell table:formula="of:=[.G30]-[.$G$38]" office:value-type="percentage" office:value="0.0694030886884549">
            <text:p>6.9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15_0.96_alljets.root</text:p>
          </table:table-cell>
          <table:table-cell/>
          <table:table-cell office:value-type="float" office:value="1219.99">
            <text:p>1219.99</text:p>
          </table:table-cell>
          <table:table-cell office:value-type="float" office:value="0.1885681223">
            <text:p>0.1885681223</text:p>
          </table:table-cell>
          <table:table-cell table:formula="of:=[.D31]/[.$E$2]" office:value-type="float" office:value="2.58543928179898">
            <text:p>2.5854392818</text:p>
          </table:table-cell>
          <table:table-cell table:formula="of:=[.C31]*[.E31]" office:value-type="float" office:value="3154.21006940193">
            <text:p>3154.2100694019</text:p>
          </table:table-cell>
          <table:table-cell table:formula="of:=[.F31]/[.$C$2]" office:value-type="percentage" office:value="0.64701745013373">
            <text:p>64.70%</text:p>
          </table:table-cell>
          <table:table-cell table:formula="of:=[.G31]-[.$G$38]" office:value-type="percentage" office:value="-0.12197331909704">
            <text:p>-12.2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15_0.98_alljets.root</text:p>
          </table:table-cell>
          <table:table-cell/>
          <table:table-cell office:value-type="float" office:value="1335.99">
            <text:p>1335.99</text:p>
          </table:table-cell>
          <table:table-cell office:value-type="float" office:value="0.1885681223">
            <text:p>0.1885681223</text:p>
          </table:table-cell>
          <table:table-cell table:formula="of:=[.D32]/[.$E$2]" office:value-type="float" office:value="2.58543928179898">
            <text:p>2.5854392818</text:p>
          </table:table-cell>
          <table:table-cell table:formula="of:=[.C32]*[.E32]" office:value-type="float" office:value="3454.12102609061">
            <text:p>3454.1210260906</text:p>
          </table:table-cell>
          <table:table-cell table:formula="of:=[.F32]/[.$C$2]" office:value-type="percentage" office:value="0.708537646377562">
            <text:p>70.85%</text:p>
          </table:table-cell>
          <table:table-cell table:formula="of:=[.G32]-[.$G$38]" office:value-type="percentage" office:value="-0.0604531228532076">
            <text:p>-6.0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15_1.00_alljets.root</text:p>
          </table:table-cell>
          <table:table-cell/>
          <table:table-cell office:value-type="float" office:value="1437.05">
            <text:p>1437.05</text:p>
          </table:table-cell>
          <table:table-cell office:value-type="float" office:value="0.1885681223">
            <text:p>0.1885681223</text:p>
          </table:table-cell>
          <table:table-cell table:formula="of:=[.D33]/[.$E$2]" office:value-type="float" office:value="2.58543928179898">
            <text:p>2.5854392818</text:p>
          </table:table-cell>
          <table:table-cell table:formula="of:=[.C33]*[.E33]" office:value-type="float" office:value="3715.40551990922">
            <text:p>3715.4055199092</text:p>
          </table:table-cell>
          <table:table-cell table:formula="of:=[.F33]/[.$C$2]" office:value-type="percentage" office:value="0.762134465622404">
            <text:p>76.21%</text:p>
          </table:table-cell>
          <table:table-cell table:formula="of:=[.G33]-[.$G$38]" office:value-type="percentage" office:value="-0.00685630360836576">
            <text:p>-0.6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15_1.02_alljets.root</text:p>
          </table:table-cell>
          <table:table-cell/>
          <table:table-cell office:value-type="float" office:value="1525.22">
            <text:p>1525.22</text:p>
          </table:table-cell>
          <table:table-cell office:value-type="float" office:value="0.1885681223">
            <text:p>0.1885681223</text:p>
          </table:table-cell>
          <table:table-cell table:formula="of:=[.D34]/[.$E$2]" office:value-type="float" office:value="2.58543928179898">
            <text:p>2.5854392818</text:p>
          </table:table-cell>
          <table:table-cell table:formula="of:=[.C34]*[.E34]" office:value-type="float" office:value="3943.36370138543">
            <text:p>3943.3637013854</text:p>
          </table:table-cell>
          <table:table-cell table:formula="of:=[.F34]/[.$C$2]" office:value-type="percentage" office:value="0.808895118232909">
            <text:p>80.89%</text:p>
          </table:table-cell>
          <table:table-cell table:formula="of:=[.G34]-[.$G$38]" office:value-type="percentage" office:value="0.0399043490021401">
            <text:p>3.9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15_1.04_alljets.root</text:p>
          </table:table-cell>
          <table:table-cell/>
          <table:table-cell office:value-type="float" office:value="1586.82">
            <text:p>1586.82</text:p>
          </table:table-cell>
          <table:table-cell office:value-type="float" office:value="0.1885681223">
            <text:p>0.1885681223</text:p>
          </table:table-cell>
          <table:table-cell table:formula="of:=[.D35]/[.$E$2]" office:value-type="float" office:value="2.58543928179898">
            <text:p>2.5854392818</text:p>
          </table:table-cell>
          <table:table-cell table:formula="of:=[.C35]*[.E35]" office:value-type="float" office:value="4102.62676114425">
            <text:p>4102.6267611443</text:p>
          </table:table-cell>
          <table:table-cell table:formula="of:=[.F35]/[.$C$2]" office:value-type="percentage" office:value="0.841564463824462">
            <text:p>84.16%</text:p>
          </table:table-cell>
          <table:table-cell table:formula="of:=[.G35]-[.$G$38]" office:value-type="percentage" office:value="0.0725736945936922">
            <text:p>7.26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0.96_alljets.root</text:p>
          </table:table-cell>
          <table:table-cell/>
          <table:table-cell office:value-type="float" office:value="3166.43">
            <text:p>3166.43</text:p>
          </table:table-cell>
          <table:table-cell office:value-type="float" office:value="0.0729346551">
            <text:p>0.0729346551</text:p>
          </table:table-cell>
          <table:table-cell table:formula="of:=[.D36]/[.$E$2]" office:value-type="float" office:value="1">
            <text:p>1</text:p>
          </table:table-cell>
          <table:table-cell table:formula="of:=[.C36]*[.E36]" office:value-type="float" office:value="3166.43">
            <text:p>3166.43</text:p>
          </table:table-cell>
          <table:table-cell table:formula="of:=[.F36]/[.$C$2]" office:value-type="percentage" office:value="0.649524102564103">
            <text:p>64.95%</text:p>
          </table:table-cell>
          <table:table-cell table:formula="of:=[.G36]-[.$G$38]" office:value-type="percentage" office:value="-0.119466666666667">
            <text:p>-11.9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0.98_alljets.root</text:p>
          </table:table-cell>
          <table:table-cell/>
          <table:table-cell office:value-type="float" office:value="3481.55">
            <text:p>3481.55</text:p>
          </table:table-cell>
          <table:table-cell office:value-type="float" office:value="0.0729346551">
            <text:p>0.0729346551</text:p>
          </table:table-cell>
          <table:table-cell table:formula="of:=[.D37]/[.$E$2]" office:value-type="float" office:value="1">
            <text:p>1</text:p>
          </table:table-cell>
          <table:table-cell table:formula="of:=[.C37]*[.E37]" office:value-type="float" office:value="3481.55">
            <text:p>3481.55</text:p>
          </table:table-cell>
          <table:table-cell table:formula="of:=[.F37]/[.$C$2]" office:value-type="percentage" office:value="0.714164102564103">
            <text:p>71.42%</text:p>
          </table:table-cell>
          <table:table-cell table:formula="of:=[.G37]-[.$G$38]" office:value-type="percentage" office:value="-0.0548266666666667">
            <text:p>-5.48%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ummer12_TTJetsMS1725_1.00_alljets.root</text:p>
          </table:table-cell>
          <table:table-cell table:style-name="ce1"/>
          <table:table-cell table:style-name="ce1" office:value-type="float" office:value="3748.83">
            <text:p>3748.83</text:p>
          </table:table-cell>
          <table:table-cell table:style-name="ce1" office:value-type="float" office:value="0.0729346551">
            <text:p>0.0729346551</text:p>
          </table:table-cell>
          <table:table-cell table:style-name="ce1" table:formula="of:=[.D38]/[.$E$2]" office:value-type="float" office:value="1">
            <text:p>1</text:p>
          </table:table-cell>
          <table:table-cell table:style-name="ce1" table:formula="of:=[.C38]*[.E38]" office:value-type="float" office:value="3748.83">
            <text:p>3748.83</text:p>
          </table:table-cell>
          <table:table-cell table:style-name="ce3" table:formula="of:=[.F38]/[.$C$2]" office:value-type="percentage" office:value="0.768990769230769">
            <text:p>76.90%</text:p>
          </table:table-cell>
          <table:table-cell table:style-name="ce3" table:formula="of:=[.G38]-[.$G$38]" office:value-type="percentage" office:value="0">
            <text:p>0.00%</text:p>
          </table:table-cell>
          <table:table-cell table:style-name="ce1" office:value-type="string">
            <text:p>DEFAULT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Summer12_TTJetsMS1725_1.02_alljets.root</text:p>
          </table:table-cell>
          <table:table-cell/>
          <table:table-cell office:value-type="float" office:value="3970.14">
            <text:p>3970.14</text:p>
          </table:table-cell>
          <table:table-cell office:value-type="float" office:value="0.0729346551">
            <text:p>0.0729346551</text:p>
          </table:table-cell>
          <table:table-cell table:formula="of:=[.D39]/[.$E$2]" office:value-type="float" office:value="1">
            <text:p>1</text:p>
          </table:table-cell>
          <table:table-cell table:formula="of:=[.C39]*[.E39]" office:value-type="float" office:value="3970.14">
            <text:p>3970.14</text:p>
          </table:table-cell>
          <table:table-cell table:formula="of:=[.F39]/[.$C$2]" office:value-type="percentage" office:value="0.814387692307692">
            <text:p>81.44%</text:p>
          </table:table-cell>
          <table:table-cell table:formula="of:=[.G39]-[.$G$38]" office:value-type="percentage" office:value="0.045396923076923">
            <text:p>4.5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1.04_alljets.root</text:p>
          </table:table-cell>
          <table:table-cell/>
          <table:table-cell office:value-type="float" office:value="4131.18">
            <text:p>4131.18</text:p>
          </table:table-cell>
          <table:table-cell office:value-type="float" office:value="0.0729346551">
            <text:p>0.0729346551</text:p>
          </table:table-cell>
          <table:table-cell table:formula="of:=[.D40]/[.$E$2]" office:value-type="float" office:value="1">
            <text:p>1</text:p>
          </table:table-cell>
          <table:table-cell table:formula="of:=[.C40]*[.E40]" office:value-type="float" office:value="4131.18">
            <text:p>4131.18</text:p>
          </table:table-cell>
          <table:table-cell table:formula="of:=[.F40]/[.$C$2]" office:value-type="percentage" office:value="0.847421538461539">
            <text:p>84.74%</text:p>
          </table:table-cell>
          <table:table-cell table:formula="of:=[.G40]-[.$G$38]" office:value-type="percentage" office:value="0.0784307692307693">
            <text:p>7.8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csvm_0.63_alljets.root</text:p>
          </table:table-cell>
          <table:table-cell/>
          <table:table-cell office:value-type="float" office:value="3572.74">
            <text:p>3572.74</text:p>
          </table:table-cell>
          <table:table-cell office:value-type="float" office:value="0.0729346551">
            <text:p>0.0729346551</text:p>
          </table:table-cell>
          <table:table-cell table:formula="of:=[.D41]/[.$E$2]" office:value-type="float" office:value="1">
            <text:p>1</text:p>
          </table:table-cell>
          <table:table-cell table:formula="of:=[.C41]*[.E41]" office:value-type="float" office:value="3572.74">
            <text:p>3572.74</text:p>
          </table:table-cell>
          <table:table-cell table:formula="of:=[.F41]/[.$C$2]" office:value-type="percentage" office:value="0.732869743589744">
            <text:p>73.29%</text:p>
          </table:table-cell>
          <table:table-cell table:formula="of:=[.G41]-[.$G$38]" office:value-type="percentage" office:value="-0.0361210256410257">
            <text:p>-3.6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csvm_0.73_alljets.root</text:p>
          </table:table-cell>
          <table:table-cell/>
          <table:table-cell office:value-type="float" office:value="3945.06">
            <text:p>3945.06</text:p>
          </table:table-cell>
          <table:table-cell office:value-type="float" office:value="0.0729346551">
            <text:p>0.0729346551</text:p>
          </table:table-cell>
          <table:table-cell table:formula="of:=[.D42]/[.$E$2]" office:value-type="float" office:value="1">
            <text:p>1</text:p>
          </table:table-cell>
          <table:table-cell table:formula="of:=[.C42]*[.E42]" office:value-type="float" office:value="3945.06">
            <text:p>3945.06</text:p>
          </table:table-cell>
          <table:table-cell table:formula="of:=[.F42]/[.$C$2]" office:value-type="percentage" office:value="0.809243076923077">
            <text:p>80.92%</text:p>
          </table:table-cell>
          <table:table-cell table:formula="of:=[.G42]-[.$G$38]" office:value-type="percentage" office:value="0.0402523076923077">
            <text:p>4.0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down_FlavorPureBottom_alljets.root</text:p>
          </table:table-cell>
          <table:table-cell office:value-type="float" office:value="3759.12">
            <text:p>3759.12</text:p>
          </table:table-cell>
          <table:table-cell office:value-type="float" office:value="0.0729346551">
            <text:p>0.0729346551</text:p>
          </table:table-cell>
          <table:table-cell table:formula="of:=[.D43]/[.$E$2]" office:value-type="float" office:value="1">
            <text:p>1</text:p>
          </table:table-cell>
          <table:table-cell table:formula="of:=[.C43]*[.E43]" office:value-type="float" office:value="3759.12">
            <text:p>3759.12</text:p>
          </table:table-cell>
          <table:table-cell table:formula="of:=[.F43]/[.$C$2]" office:value-type="percentage" office:value="0.771101538461538">
            <text:p>77.11%</text:p>
          </table:table-cell>
          <table:table-cell table:formula="of:=[.G43]-[.$G$38]" office:value-type="percentage" office:value="0.00211076923076914">
            <text:p>0.2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down_FlavorPureCharm_alljets.root</text:p>
          </table:table-cell>
          <table:table-cell office:value-type="float" office:value="3755.58">
            <text:p>3755.58</text:p>
          </table:table-cell>
          <table:table-cell office:value-type="float" office:value="0.0729346551">
            <text:p>0.0729346551</text:p>
          </table:table-cell>
          <table:table-cell table:formula="of:=[.D44]/[.$E$2]" office:value-type="float" office:value="1">
            <text:p>1</text:p>
          </table:table-cell>
          <table:table-cell table:formula="of:=[.C44]*[.E44]" office:value-type="float" office:value="3755.58">
            <text:p>3755.58</text:p>
          </table:table-cell>
          <table:table-cell table:formula="of:=[.F44]/[.$C$2]" office:value-type="percentage" office:value="0.770375384615385">
            <text:p>77.04%</text:p>
          </table:table-cell>
          <table:table-cell table:formula="of:=[.G44]-[.$G$38]" office:value-type="percentage" office:value="0.00138461538461532">
            <text:p>0.1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down_FlavorPureGluon_alljets.root</text:p>
          </table:table-cell>
          <table:table-cell office:value-type="float" office:value="3708.8">
            <text:p>3708.8</text:p>
          </table:table-cell>
          <table:table-cell office:value-type="float" office:value="0.0729346551">
            <text:p>0.0729346551</text:p>
          </table:table-cell>
          <table:table-cell table:formula="of:=[.D45]/[.$E$2]" office:value-type="float" office:value="1">
            <text:p>1</text:p>
          </table:table-cell>
          <table:table-cell table:formula="of:=[.C45]*[.E45]" office:value-type="float" office:value="3708.8">
            <text:p>3708.8</text:p>
          </table:table-cell>
          <table:table-cell table:formula="of:=[.F45]/[.$C$2]" office:value-type="percentage" office:value="0.760779487179487">
            <text:p>76.08%</text:p>
          </table:table-cell>
          <table:table-cell table:formula="of:=[.G45]-[.$G$38]" office:value-type="percentage" office:value="-0.00821128205128208">
            <text:p>-0.8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down_FlavorPureQuark_alljets.root</text:p>
          </table:table-cell>
          <table:table-cell office:value-type="float" office:value="3760.03">
            <text:p>3760.03</text:p>
          </table:table-cell>
          <table:table-cell office:value-type="float" office:value="0.0729346551">
            <text:p>0.0729346551</text:p>
          </table:table-cell>
          <table:table-cell table:formula="of:=[.D46]/[.$E$2]" office:value-type="float" office:value="1">
            <text:p>1</text:p>
          </table:table-cell>
          <table:table-cell table:formula="of:=[.C46]*[.E46]" office:value-type="float" office:value="3760.03">
            <text:p>3760.03</text:p>
          </table:table-cell>
          <table:table-cell table:formula="of:=[.F46]/[.$C$2]" office:value-type="percentage" office:value="0.771288205128205">
            <text:p>77.13%</text:p>
          </table:table-cell>
          <table:table-cell table:formula="of:=[.G46]-[.$G$38]" office:value-type="percentage" office:value="0.00229743589743592">
            <text:p>0.2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up_FlavorPureBottom_alljets.root</text:p>
          </table:table-cell>
          <table:table-cell office:value-type="float" office:value="3736.63">
            <text:p>3736.63</text:p>
          </table:table-cell>
          <table:table-cell office:value-type="float" office:value="0.0729346551">
            <text:p>0.0729346551</text:p>
          </table:table-cell>
          <table:table-cell table:formula="of:=[.D47]/[.$E$2]" office:value-type="float" office:value="1">
            <text:p>1</text:p>
          </table:table-cell>
          <table:table-cell table:formula="of:=[.C47]*[.E47]" office:value-type="float" office:value="3736.63">
            <text:p>3736.63</text:p>
          </table:table-cell>
          <table:table-cell table:formula="of:=[.F47]/[.$C$2]" office:value-type="percentage" office:value="0.766488205128205">
            <text:p>76.65%</text:p>
          </table:table-cell>
          <table:table-cell table:formula="of:=[.G47]-[.$G$38]" office:value-type="percentage" office:value="-0.00250256410256411">
            <text:p>-0.2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up_FlavorPureCharm_alljets.root</text:p>
          </table:table-cell>
          <table:table-cell office:value-type="float" office:value="3742.36">
            <text:p>3742.36</text:p>
          </table:table-cell>
          <table:table-cell office:value-type="float" office:value="0.0729346551">
            <text:p>0.0729346551</text:p>
          </table:table-cell>
          <table:table-cell table:formula="of:=[.D48]/[.$E$2]" office:value-type="float" office:value="1">
            <text:p>1</text:p>
          </table:table-cell>
          <table:table-cell table:formula="of:=[.C48]*[.E48]" office:value-type="float" office:value="3742.36">
            <text:p>3742.36</text:p>
          </table:table-cell>
          <table:table-cell table:formula="of:=[.F48]/[.$C$2]" office:value-type="percentage" office:value="0.76766358974359">
            <text:p>76.77%</text:p>
          </table:table-cell>
          <table:table-cell table:formula="of:=[.G48]-[.$G$38]" office:value-type="percentage" office:value="-0.00132717948717953">
            <text:p>-0.1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up_FlavorPureGluon_alljets.root</text:p>
          </table:table-cell>
          <table:table-cell office:value-type="float" office:value="3785.16">
            <text:p>3785.16</text:p>
          </table:table-cell>
          <table:table-cell office:value-type="float" office:value="0.0729346551">
            <text:p>0.0729346551</text:p>
          </table:table-cell>
          <table:table-cell table:formula="of:=[.D49]/[.$E$2]" office:value-type="float" office:value="1">
            <text:p>1</text:p>
          </table:table-cell>
          <table:table-cell table:formula="of:=[.C49]*[.E49]" office:value-type="float" office:value="3785.16">
            <text:p>3785.16</text:p>
          </table:table-cell>
          <table:table-cell table:formula="of:=[.F49]/[.$C$2]" office:value-type="percentage" office:value="0.776443076923077">
            <text:p>77.64%</text:p>
          </table:table-cell>
          <table:table-cell table:formula="of:=[.G49]-[.$G$38]" office:value-type="percentage" office:value="0.00745230769230765">
            <text:p>0.7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up_FlavorPureQuark_alljets.root</text:p>
          </table:table-cell>
          <table:table-cell office:value-type="float" office:value="3735.4">
            <text:p>3735.4</text:p>
          </table:table-cell>
          <table:table-cell office:value-type="float" office:value="0.0729346551">
            <text:p>0.0729346551</text:p>
          </table:table-cell>
          <table:table-cell table:formula="of:=[.D50]/[.$E$2]" office:value-type="float" office:value="1">
            <text:p>1</text:p>
          </table:table-cell>
          <table:table-cell table:formula="of:=[.C50]*[.E50]" office:value-type="float" office:value="3735.4">
            <text:p>3735.4</text:p>
          </table:table-cell>
          <table:table-cell table:formula="of:=[.F50]/[.$C$2]" office:value-type="percentage" office:value="0.766235897435897">
            <text:p>76.62%</text:p>
          </table:table-cell>
          <table:table-cell table:formula="of:=[.G50]-[.$G$38]" office:value-type="percentage" office:value="-0.00275487179487177">
            <text:p>-0.2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jer</text:p>
          </table:table-cell>
          <table:table-cell office:value-type="string">
            <text:p>-1_alljets.root</text:p>
          </table:table-cell>
          <table:table-cell office:value-type="float" office:value="3794.68">
            <text:p>3794.68</text:p>
          </table:table-cell>
          <table:table-cell office:value-type="float" office:value="0.0729346551">
            <text:p>0.0729346551</text:p>
          </table:table-cell>
          <table:table-cell table:formula="of:=[.D51]/[.$E$2]" office:value-type="float" office:value="1">
            <text:p>1</text:p>
          </table:table-cell>
          <table:table-cell table:formula="of:=[.C51]*[.E51]" office:value-type="float" office:value="3794.68">
            <text:p>3794.68</text:p>
          </table:table-cell>
          <table:table-cell table:formula="of:=[.F51]/[.$C$2]" office:value-type="percentage" office:value="0.778395897435897">
            <text:p>77.84%</text:p>
          </table:table-cell>
          <table:table-cell table:formula="of:=[.G51]-[.$G$38]" office:value-type="percentage" office:value="0.00940512820512818">
            <text:p>0.9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jer</text:p>
          </table:table-cell>
          <table:table-cell office:value-type="string">
            <text:p>1_alljets.root</text:p>
          </table:table-cell>
          <table:table-cell office:value-type="float" office:value="3703.43">
            <text:p>3703.43</text:p>
          </table:table-cell>
          <table:table-cell office:value-type="float" office:value="0.0729346551">
            <text:p>0.0729346551</text:p>
          </table:table-cell>
          <table:table-cell table:formula="of:=[.D52]/[.$E$2]" office:value-type="float" office:value="1">
            <text:p>1</text:p>
          </table:table-cell>
          <table:table-cell table:formula="of:=[.C52]*[.E52]" office:value-type="float" office:value="3703.43">
            <text:p>3703.43</text:p>
          </table:table-cell>
          <table:table-cell table:formula="of:=[.F52]/[.$C$2]" office:value-type="percentage" office:value="0.759677948717949">
            <text:p>75.97%</text:p>
          </table:table-cell>
          <table:table-cell table:formula="of:=[.G52]-[.$G$38]" office:value-type="percentage" office:value="-0.00931282051282056">
            <text:p>-0.9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matchingdown_alljets.root</text:p>
          </table:table-cell>
          <table:table-cell/>
          <table:table-cell office:value-type="float" office:value="2119.2">
            <text:p>2119.2</text:p>
          </table:table-cell>
          <table:table-cell office:value-type="float" office:value="0.133073691">
            <text:p>0.133073691</text:p>
          </table:table-cell>
          <table:table-cell table:formula="of:=[.D53]/[.$E$2]" office:value-type="float" office:value="1.82456050306324">
            <text:p>1.8245605031</text:p>
          </table:table-cell>
          <table:table-cell table:formula="of:=[.C53]*[.E53]" office:value-type="float" office:value="3866.60861809162">
            <text:p>3866.6086180916</text:p>
          </table:table-cell>
          <table:table-cell table:formula="of:=[.F53]/[.$C$2]" office:value-type="percentage" office:value="0.793150485762384">
            <text:p>79.32%</text:p>
          </table:table-cell>
          <table:table-cell table:formula="of:=[.G53]-[.$G$38]" office:value-type="percentage" office:value="0.0241597165316145">
            <text:p>2.4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matchingup_alljets.root</text:p>
          </table:table-cell>
          <table:table-cell/>
          <table:table-cell office:value-type="float" office:value="2186.78">
            <text:p>2186.78</text:p>
          </table:table-cell>
          <table:table-cell office:value-type="float" office:value="0.1222008217">
            <text:p>0.1222008217</text:p>
          </table:table-cell>
          <table:table-cell table:formula="of:=[.D54]/[.$E$2]" office:value-type="float" office:value="1.6754836439886">
            <text:p>1.675483644</text:p>
          </table:table-cell>
          <table:table-cell table:formula="of:=[.C54]*[.E54]" office:value-type="float" office:value="3663.9141230014">
            <text:p>3663.9141230014</text:p>
          </table:table-cell>
          <table:table-cell table:formula="of:=[.F54]/[.$C$2]" office:value-type="percentage" office:value="0.751572127795159">
            <text:p>75.16%</text:p>
          </table:table-cell>
          <table:table-cell table:formula="of:=[.G54]-[.$G$38]" office:value-type="percentage" office:value="-0.0174186414356106">
            <text:p>-1.7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OLDjer</text:p>
          </table:table-cell>
          <table:table-cell office:value-type="string">
            <text:p>0_alljets.root</text:p>
          </table:table-cell>
          <table:table-cell office:value-type="float" office:value="3825.61">
            <text:p>3825.61</text:p>
          </table:table-cell>
          <table:table-cell office:value-type="float" office:value="0.0729346551">
            <text:p>0.0729346551</text:p>
          </table:table-cell>
          <table:table-cell table:formula="of:=[.D55]/[.$E$2]" office:value-type="float" office:value="1">
            <text:p>1</text:p>
          </table:table-cell>
          <table:table-cell table:formula="of:=[.C55]*[.E55]" office:value-type="float" office:value="3825.61">
            <text:p>3825.61</text:p>
          </table:table-cell>
          <table:table-cell table:formula="of:=[.F55]/[.$C$2]" office:value-type="percentage" office:value="0.784740512820513">
            <text:p>78.47%</text:p>
          </table:table-cell>
          <table:table-cell table:formula="of:=[.G55]-[.$G$38]" office:value-type="percentage" office:value="0.0157497435897436">
            <text:p>1.5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OLDjer</text:p>
          </table:table-cell>
          <table:table-cell office:value-type="string">
            <text:p>-1_alljets.root</text:p>
          </table:table-cell>
          <table:table-cell office:value-type="float" office:value="3731.04">
            <text:p>3731.04</text:p>
          </table:table-cell>
          <table:table-cell office:value-type="float" office:value="0.0729346551">
            <text:p>0.0729346551</text:p>
          </table:table-cell>
          <table:table-cell table:formula="of:=[.D56]/[.$E$2]" office:value-type="float" office:value="1">
            <text:p>1</text:p>
          </table:table-cell>
          <table:table-cell table:formula="of:=[.C56]*[.E56]" office:value-type="float" office:value="3731.04">
            <text:p>3731.04</text:p>
          </table:table-cell>
          <table:table-cell table:formula="of:=[.F56]/[.$C$2]" office:value-type="percentage" office:value="0.765341538461538">
            <text:p>76.53%</text:p>
          </table:table-cell>
          <table:table-cell table:formula="of:=[.G56]-[.$G$38]" office:value-type="percentage" office:value="-0.00364923076923085">
            <text:p>-0.36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OLDjer</text:p>
          </table:table-cell>
          <table:table-cell office:value-type="string">
            <text:p>1_alljets.root</text:p>
          </table:table-cell>
          <table:table-cell office:value-type="float" office:value="3901.5">
            <text:p>3901.5</text:p>
          </table:table-cell>
          <table:table-cell office:value-type="float" office:value="0.0729346551">
            <text:p>0.0729346551</text:p>
          </table:table-cell>
          <table:table-cell table:formula="of:=[.D57]/[.$E$2]" office:value-type="float" office:value="1">
            <text:p>1</text:p>
          </table:table-cell>
          <table:table-cell table:formula="of:=[.C57]*[.E57]" office:value-type="float" office:value="3901.5">
            <text:p>3901.5</text:p>
          </table:table-cell>
          <table:table-cell table:formula="of:=[.F57]/[.$C$2]" office:value-type="percentage" office:value="0.800307692307692">
            <text:p>80.03%</text:p>
          </table:table-cell>
          <table:table-cell table:formula="of:=[.G57]-[.$G$38]" office:value-type="percentage" office:value="0.031316923076923">
            <text:p>3.1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caledown_alljets.root</text:p>
          </table:table-cell>
          <table:table-cell/>
          <table:table-cell office:value-type="float" office:value="2301.2">
            <text:p>2301.2</text:p>
          </table:table-cell>
          <table:table-cell office:value-type="float" office:value="0.1153463565">
            <text:p>0.1153463565</text:p>
          </table:table-cell>
          <table:table-cell table:formula="of:=[.D58]/[.$E$2]" office:value-type="float" office:value="1.58150273476785">
            <text:p>1.5815027348</text:p>
          </table:table-cell>
          <table:table-cell table:formula="of:=[.C58]*[.E58]" office:value-type="float" office:value="3639.35409324778">
            <text:p>3639.3540932478</text:p>
          </table:table-cell>
          <table:table-cell table:formula="of:=[.F58]/[.$C$2]" office:value-type="percentage" office:value="0.746534172973903">
            <text:p>74.65%</text:p>
          </table:table-cell>
          <table:table-cell table:formula="of:=[.G58]-[.$G$38]" office:value-type="percentage" office:value="-0.0224565962568659">
            <text:p>-2.2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caleup_alljets.root</text:p>
          </table:table-cell>
          <table:table-cell/>
          <table:table-cell office:value-type="float" office:value="2584.56">
            <text:p>2584.56</text:p>
          </table:table-cell>
          <table:table-cell office:value-type="float" office:value="0.1081307658">
            <text:p>0.1081307658</text:p>
          </table:table-cell>
          <table:table-cell table:formula="of:=[.D59]/[.$E$2]" office:value-type="float" office:value="1.48257046875375">
            <text:p>1.4825704688</text:p>
          </table:table-cell>
          <table:table-cell table:formula="of:=[.C59]*[.E59]" office:value-type="float" office:value="3831.79233072219">
            <text:p>3831.7923307222</text:p>
          </table:table-cell>
          <table:table-cell table:formula="of:=[.F59]/[.$C$2]" office:value-type="percentage" office:value="0.786008683225064">
            <text:p>78.60%</text:p>
          </table:table-cell>
          <table:table-cell table:formula="of:=[.G59]-[.$G$38]" office:value-type="percentage" office:value="0.0170179139942951">
            <text:p>1.7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AbsoluteFlavMap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60]/[.$E$2]" office:value-type="float" office:value="1">
            <text:p>1</text:p>
          </table:table-cell>
          <table:table-cell table:formula="of:=[.C60]*[.E60]" office:value-type="float" office:value="3748.83">
            <text:p>3748.83</text:p>
          </table:table-cell>
          <table:table-cell table:formula="of:=[.F60]/[.$C$2]" office:value-type="percentage" office:value="0.768990769230769">
            <text:p>76.90%</text:p>
          </table:table-cell>
          <table:table-cell table:formula="of:=[.G60]-[.$G$38]" office:value-type="percentage" office:value="0">
            <text:p>0.00%</text:p>
          </table:table-cell>
          <table:table-cell office:value-type="string">
            <text:p>long gon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AbsoluteMPFBias_alljets.root</text:p>
          </table:table-cell>
          <table:table-cell office:value-type="float" office:value="3717.31">
            <text:p>3717.31</text:p>
          </table:table-cell>
          <table:table-cell office:value-type="float" office:value="0.0729346551">
            <text:p>0.0729346551</text:p>
          </table:table-cell>
          <table:table-cell table:formula="of:=[.D61]/[.$E$2]" office:value-type="float" office:value="1">
            <text:p>1</text:p>
          </table:table-cell>
          <table:table-cell table:formula="of:=[.C61]*[.E61]" office:value-type="float" office:value="3717.31">
            <text:p>3717.31</text:p>
          </table:table-cell>
          <table:table-cell table:formula="of:=[.F61]/[.$C$2]" office:value-type="percentage" office:value="0.762525128205128">
            <text:p>76.25%</text:p>
          </table:table-cell>
          <table:table-cell table:formula="of:=[.G61]-[.$G$38]" office:value-type="percentage" office:value="-0.00646564102564107">
            <text:p>-0.6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AbsoluteScale_alljets.root</text:p>
          </table:table-cell>
          <table:table-cell office:value-type="float" office:value="3726.8">
            <text:p>3726.8</text:p>
          </table:table-cell>
          <table:table-cell office:value-type="float" office:value="0.0729346551">
            <text:p>0.0729346551</text:p>
          </table:table-cell>
          <table:table-cell table:formula="of:=[.D62]/[.$E$2]" office:value-type="float" office:value="1">
            <text:p>1</text:p>
          </table:table-cell>
          <table:table-cell table:formula="of:=[.C62]*[.E62]" office:value-type="float" office:value="3726.8">
            <text:p>3726.8</text:p>
          </table:table-cell>
          <table:table-cell table:formula="of:=[.F62]/[.$C$2]" office:value-type="percentage" office:value="0.764471794871795">
            <text:p>76.45%</text:p>
          </table:table-cell>
          <table:table-cell table:formula="of:=[.G62]-[.$G$38]" office:value-type="percentage" office:value="-0.0045189743589743">
            <text:p>-0.4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AbsoluteStat_alljets.root</text:p>
          </table:table-cell>
          <table:table-cell office:value-type="float" office:value="3705.11">
            <text:p>3705.11</text:p>
          </table:table-cell>
          <table:table-cell office:value-type="float" office:value="0.0729346551">
            <text:p>0.0729346551</text:p>
          </table:table-cell>
          <table:table-cell table:formula="of:=[.D63]/[.$E$2]" office:value-type="float" office:value="1">
            <text:p>1</text:p>
          </table:table-cell>
          <table:table-cell table:formula="of:=[.C63]*[.E63]" office:value-type="float" office:value="3705.11">
            <text:p>3705.11</text:p>
          </table:table-cell>
          <table:table-cell table:formula="of:=[.F63]/[.$C$2]" office:value-type="percentage" office:value="0.760022564102564">
            <text:p>76.00%</text:p>
          </table:table-cell>
          <table:table-cell table:formula="of:=[.G63]-[.$G$38]" office:value-type="percentage" office:value="-0.00896820512820518">
            <text:p>-0.9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CorrelationGroupFlavor_alljets.root</text:p>
          </table:table-cell>
          <table:table-cell office:value-type="float" office:value="3573.09">
            <text:p>3573.09</text:p>
          </table:table-cell>
          <table:table-cell office:value-type="float" office:value="0.0729346551">
            <text:p>0.0729346551</text:p>
          </table:table-cell>
          <table:table-cell table:formula="of:=[.D64]/[.$E$2]" office:value-type="float" office:value="1">
            <text:p>1</text:p>
          </table:table-cell>
          <table:table-cell table:formula="of:=[.C64]*[.E64]" office:value-type="float" office:value="3573.09">
            <text:p>3573.09</text:p>
          </table:table-cell>
          <table:table-cell table:formula="of:=[.F64]/[.$C$2]" office:value-type="percentage" office:value="0.732941538461539">
            <text:p>73.29%</text:p>
          </table:table-cell>
          <table:table-cell table:formula="of:=[.G64]-[.$G$38]" office:value-type="percentage" office:value="-0.0360492307692307">
            <text:p>-3.6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CorrelationGroupIntercalibration_alljets.root</text:p>
          </table:table-cell>
          <table:table-cell office:value-type="float" office:value="3746.44">
            <text:p>3746.44</text:p>
          </table:table-cell>
          <table:table-cell office:value-type="float" office:value="0.0729346551">
            <text:p>0.0729346551</text:p>
          </table:table-cell>
          <table:table-cell table:formula="of:=[.D65]/[.$E$2]" office:value-type="float" office:value="1">
            <text:p>1</text:p>
          </table:table-cell>
          <table:table-cell table:formula="of:=[.C65]*[.E65]" office:value-type="float" office:value="3746.44">
            <text:p>3746.44</text:p>
          </table:table-cell>
          <table:table-cell table:formula="of:=[.F65]/[.$C$2]" office:value-type="percentage" office:value="0.768500512820513">
            <text:p>76.85%</text:p>
          </table:table-cell>
          <table:table-cell table:formula="of:=[.G65]-[.$G$38]" office:value-type="percentage" office:value="-0.000490256410256462">
            <text:p>-0.0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CorrelationGroupMPFInSitu_alljets.root</text:p>
          </table:table-cell>
          <table:table-cell office:value-type="float" office:value="3717.31">
            <text:p>3717.31</text:p>
          </table:table-cell>
          <table:table-cell office:value-type="float" office:value="0.0729346551">
            <text:p>0.0729346551</text:p>
          </table:table-cell>
          <table:table-cell table:formula="of:=[.D66]/[.$E$2]" office:value-type="float" office:value="1">
            <text:p>1</text:p>
          </table:table-cell>
          <table:table-cell table:formula="of:=[.C66]*[.E66]" office:value-type="float" office:value="3717.31">
            <text:p>3717.31</text:p>
          </table:table-cell>
          <table:table-cell table:formula="of:=[.F66]/[.$C$2]" office:value-type="percentage" office:value="0.762525128205128">
            <text:p>76.25%</text:p>
          </table:table-cell>
          <table:table-cell table:formula="of:=[.G66]-[.$G$38]" office:value-type="percentage" office:value="-0.00646564102564107">
            <text:p>-0.6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CorrelationGroupUncorrelated_alljets.root</text:p>
          </table:table-cell>
          <table:table-cell office:value-type="float" office:value="3628.19">
            <text:p>3628.19</text:p>
          </table:table-cell>
          <table:table-cell office:value-type="float" office:value="0.0729346551">
            <text:p>0.0729346551</text:p>
          </table:table-cell>
          <table:table-cell table:formula="of:=[.D67]/[.$E$2]" office:value-type="float" office:value="1">
            <text:p>1</text:p>
          </table:table-cell>
          <table:table-cell table:formula="of:=[.C67]*[.E67]" office:value-type="float" office:value="3628.19">
            <text:p>3628.19</text:p>
          </table:table-cell>
          <table:table-cell table:formula="of:=[.F67]/[.$C$2]" office:value-type="percentage" office:value="0.744244102564103">
            <text:p>74.42%</text:p>
          </table:table-cell>
          <table:table-cell table:formula="of:=[.G67]-[.$G$38]" office:value-type="percentage" office:value="-0.0247466666666667">
            <text:p>-2.4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HighPtExtra_alljets.root</text:p>
          </table:table-cell>
          <table:table-cell office:value-type="float" office:value="3719.21">
            <text:p>3719.21</text:p>
          </table:table-cell>
          <table:table-cell office:value-type="float" office:value="0.0729346551">
            <text:p>0.0729346551</text:p>
          </table:table-cell>
          <table:table-cell table:formula="of:=[.D68]/[.$E$2]" office:value-type="float" office:value="1">
            <text:p>1</text:p>
          </table:table-cell>
          <table:table-cell table:formula="of:=[.C68]*[.E68]" office:value-type="float" office:value="3719.21">
            <text:p>3719.21</text:p>
          </table:table-cell>
          <table:table-cell table:formula="of:=[.F68]/[.$C$2]" office:value-type="percentage" office:value="0.762914871794872">
            <text:p>76.29%</text:p>
          </table:table-cell>
          <table:table-cell table:formula="of:=[.G68]-[.$G$38]" office:value-type="percentage" office:value="-0.00607589743589743">
            <text:p>-0.6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PileUpDataMC_alljets.root</text:p>
          </table:table-cell>
          <table:table-cell office:value-type="float" office:value="3737.47">
            <text:p>3737.47</text:p>
          </table:table-cell>
          <table:table-cell office:value-type="float" office:value="0.0729346551">
            <text:p>0.0729346551</text:p>
          </table:table-cell>
          <table:table-cell table:formula="of:=[.D69]/[.$E$2]" office:value-type="float" office:value="1">
            <text:p>1</text:p>
          </table:table-cell>
          <table:table-cell table:formula="of:=[.C69]*[.E69]" office:value-type="float" office:value="3737.47">
            <text:p>3737.47</text:p>
          </table:table-cell>
          <table:table-cell table:formula="of:=[.F69]/[.$C$2]" office:value-type="percentage" office:value="0.766660512820513">
            <text:p>76.67%</text:p>
          </table:table-cell>
          <table:table-cell table:formula="of:=[.G69]-[.$G$38]" office:value-type="percentage" office:value="-0.00233025641025653">
            <text:p>-0.2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PileUpPtBB_alljets.root</text:p>
          </table:table-cell>
          <table:table-cell office:value-type="float" office:value="3692.32">
            <text:p>3692.32</text:p>
          </table:table-cell>
          <table:table-cell office:value-type="float" office:value="0.0729346551">
            <text:p>0.0729346551</text:p>
          </table:table-cell>
          <table:table-cell table:formula="of:=[.D70]/[.$E$2]" office:value-type="float" office:value="1">
            <text:p>1</text:p>
          </table:table-cell>
          <table:table-cell table:formula="of:=[.C70]*[.E70]" office:value-type="float" office:value="3692.32">
            <text:p>3692.32</text:p>
          </table:table-cell>
          <table:table-cell table:formula="of:=[.F70]/[.$C$2]" office:value-type="percentage" office:value="0.757398974358974">
            <text:p>75.74%</text:p>
          </table:table-cell>
          <table:table-cell table:formula="of:=[.G70]-[.$G$38]" office:value-type="percentage" office:value="-0.0115917948717948">
            <text:p>-1.16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PileUpPtEC1_alljets.root</text:p>
          </table:table-cell>
          <table:table-cell office:value-type="float" office:value="3734.76">
            <text:p>3734.76</text:p>
          </table:table-cell>
          <table:table-cell office:value-type="float" office:value="0.0729346551">
            <text:p>0.0729346551</text:p>
          </table:table-cell>
          <table:table-cell table:formula="of:=[.D71]/[.$E$2]" office:value-type="float" office:value="1">
            <text:p>1</text:p>
          </table:table-cell>
          <table:table-cell table:formula="of:=[.C71]*[.E71]" office:value-type="float" office:value="3734.76">
            <text:p>3734.76</text:p>
          </table:table-cell>
          <table:table-cell table:formula="of:=[.F71]/[.$C$2]" office:value-type="percentage" office:value="0.766104615384615">
            <text:p>76.61%</text:p>
          </table:table-cell>
          <table:table-cell table:formula="of:=[.G71]-[.$G$38]" office:value-type="percentage" office:value="-0.00288615384615387">
            <text:p>-0.2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PileUpPtEC2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72]/[.$E$2]" office:value-type="float" office:value="1">
            <text:p>1</text:p>
          </table:table-cell>
          <table:table-cell table:formula="of:=[.C72]*[.E72]" office:value-type="float" office:value="3748.83">
            <text:p>3748.83</text:p>
          </table:table-cell>
          <table:table-cell table:formula="of:=[.F72]/[.$C$2]" office:value-type="percentage" office:value="0.768990769230769">
            <text:p>76.90%</text:p>
          </table:table-cell>
          <table:table-cell table:formula="of:=[.G72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PileUpPtHF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73]/[.$E$2]" office:value-type="float" office:value="1">
            <text:p>1</text:p>
          </table:table-cell>
          <table:table-cell table:formula="of:=[.C73]*[.E73]" office:value-type="float" office:value="3748.83">
            <text:p>3748.83</text:p>
          </table:table-cell>
          <table:table-cell table:formula="of:=[.F73]/[.$C$2]" office:value-type="percentage" office:value="0.768990769230769">
            <text:p>76.90%</text:p>
          </table:table-cell>
          <table:table-cell table:formula="of:=[.G73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PileUpPtRef_alljets.root</text:p>
          </table:table-cell>
          <table:table-cell office:value-type="float" office:value="3792.76">
            <text:p>3792.76</text:p>
          </table:table-cell>
          <table:table-cell office:value-type="float" office:value="0.0729346551">
            <text:p>0.0729346551</text:p>
          </table:table-cell>
          <table:table-cell table:formula="of:=[.D74]/[.$E$2]" office:value-type="float" office:value="1">
            <text:p>1</text:p>
          </table:table-cell>
          <table:table-cell table:formula="of:=[.C74]*[.E74]" office:value-type="float" office:value="3792.76">
            <text:p>3792.76</text:p>
          </table:table-cell>
          <table:table-cell table:formula="of:=[.F74]/[.$C$2]" office:value-type="percentage" office:value="0.778002051282051">
            <text:p>77.80%</text:p>
          </table:table-cell>
          <table:table-cell table:formula="of:=[.G74]-[.$G$38]" office:value-type="percentage" office:value="0.0090112820512821">
            <text:p>0.9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FSR_alljets.root</text:p>
          </table:table-cell>
          <table:table-cell office:value-type="float" office:value="3746.44">
            <text:p>3746.44</text:p>
          </table:table-cell>
          <table:table-cell office:value-type="float" office:value="0.0729346551">
            <text:p>0.0729346551</text:p>
          </table:table-cell>
          <table:table-cell table:formula="of:=[.D75]/[.$E$2]" office:value-type="float" office:value="1">
            <text:p>1</text:p>
          </table:table-cell>
          <table:table-cell table:formula="of:=[.C75]*[.E75]" office:value-type="float" office:value="3746.44">
            <text:p>3746.44</text:p>
          </table:table-cell>
          <table:table-cell table:formula="of:=[.F75]/[.$C$2]" office:value-type="percentage" office:value="0.768500512820513">
            <text:p>76.85%</text:p>
          </table:table-cell>
          <table:table-cell table:formula="of:=[.G75]-[.$G$38]" office:value-type="percentage" office:value="-0.000490256410256462">
            <text:p>-0.0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JEREC1_alljets.root</text:p>
          </table:table-cell>
          <table:table-cell office:value-type="float" office:value="3748.39">
            <text:p>3748.39</text:p>
          </table:table-cell>
          <table:table-cell office:value-type="float" office:value="0.0729346551">
            <text:p>0.0729346551</text:p>
          </table:table-cell>
          <table:table-cell table:formula="of:=[.D76]/[.$E$2]" office:value-type="float" office:value="1">
            <text:p>1</text:p>
          </table:table-cell>
          <table:table-cell table:formula="of:=[.C76]*[.E76]" office:value-type="float" office:value="3748.39">
            <text:p>3748.39</text:p>
          </table:table-cell>
          <table:table-cell table:formula="of:=[.F76]/[.$C$2]" office:value-type="percentage" office:value="0.768900512820513">
            <text:p>76.89%</text:p>
          </table:table-cell>
          <table:table-cell table:formula="of:=[.G76]-[.$G$38]" office:value-type="percentage" office:value="-0.0000902564102565062">
            <text:p>-0.0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JEREC2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77]/[.$E$2]" office:value-type="float" office:value="1">
            <text:p>1</text:p>
          </table:table-cell>
          <table:table-cell table:formula="of:=[.C77]*[.E77]" office:value-type="float" office:value="3748.83">
            <text:p>3748.83</text:p>
          </table:table-cell>
          <table:table-cell table:formula="of:=[.F77]/[.$C$2]" office:value-type="percentage" office:value="0.768990769230769">
            <text:p>76.90%</text:p>
          </table:table-cell>
          <table:table-cell table:formula="of:=[.G77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JERHF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78]/[.$E$2]" office:value-type="float" office:value="1">
            <text:p>1</text:p>
          </table:table-cell>
          <table:table-cell table:formula="of:=[.C78]*[.E78]" office:value-type="float" office:value="3748.83">
            <text:p>3748.83</text:p>
          </table:table-cell>
          <table:table-cell table:formula="of:=[.F78]/[.$C$2]" office:value-type="percentage" office:value="0.768990769230769">
            <text:p>76.90%</text:p>
          </table:table-cell>
          <table:table-cell table:formula="of:=[.G78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PtBB_alljets.root</text:p>
          </table:table-cell>
          <table:table-cell office:value-type="float" office:value="3747.99">
            <text:p>3747.99</text:p>
          </table:table-cell>
          <table:table-cell office:value-type="float" office:value="0.0729346551">
            <text:p>0.0729346551</text:p>
          </table:table-cell>
          <table:table-cell table:formula="of:=[.D79]/[.$E$2]" office:value-type="float" office:value="1">
            <text:p>1</text:p>
          </table:table-cell>
          <table:table-cell table:formula="of:=[.C79]*[.E79]" office:value-type="float" office:value="3747.99">
            <text:p>3747.99</text:p>
          </table:table-cell>
          <table:table-cell table:formula="of:=[.F79]/[.$C$2]" office:value-type="percentage" office:value="0.768818461538461">
            <text:p>76.88%</text:p>
          </table:table-cell>
          <table:table-cell table:formula="of:=[.G79]-[.$G$38]" office:value-type="percentage" office:value="-0.000172307692307805">
            <text:p>-0.0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PtEC1_alljets.root</text:p>
          </table:table-cell>
          <table:table-cell office:value-type="float" office:value="3761.87">
            <text:p>3761.87</text:p>
          </table:table-cell>
          <table:table-cell office:value-type="float" office:value="0.0729346551">
            <text:p>0.0729346551</text:p>
          </table:table-cell>
          <table:table-cell table:formula="of:=[.D80]/[.$E$2]" office:value-type="float" office:value="1">
            <text:p>1</text:p>
          </table:table-cell>
          <table:table-cell table:formula="of:=[.C80]*[.E80]" office:value-type="float" office:value="3761.87">
            <text:p>3761.87</text:p>
          </table:table-cell>
          <table:table-cell table:formula="of:=[.F80]/[.$C$2]" office:value-type="percentage" office:value="0.771665641025641">
            <text:p>77.17%</text:p>
          </table:table-cell>
          <table:table-cell table:formula="of:=[.G80]-[.$G$38]" office:value-type="percentage" office:value="0.0026748717948718">
            <text:p>0.2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PtEC2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81]/[.$E$2]" office:value-type="float" office:value="1">
            <text:p>1</text:p>
          </table:table-cell>
          <table:table-cell table:formula="of:=[.C81]*[.E81]" office:value-type="float" office:value="3748.83">
            <text:p>3748.83</text:p>
          </table:table-cell>
          <table:table-cell table:formula="of:=[.F81]/[.$C$2]" office:value-type="percentage" office:value="0.768990769230769">
            <text:p>76.90%</text:p>
          </table:table-cell>
          <table:table-cell table:formula="of:=[.G81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PtHF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82]/[.$E$2]" office:value-type="float" office:value="1">
            <text:p>1</text:p>
          </table:table-cell>
          <table:table-cell table:formula="of:=[.C82]*[.E82]" office:value-type="float" office:value="3748.83">
            <text:p>3748.83</text:p>
          </table:table-cell>
          <table:table-cell table:formula="of:=[.F82]/[.$C$2]" office:value-type="percentage" office:value="0.768990769230769">
            <text:p>76.90%</text:p>
          </table:table-cell>
          <table:table-cell table:formula="of:=[.G82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StatEC2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83]/[.$E$2]" office:value-type="float" office:value="1">
            <text:p>1</text:p>
          </table:table-cell>
          <table:table-cell table:formula="of:=[.C83]*[.E83]" office:value-type="float" office:value="3748.83">
            <text:p>3748.83</text:p>
          </table:table-cell>
          <table:table-cell table:formula="of:=[.F83]/[.$C$2]" office:value-type="percentage" office:value="0.768990769230769">
            <text:p>76.90%</text:p>
          </table:table-cell>
          <table:table-cell table:formula="of:=[.G83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StatHF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84]/[.$E$2]" office:value-type="float" office:value="1">
            <text:p>1</text:p>
          </table:table-cell>
          <table:table-cell table:formula="of:=[.C84]*[.E84]" office:value-type="float" office:value="3748.83">
            <text:p>3748.83</text:p>
          </table:table-cell>
          <table:table-cell table:formula="of:=[.F84]/[.$C$2]" office:value-type="percentage" office:value="0.768990769230769">
            <text:p>76.90%</text:p>
          </table:table-cell>
          <table:table-cell table:formula="of:=[.G84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SinglePionECAL_alljets.root</text:p>
          </table:table-cell>
          <table:table-cell office:value-type="float" office:value="3778.96">
            <text:p>3778.96</text:p>
          </table:table-cell>
          <table:table-cell office:value-type="float" office:value="0.0729346551">
            <text:p>0.0729346551</text:p>
          </table:table-cell>
          <table:table-cell table:formula="of:=[.D85]/[.$E$2]" office:value-type="float" office:value="1">
            <text:p>1</text:p>
          </table:table-cell>
          <table:table-cell table:formula="of:=[.C85]*[.E85]" office:value-type="float" office:value="3778.96">
            <text:p>3778.96</text:p>
          </table:table-cell>
          <table:table-cell table:formula="of:=[.F85]/[.$C$2]" office:value-type="percentage" office:value="0.775171282051282">
            <text:p>77.52%</text:p>
          </table:table-cell>
          <table:table-cell table:formula="of:=[.G85]-[.$G$38]" office:value-type="percentage" office:value="0.0061805128205128">
            <text:p>0.6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SinglePionHCAL_alljets.root</text:p>
          </table:table-cell>
          <table:table-cell office:value-type="float" office:value="3791.34">
            <text:p>3791.34</text:p>
          </table:table-cell>
          <table:table-cell office:value-type="float" office:value="0.0729346551">
            <text:p>0.0729346551</text:p>
          </table:table-cell>
          <table:table-cell table:formula="of:=[.D86]/[.$E$2]" office:value-type="float" office:value="1">
            <text:p>1</text:p>
          </table:table-cell>
          <table:table-cell table:formula="of:=[.C86]*[.E86]" office:value-type="float" office:value="3791.34">
            <text:p>3791.34</text:p>
          </table:table-cell>
          <table:table-cell table:formula="of:=[.F86]/[.$C$2]" office:value-type="percentage" office:value="0.777710769230769">
            <text:p>77.77%</text:p>
          </table:table-cell>
          <table:table-cell table:formula="of:=[.G86]-[.$G$38]" office:value-type="percentage" office:value="0.00871999999999995">
            <text:p>0.8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SubTotalMC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87]/[.$E$2]" office:value-type="float" office:value="1">
            <text:p>1</text:p>
          </table:table-cell>
          <table:table-cell table:formula="of:=[.C87]*[.E87]" office:value-type="float" office:value="0">
            <text:p>0</text:p>
          </table:table-cell>
          <table:table-cell table:formula="of:=[.F87]/[.$C$2]" office:value-type="percentage" office:value="0">
            <text:p>0.00%</text:p>
          </table:table-cell>
          <table:table-cell table:formula="of:=[.G87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SubTotalPileUp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88]/[.$E$2]" office:value-type="float" office:value="1">
            <text:p>1</text:p>
          </table:table-cell>
          <table:table-cell table:formula="of:=[.C88]*[.E88]" office:value-type="float" office:value="0">
            <text:p>0</text:p>
          </table:table-cell>
          <table:table-cell table:formula="of:=[.F88]/[.$C$2]" office:value-type="percentage" office:value="0">
            <text:p>0.00%</text:p>
          </table:table-cell>
          <table:table-cell table:formula="of:=[.G88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SubTotalPt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89]/[.$E$2]" office:value-type="float" office:value="1">
            <text:p>1</text:p>
          </table:table-cell>
          <table:table-cell table:formula="of:=[.C89]*[.E89]" office:value-type="float" office:value="0">
            <text:p>0</text:p>
          </table:table-cell>
          <table:table-cell table:formula="of:=[.F89]/[.$C$2]" office:value-type="percentage" office:value="0">
            <text:p>0.00%</text:p>
          </table:table-cell>
          <table:table-cell table:formula="of:=[.G89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SubTotalRelative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90]/[.$E$2]" office:value-type="float" office:value="1">
            <text:p>1</text:p>
          </table:table-cell>
          <table:table-cell table:formula="of:=[.C90]*[.E90]" office:value-type="float" office:value="0">
            <text:p>0</text:p>
          </table:table-cell>
          <table:table-cell table:formula="of:=[.F90]/[.$C$2]" office:value-type="percentage" office:value="0">
            <text:p>0.00%</text:p>
          </table:table-cell>
          <table:table-cell table:formula="of:=[.G90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SubTotalScale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91]/[.$E$2]" office:value-type="float" office:value="1">
            <text:p>1</text:p>
          </table:table-cell>
          <table:table-cell table:formula="of:=[.C91]*[.E91]" office:value-type="float" office:value="0">
            <text:p>0</text:p>
          </table:table-cell>
          <table:table-cell table:formula="of:=[.F91]/[.$C$2]" office:value-type="percentage" office:value="0">
            <text:p>0.00%</text:p>
          </table:table-cell>
          <table:table-cell table:formula="of:=[.G91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TotalNoFlavorNoTime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92]/[.$E$2]" office:value-type="float" office:value="1">
            <text:p>1</text:p>
          </table:table-cell>
          <table:table-cell table:formula="of:=[.C92]*[.E92]" office:value-type="float" office:value="0">
            <text:p>0</text:p>
          </table:table-cell>
          <table:table-cell table:formula="of:=[.F92]/[.$C$2]" office:value-type="percentage" office:value="0">
            <text:p>0.00%</text:p>
          </table:table-cell>
          <table:table-cell table:formula="of:=[.G92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TotalNoTime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93]/[.$E$2]" office:value-type="float" office:value="1">
            <text:p>1</text:p>
          </table:table-cell>
          <table:table-cell table:formula="of:=[.C93]*[.E93]" office:value-type="float" office:value="0">
            <text:p>0</text:p>
          </table:table-cell>
          <table:table-cell table:formula="of:=[.F93]/[.$C$2]" office:value-type="percentage" office:value="0">
            <text:p>0.00%</text:p>
          </table:table-cell>
          <table:table-cell table:formula="of:=[.G93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Total_alljets.root</text:p>
          </table:table-cell>
          <table:table-cell office:value-type="float" office:value="3530.79">
            <text:p>3530.79</text:p>
          </table:table-cell>
          <table:table-cell office:value-type="float" office:value="0.0729346551">
            <text:p>0.0729346551</text:p>
          </table:table-cell>
          <table:table-cell table:formula="of:=[.D94]/[.$E$2]" office:value-type="float" office:value="1">
            <text:p>1</text:p>
          </table:table-cell>
          <table:table-cell table:formula="of:=[.C94]*[.E94]" office:value-type="float" office:value="3530.79">
            <text:p>3530.79</text:p>
          </table:table-cell>
          <table:table-cell table:formula="of:=[.F94]/[.$C$2]" office:value-type="percentage" office:value="0.724264615384615">
            <text:p>72.43%</text:p>
          </table:table-cell>
          <table:table-cell table:formula="of:=[.G94]-[.$G$38]" office:value-type="percentage" office:value="-0.0447261538461539">
            <text:p>-4.4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AbsoluteFlavMap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95]/[.$E$2]" office:value-type="float" office:value="1">
            <text:p>1</text:p>
          </table:table-cell>
          <table:table-cell table:formula="of:=[.C95]*[.E95]" office:value-type="float" office:value="3748.83">
            <text:p>3748.83</text:p>
          </table:table-cell>
          <table:table-cell table:formula="of:=[.F95]/[.$C$2]" office:value-type="percentage" office:value="0.768990769230769">
            <text:p>76.90%</text:p>
          </table:table-cell>
          <table:table-cell table:formula="of:=[.G95]-[.$G$38]" office:value-type="percentage" office:value="0">
            <text:p>0.00%</text:p>
          </table:table-cell>
          <table:table-cell office:value-type="string">
            <text:p>long gon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AbsoluteMPFBias_alljets.root</text:p>
          </table:table-cell>
          <table:table-cell office:value-type="float" office:value="3781.75">
            <text:p>3781.75</text:p>
          </table:table-cell>
          <table:table-cell office:value-type="float" office:value="0.0729346551">
            <text:p>0.0729346551</text:p>
          </table:table-cell>
          <table:table-cell table:formula="of:=[.D96]/[.$E$2]" office:value-type="float" office:value="1">
            <text:p>1</text:p>
          </table:table-cell>
          <table:table-cell table:formula="of:=[.C96]*[.E96]" office:value-type="float" office:value="3781.75">
            <text:p>3781.75</text:p>
          </table:table-cell>
          <table:table-cell table:formula="of:=[.F96]/[.$C$2]" office:value-type="percentage" office:value="0.77574358974359">
            <text:p>77.57%</text:p>
          </table:table-cell>
          <table:table-cell table:formula="of:=[.G96]-[.$G$38]" office:value-type="percentage" office:value="0.00675282051282045">
            <text:p>0.6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AbsoluteScale_alljets.root</text:p>
          </table:table-cell>
          <table:table-cell office:value-type="float" office:value="3771.04">
            <text:p>3771.04</text:p>
          </table:table-cell>
          <table:table-cell office:value-type="float" office:value="0.0729346551">
            <text:p>0.0729346551</text:p>
          </table:table-cell>
          <table:table-cell table:formula="of:=[.D97]/[.$E$2]" office:value-type="float" office:value="1">
            <text:p>1</text:p>
          </table:table-cell>
          <table:table-cell table:formula="of:=[.C97]*[.E97]" office:value-type="float" office:value="3771.04">
            <text:p>3771.04</text:p>
          </table:table-cell>
          <table:table-cell table:formula="of:=[.F97]/[.$C$2]" office:value-type="percentage" office:value="0.773546666666667">
            <text:p>77.35%</text:p>
          </table:table-cell>
          <table:table-cell table:formula="of:=[.G97]-[.$G$38]" office:value-type="percentage" office:value="0.00455589743589735">
            <text:p>0.46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AbsoluteStat_alljets.root</text:p>
          </table:table-cell>
          <table:table-cell office:value-type="float" office:value="3791.18">
            <text:p>3791.18</text:p>
          </table:table-cell>
          <table:table-cell office:value-type="float" office:value="0.0729346551">
            <text:p>0.0729346551</text:p>
          </table:table-cell>
          <table:table-cell table:formula="of:=[.D98]/[.$E$2]" office:value-type="float" office:value="1">
            <text:p>1</text:p>
          </table:table-cell>
          <table:table-cell table:formula="of:=[.C98]*[.E98]" office:value-type="float" office:value="3791.18">
            <text:p>3791.18</text:p>
          </table:table-cell>
          <table:table-cell table:formula="of:=[.F98]/[.$C$2]" office:value-type="percentage" office:value="0.777677948717949">
            <text:p>77.77%</text:p>
          </table:table-cell>
          <table:table-cell table:formula="of:=[.G98]-[.$G$38]" office:value-type="percentage" office:value="0.00868717948717945">
            <text:p>0.8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CorrelationGroupFlavor_alljets.root</text:p>
          </table:table-cell>
          <table:table-cell office:value-type="float" office:value="3919.25">
            <text:p>3919.25</text:p>
          </table:table-cell>
          <table:table-cell office:value-type="float" office:value="0.0729346551">
            <text:p>0.0729346551</text:p>
          </table:table-cell>
          <table:table-cell table:formula="of:=[.D99]/[.$E$2]" office:value-type="float" office:value="1">
            <text:p>1</text:p>
          </table:table-cell>
          <table:table-cell table:formula="of:=[.C99]*[.E99]" office:value-type="float" office:value="3919.25">
            <text:p>3919.25</text:p>
          </table:table-cell>
          <table:table-cell table:formula="of:=[.F99]/[.$C$2]" office:value-type="percentage" office:value="0.803948717948718">
            <text:p>80.39%</text:p>
          </table:table-cell>
          <table:table-cell table:formula="of:=[.G99]-[.$G$38]" office:value-type="percentage" office:value="0.0349579487179487">
            <text:p>3.5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CorrelationGroupIntercalibration_alljets.root</text:p>
          </table:table-cell>
          <table:table-cell office:value-type="float" office:value="3750.87">
            <text:p>3750.87</text:p>
          </table:table-cell>
          <table:table-cell office:value-type="float" office:value="0.0729346551">
            <text:p>0.0729346551</text:p>
          </table:table-cell>
          <table:table-cell table:formula="of:=[.D100]/[.$E$2]" office:value-type="float" office:value="1">
            <text:p>1</text:p>
          </table:table-cell>
          <table:table-cell table:formula="of:=[.C100]*[.E100]" office:value-type="float" office:value="3750.87">
            <text:p>3750.87</text:p>
          </table:table-cell>
          <table:table-cell table:formula="of:=[.F100]/[.$C$2]" office:value-type="percentage" office:value="0.769409230769231">
            <text:p>76.94%</text:p>
          </table:table-cell>
          <table:table-cell table:formula="of:=[.G100]-[.$G$38]" office:value-type="percentage" office:value="0.000418461538461479">
            <text:p>0.0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CorrelationGroupMPFInSitu_alljets.root</text:p>
          </table:table-cell>
          <table:table-cell office:value-type="float" office:value="3781.75">
            <text:p>3781.75</text:p>
          </table:table-cell>
          <table:table-cell office:value-type="float" office:value="0.0729346551">
            <text:p>0.0729346551</text:p>
          </table:table-cell>
          <table:table-cell table:formula="of:=[.D101]/[.$E$2]" office:value-type="float" office:value="1">
            <text:p>1</text:p>
          </table:table-cell>
          <table:table-cell table:formula="of:=[.C101]*[.E101]" office:value-type="float" office:value="3781.75">
            <text:p>3781.75</text:p>
          </table:table-cell>
          <table:table-cell table:formula="of:=[.F101]/[.$C$2]" office:value-type="percentage" office:value="0.77574358974359">
            <text:p>77.57%</text:p>
          </table:table-cell>
          <table:table-cell table:formula="of:=[.G101]-[.$G$38]" office:value-type="percentage" office:value="0.00675282051282045">
            <text:p>0.6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CorrelationGroupUncorrelated_alljets.root</text:p>
          </table:table-cell>
          <table:table-cell office:value-type="float" office:value="3871.32">
            <text:p>3871.32</text:p>
          </table:table-cell>
          <table:table-cell office:value-type="float" office:value="0.0729346551">
            <text:p>0.0729346551</text:p>
          </table:table-cell>
          <table:table-cell table:formula="of:=[.D102]/[.$E$2]" office:value-type="float" office:value="1">
            <text:p>1</text:p>
          </table:table-cell>
          <table:table-cell table:formula="of:=[.C102]*[.E102]" office:value-type="float" office:value="3871.32">
            <text:p>3871.32</text:p>
          </table:table-cell>
          <table:table-cell table:formula="of:=[.F102]/[.$C$2]" office:value-type="percentage" office:value="0.794116923076923">
            <text:p>79.41%</text:p>
          </table:table-cell>
          <table:table-cell table:formula="of:=[.G102]-[.$G$38]" office:value-type="percentage" office:value="0.0251261538461539">
            <text:p>2.5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HighPtExtra_alljets.root</text:p>
          </table:table-cell>
          <table:table-cell office:value-type="float" office:value="3774.67">
            <text:p>3774.67</text:p>
          </table:table-cell>
          <table:table-cell office:value-type="float" office:value="0.0729346551">
            <text:p>0.0729346551</text:p>
          </table:table-cell>
          <table:table-cell table:formula="of:=[.D103]/[.$E$2]" office:value-type="float" office:value="1">
            <text:p>1</text:p>
          </table:table-cell>
          <table:table-cell table:formula="of:=[.C103]*[.E103]" office:value-type="float" office:value="3774.67">
            <text:p>3774.67</text:p>
          </table:table-cell>
          <table:table-cell table:formula="of:=[.F103]/[.$C$2]" office:value-type="percentage" office:value="0.774291282051282">
            <text:p>77.43%</text:p>
          </table:table-cell>
          <table:table-cell table:formula="of:=[.G103]-[.$G$38]" office:value-type="percentage" office:value="0.0053005128205128">
            <text:p>0.5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PileUpDataMC_alljets.root</text:p>
          </table:table-cell>
          <table:table-cell office:value-type="float" office:value="3758.86">
            <text:p>3758.86</text:p>
          </table:table-cell>
          <table:table-cell office:value-type="float" office:value="0.0729346551">
            <text:p>0.0729346551</text:p>
          </table:table-cell>
          <table:table-cell table:formula="of:=[.D104]/[.$E$2]" office:value-type="float" office:value="1">
            <text:p>1</text:p>
          </table:table-cell>
          <table:table-cell table:formula="of:=[.C104]*[.E104]" office:value-type="float" office:value="3758.86">
            <text:p>3758.86</text:p>
          </table:table-cell>
          <table:table-cell table:formula="of:=[.F104]/[.$C$2]" office:value-type="percentage" office:value="0.771048205128205">
            <text:p>77.10%</text:p>
          </table:table-cell>
          <table:table-cell table:formula="of:=[.G104]-[.$G$38]" office:value-type="percentage" office:value="0.0020574358974359">
            <text:p>0.2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PileUpPtBB_alljets.root</text:p>
          </table:table-cell>
          <table:table-cell office:value-type="float" office:value="3805.18">
            <text:p>3805.18</text:p>
          </table:table-cell>
          <table:table-cell office:value-type="float" office:value="0.0729346551">
            <text:p>0.0729346551</text:p>
          </table:table-cell>
          <table:table-cell table:formula="of:=[.D105]/[.$E$2]" office:value-type="float" office:value="1">
            <text:p>1</text:p>
          </table:table-cell>
          <table:table-cell table:formula="of:=[.C105]*[.E105]" office:value-type="float" office:value="3805.18">
            <text:p>3805.18</text:p>
          </table:table-cell>
          <table:table-cell table:formula="of:=[.F105]/[.$C$2]" office:value-type="percentage" office:value="0.780549743589744">
            <text:p>78.05%</text:p>
          </table:table-cell>
          <table:table-cell table:formula="of:=[.G105]-[.$G$38]" office:value-type="percentage" office:value="0.0115589743589744">
            <text:p>1.16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PileUpPtEC1_alljets.root</text:p>
          </table:table-cell>
          <table:table-cell office:value-type="float" office:value="3763.55">
            <text:p>3763.55</text:p>
          </table:table-cell>
          <table:table-cell office:value-type="float" office:value="0.0729346551">
            <text:p>0.0729346551</text:p>
          </table:table-cell>
          <table:table-cell table:formula="of:=[.D106]/[.$E$2]" office:value-type="float" office:value="1">
            <text:p>1</text:p>
          </table:table-cell>
          <table:table-cell table:formula="of:=[.C106]*[.E106]" office:value-type="float" office:value="3763.55">
            <text:p>3763.55</text:p>
          </table:table-cell>
          <table:table-cell table:formula="of:=[.F106]/[.$C$2]" office:value-type="percentage" office:value="0.772010256410256">
            <text:p>77.20%</text:p>
          </table:table-cell>
          <table:table-cell table:formula="of:=[.G106]-[.$G$38]" office:value-type="percentage" office:value="0.00301948717948719">
            <text:p>0.3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PileUpPtEC2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107]/[.$E$2]" office:value-type="float" office:value="1">
            <text:p>1</text:p>
          </table:table-cell>
          <table:table-cell table:formula="of:=[.C107]*[.E107]" office:value-type="float" office:value="3748.83">
            <text:p>3748.83</text:p>
          </table:table-cell>
          <table:table-cell table:formula="of:=[.F107]/[.$C$2]" office:value-type="percentage" office:value="0.768990769230769">
            <text:p>76.90%</text:p>
          </table:table-cell>
          <table:table-cell table:formula="of:=[.G107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PileUpPtHF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108]/[.$E$2]" office:value-type="float" office:value="1">
            <text:p>1</text:p>
          </table:table-cell>
          <table:table-cell table:formula="of:=[.C108]*[.E108]" office:value-type="float" office:value="3748.83">
            <text:p>3748.83</text:p>
          </table:table-cell>
          <table:table-cell table:formula="of:=[.F108]/[.$C$2]" office:value-type="percentage" office:value="0.768990769230769">
            <text:p>76.90%</text:p>
          </table:table-cell>
          <table:table-cell table:formula="of:=[.G108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PileUpPtRef_alljets.root</text:p>
          </table:table-cell>
          <table:table-cell office:value-type="float" office:value="3704.57">
            <text:p>3704.57</text:p>
          </table:table-cell>
          <table:table-cell office:value-type="float" office:value="0.0729346551">
            <text:p>0.0729346551</text:p>
          </table:table-cell>
          <table:table-cell table:formula="of:=[.D109]/[.$E$2]" office:value-type="float" office:value="1">
            <text:p>1</text:p>
          </table:table-cell>
          <table:table-cell table:formula="of:=[.C109]*[.E109]" office:value-type="float" office:value="3704.57">
            <text:p>3704.57</text:p>
          </table:table-cell>
          <table:table-cell table:formula="of:=[.F109]/[.$C$2]" office:value-type="percentage" office:value="0.759911794871795">
            <text:p>75.99%</text:p>
          </table:table-cell>
          <table:table-cell table:formula="of:=[.G109]-[.$G$38]" office:value-type="percentage" office:value="-0.00907897435897431">
            <text:p>-0.9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FSR_alljets.root</text:p>
          </table:table-cell>
          <table:table-cell office:value-type="float" office:value="3750.87">
            <text:p>3750.87</text:p>
          </table:table-cell>
          <table:table-cell office:value-type="float" office:value="0.0729346551">
            <text:p>0.0729346551</text:p>
          </table:table-cell>
          <table:table-cell table:formula="of:=[.D110]/[.$E$2]" office:value-type="float" office:value="1">
            <text:p>1</text:p>
          </table:table-cell>
          <table:table-cell table:formula="of:=[.C110]*[.E110]" office:value-type="float" office:value="3750.87">
            <text:p>3750.87</text:p>
          </table:table-cell>
          <table:table-cell table:formula="of:=[.F110]/[.$C$2]" office:value-type="percentage" office:value="0.769409230769231">
            <text:p>76.94%</text:p>
          </table:table-cell>
          <table:table-cell table:formula="of:=[.G110]-[.$G$38]" office:value-type="percentage" office:value="0.000418461538461479">
            <text:p>0.0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JEREC1_alljets.root</text:p>
          </table:table-cell>
          <table:table-cell office:value-type="float" office:value="3749">
            <text:p>3749</text:p>
          </table:table-cell>
          <table:table-cell office:value-type="float" office:value="0.0729346551">
            <text:p>0.0729346551</text:p>
          </table:table-cell>
          <table:table-cell table:formula="of:=[.D111]/[.$E$2]" office:value-type="float" office:value="1">
            <text:p>1</text:p>
          </table:table-cell>
          <table:table-cell table:formula="of:=[.C111]*[.E111]" office:value-type="float" office:value="3749">
            <text:p>3749</text:p>
          </table:table-cell>
          <table:table-cell table:formula="of:=[.F111]/[.$C$2]" office:value-type="percentage" office:value="0.769025641025641">
            <text:p>76.90%</text:p>
          </table:table-cell>
          <table:table-cell table:formula="of:=[.G111]-[.$G$38]" office:value-type="percentage" office:value="0.0000348717948717159">
            <text:p>0.0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JEREC2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112]/[.$E$2]" office:value-type="float" office:value="1">
            <text:p>1</text:p>
          </table:table-cell>
          <table:table-cell table:formula="of:=[.C112]*[.E112]" office:value-type="float" office:value="3748.83">
            <text:p>3748.83</text:p>
          </table:table-cell>
          <table:table-cell table:formula="of:=[.F112]/[.$C$2]" office:value-type="percentage" office:value="0.768990769230769">
            <text:p>76.90%</text:p>
          </table:table-cell>
          <table:table-cell table:formula="of:=[.G112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JERHF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113]/[.$E$2]" office:value-type="float" office:value="1">
            <text:p>1</text:p>
          </table:table-cell>
          <table:table-cell table:formula="of:=[.C113]*[.E113]" office:value-type="float" office:value="3748.83">
            <text:p>3748.83</text:p>
          </table:table-cell>
          <table:table-cell table:formula="of:=[.F113]/[.$C$2]" office:value-type="percentage" office:value="0.768990769230769">
            <text:p>76.90%</text:p>
          </table:table-cell>
          <table:table-cell table:formula="of:=[.G113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PtBB_alljets.root</text:p>
          </table:table-cell>
          <table:table-cell office:value-type="float" office:value="3749.53">
            <text:p>3749.53</text:p>
          </table:table-cell>
          <table:table-cell office:value-type="float" office:value="0.0729346551">
            <text:p>0.0729346551</text:p>
          </table:table-cell>
          <table:table-cell table:formula="of:=[.D114]/[.$E$2]" office:value-type="float" office:value="1">
            <text:p>1</text:p>
          </table:table-cell>
          <table:table-cell table:formula="of:=[.C114]*[.E114]" office:value-type="float" office:value="3749.53">
            <text:p>3749.53</text:p>
          </table:table-cell>
          <table:table-cell table:formula="of:=[.F114]/[.$C$2]" office:value-type="percentage" office:value="0.769134358974359">
            <text:p>76.91%</text:p>
          </table:table-cell>
          <table:table-cell table:formula="of:=[.G114]-[.$G$38]" office:value-type="percentage" office:value="0.000143589743589745">
            <text:p>0.0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PtEC1_alljets.root</text:p>
          </table:table-cell>
          <table:table-cell office:value-type="float" office:value="3734.29">
            <text:p>3734.29</text:p>
          </table:table-cell>
          <table:table-cell office:value-type="float" office:value="0.0729346551">
            <text:p>0.0729346551</text:p>
          </table:table-cell>
          <table:table-cell table:formula="of:=[.D115]/[.$E$2]" office:value-type="float" office:value="1">
            <text:p>1</text:p>
          </table:table-cell>
          <table:table-cell table:formula="of:=[.C115]*[.E115]" office:value-type="float" office:value="3734.29">
            <text:p>3734.29</text:p>
          </table:table-cell>
          <table:table-cell table:formula="of:=[.F115]/[.$C$2]" office:value-type="percentage" office:value="0.766008205128205">
            <text:p>76.60%</text:p>
          </table:table-cell>
          <table:table-cell table:formula="of:=[.G115]-[.$G$38]" office:value-type="percentage" office:value="-0.00298256410256414">
            <text:p>-0.3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PtEC2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116]/[.$E$2]" office:value-type="float" office:value="1">
            <text:p>1</text:p>
          </table:table-cell>
          <table:table-cell table:formula="of:=[.C116]*[.E116]" office:value-type="float" office:value="3748.83">
            <text:p>3748.83</text:p>
          </table:table-cell>
          <table:table-cell table:formula="of:=[.F116]/[.$C$2]" office:value-type="percentage" office:value="0.768990769230769">
            <text:p>76.90%</text:p>
          </table:table-cell>
          <table:table-cell table:formula="of:=[.G116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PtHF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117]/[.$E$2]" office:value-type="float" office:value="1">
            <text:p>1</text:p>
          </table:table-cell>
          <table:table-cell table:formula="of:=[.C117]*[.E117]" office:value-type="float" office:value="3748.83">
            <text:p>3748.83</text:p>
          </table:table-cell>
          <table:table-cell table:formula="of:=[.F117]/[.$C$2]" office:value-type="percentage" office:value="0.768990769230769">
            <text:p>76.90%</text:p>
          </table:table-cell>
          <table:table-cell table:formula="of:=[.G117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StatEC2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118]/[.$E$2]" office:value-type="float" office:value="1">
            <text:p>1</text:p>
          </table:table-cell>
          <table:table-cell table:formula="of:=[.C118]*[.E118]" office:value-type="float" office:value="3748.83">
            <text:p>3748.83</text:p>
          </table:table-cell>
          <table:table-cell table:formula="of:=[.F118]/[.$C$2]" office:value-type="percentage" office:value="0.768990769230769">
            <text:p>76.90%</text:p>
          </table:table-cell>
          <table:table-cell table:formula="of:=[.G118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StatHF_alljets.root</text:p>
          </table:table-cell>
          <table:table-cell office:value-type="float" office:value="3748.83">
            <text:p>3748.83</text:p>
          </table:table-cell>
          <table:table-cell office:value-type="float" office:value="0.0729346551">
            <text:p>0.0729346551</text:p>
          </table:table-cell>
          <table:table-cell table:formula="of:=[.D119]/[.$E$2]" office:value-type="float" office:value="1">
            <text:p>1</text:p>
          </table:table-cell>
          <table:table-cell table:formula="of:=[.C119]*[.E119]" office:value-type="float" office:value="3748.83">
            <text:p>3748.83</text:p>
          </table:table-cell>
          <table:table-cell table:formula="of:=[.F119]/[.$C$2]" office:value-type="percentage" office:value="0.768990769230769">
            <text:p>76.90%</text:p>
          </table:table-cell>
          <table:table-cell table:formula="of:=[.G119]-[.$G$38]" office:value-type="percentage" office:value="0">
            <text:p>0.00%</text:p>
          </table:table-cell>
          <table:table-cell office:value-type="string">
            <text:p>out of acceptance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SinglePionECAL_alljets.root</text:p>
          </table:table-cell>
          <table:table-cell office:value-type="float" office:value="3715.29">
            <text:p>3715.29</text:p>
          </table:table-cell>
          <table:table-cell office:value-type="float" office:value="0.0729346551">
            <text:p>0.0729346551</text:p>
          </table:table-cell>
          <table:table-cell table:formula="of:=[.D120]/[.$E$2]" office:value-type="float" office:value="1">
            <text:p>1</text:p>
          </table:table-cell>
          <table:table-cell table:formula="of:=[.C120]*[.E120]" office:value-type="float" office:value="3715.29">
            <text:p>3715.29</text:p>
          </table:table-cell>
          <table:table-cell table:formula="of:=[.F120]/[.$C$2]" office:value-type="percentage" office:value="0.762110769230769">
            <text:p>76.21%</text:p>
          </table:table-cell>
          <table:table-cell table:formula="of:=[.G120]-[.$G$38]" office:value-type="percentage" office:value="-0.00688">
            <text:p>-0.6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SinglePionHCAL_alljets.root</text:p>
          </table:table-cell>
          <table:table-cell office:value-type="float" office:value="3705.42">
            <text:p>3705.42</text:p>
          </table:table-cell>
          <table:table-cell office:value-type="float" office:value="0.0729346551">
            <text:p>0.0729346551</text:p>
          </table:table-cell>
          <table:table-cell table:formula="of:=[.D121]/[.$E$2]" office:value-type="float" office:value="1">
            <text:p>1</text:p>
          </table:table-cell>
          <table:table-cell table:formula="of:=[.C121]*[.E121]" office:value-type="float" office:value="3705.42">
            <text:p>3705.42</text:p>
          </table:table-cell>
          <table:table-cell table:formula="of:=[.F121]/[.$C$2]" office:value-type="percentage" office:value="0.760086153846154">
            <text:p>76.01%</text:p>
          </table:table-cell>
          <table:table-cell table:formula="of:=[.G121]-[.$G$38]" office:value-type="percentage" office:value="-0.0089046153846154">
            <text:p>-0.8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SubTotalMC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122]/[.$E$2]" office:value-type="float" office:value="1">
            <text:p>1</text:p>
          </table:table-cell>
          <table:table-cell table:formula="of:=[.C122]*[.E122]" office:value-type="float" office:value="0">
            <text:p>0</text:p>
          </table:table-cell>
          <table:table-cell table:formula="of:=[.F122]/[.$C$2]" office:value-type="percentage" office:value="0">
            <text:p>0.00%</text:p>
          </table:table-cell>
          <table:table-cell table:formula="of:=[.G122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SubTotalPileUp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123]/[.$E$2]" office:value-type="float" office:value="1">
            <text:p>1</text:p>
          </table:table-cell>
          <table:table-cell table:formula="of:=[.C123]*[.E123]" office:value-type="float" office:value="0">
            <text:p>0</text:p>
          </table:table-cell>
          <table:table-cell table:formula="of:=[.F123]/[.$C$2]" office:value-type="percentage" office:value="0">
            <text:p>0.00%</text:p>
          </table:table-cell>
          <table:table-cell table:formula="of:=[.G123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SubTotalPt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124]/[.$E$2]" office:value-type="float" office:value="1">
            <text:p>1</text:p>
          </table:table-cell>
          <table:table-cell table:formula="of:=[.C124]*[.E124]" office:value-type="float" office:value="0">
            <text:p>0</text:p>
          </table:table-cell>
          <table:table-cell table:formula="of:=[.F124]/[.$C$2]" office:value-type="percentage" office:value="0">
            <text:p>0.00%</text:p>
          </table:table-cell>
          <table:table-cell table:formula="of:=[.G124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SubTotalRelative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125]/[.$E$2]" office:value-type="float" office:value="1">
            <text:p>1</text:p>
          </table:table-cell>
          <table:table-cell table:formula="of:=[.C125]*[.E125]" office:value-type="float" office:value="0">
            <text:p>0</text:p>
          </table:table-cell>
          <table:table-cell table:formula="of:=[.F125]/[.$C$2]" office:value-type="percentage" office:value="0">
            <text:p>0.00%</text:p>
          </table:table-cell>
          <table:table-cell table:formula="of:=[.G125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SubTotalScale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126]/[.$E$2]" office:value-type="float" office:value="1">
            <text:p>1</text:p>
          </table:table-cell>
          <table:table-cell table:formula="of:=[.C126]*[.E126]" office:value-type="float" office:value="0">
            <text:p>0</text:p>
          </table:table-cell>
          <table:table-cell table:formula="of:=[.F126]/[.$C$2]" office:value-type="percentage" office:value="0">
            <text:p>0.00%</text:p>
          </table:table-cell>
          <table:table-cell table:formula="of:=[.G126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TotalNoFlavorNoTime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127]/[.$E$2]" office:value-type="float" office:value="1">
            <text:p>1</text:p>
          </table:table-cell>
          <table:table-cell table:formula="of:=[.C127]*[.E127]" office:value-type="float" office:value="0">
            <text:p>0</text:p>
          </table:table-cell>
          <table:table-cell table:formula="of:=[.F127]/[.$C$2]" office:value-type="percentage" office:value="0">
            <text:p>0.00%</text:p>
          </table:table-cell>
          <table:table-cell table:formula="of:=[.G127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TotalNoTime_alljets.root</text:p>
          </table:table-cell>
          <table:table-cell/>
          <table:table-cell office:value-type="float" office:value="0.0729346551">
            <text:p>0.0729346551</text:p>
          </table:table-cell>
          <table:table-cell table:formula="of:=[.D128]/[.$E$2]" office:value-type="float" office:value="1">
            <text:p>1</text:p>
          </table:table-cell>
          <table:table-cell table:formula="of:=[.C128]*[.E128]" office:value-type="float" office:value="0">
            <text:p>0</text:p>
          </table:table-cell>
          <table:table-cell table:formula="of:=[.F128]/[.$C$2]" office:value-type="percentage" office:value="0">
            <text:p>0.00%</text:p>
          </table:table-cell>
          <table:table-cell table:formula="of:=[.G128]-[.$G$38]" office:value-type="percentage" office:value="-0.768990769230769">
            <text:p>-76.90%</text:p>
          </table:table-cell>
          <table:table-cell office:value-type="string">
            <text:p>not possesed</text:p>
          </table:table-cell>
          <table:table-cell table:number-columns-repeated="1015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Total_alljets.root</text:p>
          </table:table-cell>
          <table:table-cell office:value-type="float" office:value="3961.87">
            <text:p>3961.87</text:p>
          </table:table-cell>
          <table:table-cell office:value-type="float" office:value="0.0729346551">
            <text:p>0.0729346551</text:p>
          </table:table-cell>
          <table:table-cell table:formula="of:=[.D129]/[.$E$2]" office:value-type="float" office:value="1">
            <text:p>1</text:p>
          </table:table-cell>
          <table:table-cell table:formula="of:=[.C129]*[.E129]" office:value-type="float" office:value="3961.87">
            <text:p>3961.87</text:p>
          </table:table-cell>
          <table:table-cell table:formula="of:=[.F129]/[.$C$2]" office:value-type="percentage" office:value="0.812691282051282">
            <text:p>81.27%</text:p>
          </table:table-cell>
          <table:table-cell table:formula="of:=[.G129]-[.$G$38]" office:value-type="percentage" office:value="0.0437005128205128">
            <text:p>4.3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35_0.96_alljets.root</text:p>
          </table:table-cell>
          <table:table-cell/>
          <table:table-cell office:value-type="float" office:value="1383.94">
            <text:p>1383.94</text:p>
          </table:table-cell>
          <table:table-cell office:value-type="float" office:value="0.1682404127">
            <text:p>0.1682404127</text:p>
          </table:table-cell>
          <table:table-cell table:formula="of:=[.D130]/[.$E$2]" office:value-type="float" office:value="2.30672802208123">
            <text:p>2.3067280221</text:p>
          </table:table-cell>
          <table:table-cell table:formula="of:=[.C130]*[.E130]" office:value-type="float" office:value="3192.3731788791">
            <text:p>3192.3731788791</text:p>
          </table:table-cell>
          <table:table-cell table:formula="of:=[.F130]/[.$C$2]" office:value-type="percentage" office:value="0.654845780282893">
            <text:p>65.48%</text:p>
          </table:table-cell>
          <table:table-cell table:formula="of:=[.G130]-[.$G$38]" office:value-type="percentage" office:value="-0.114144988947876">
            <text:p>-11.4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35_0.98_alljets.root</text:p>
          </table:table-cell>
          <table:table-cell/>
          <table:table-cell office:value-type="float" office:value="1510.95">
            <text:p>1510.95</text:p>
          </table:table-cell>
          <table:table-cell office:value-type="float" office:value="0.1682404127">
            <text:p>0.1682404127</text:p>
          </table:table-cell>
          <table:table-cell table:formula="of:=[.D131]/[.$E$2]" office:value-type="float" office:value="2.30672802208123">
            <text:p>2.3067280221</text:p>
          </table:table-cell>
          <table:table-cell table:formula="of:=[.C131]*[.E131]" office:value-type="float" office:value="3485.35070496364">
            <text:p>3485.3507049636</text:p>
          </table:table-cell>
          <table:table-cell table:formula="of:=[.F131]/[.$C$2]" office:value-type="percentage" office:value="0.714943734351516">
            <text:p>71.49%</text:p>
          </table:table-cell>
          <table:table-cell table:formula="of:=[.G131]-[.$G$38]" office:value-type="percentage" office:value="-0.0540470348792532">
            <text:p>-5.4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35_1.00_alljets.root</text:p>
          </table:table-cell>
          <table:table-cell/>
          <table:table-cell office:value-type="float" office:value="1632.13">
            <text:p>1632.13</text:p>
          </table:table-cell>
          <table:table-cell office:value-type="float" office:value="0.1682404127">
            <text:p>0.1682404127</text:p>
          </table:table-cell>
          <table:table-cell table:formula="of:=[.D132]/[.$E$2]" office:value-type="float" office:value="2.30672802208123">
            <text:p>2.3067280221</text:p>
          </table:table-cell>
          <table:table-cell table:formula="of:=[.C132]*[.E132]" office:value-type="float" office:value="3764.88000667944">
            <text:p>3764.8800066795</text:p>
          </table:table-cell>
          <table:table-cell table:formula="of:=[.F132]/[.$C$2]" office:value-type="percentage" office:value="0.772283078293219">
            <text:p>77.23%</text:p>
          </table:table-cell>
          <table:table-cell table:formula="of:=[.G132]-[.$G$38]" office:value-type="percentage" office:value="0.00329230906245004">
            <text:p>0.3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35_1.02_alljets.root</text:p>
          </table:table-cell>
          <table:table-cell/>
          <table:table-cell office:value-type="float" office:value="1728.85">
            <text:p>1728.85</text:p>
          </table:table-cell>
          <table:table-cell office:value-type="float" office:value="0.1682404127">
            <text:p>0.1682404127</text:p>
          </table:table-cell>
          <table:table-cell table:formula="of:=[.D133]/[.$E$2]" office:value-type="float" office:value="2.30672802208123">
            <text:p>2.3067280221</text:p>
          </table:table-cell>
          <table:table-cell table:formula="of:=[.C133]*[.E133]" office:value-type="float" office:value="3987.98674097514">
            <text:p>3987.9867409752</text:p>
          </table:table-cell>
          <table:table-cell table:formula="of:=[.F133]/[.$C$2]" office:value-type="percentage" office:value="0.818048562251311">
            <text:p>81.80%</text:p>
          </table:table-cell>
          <table:table-cell table:formula="of:=[.G133]-[.$G$38]" office:value-type="percentage" office:value="0.0490577930205417">
            <text:p>4.9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35_1.04_alljets.root</text:p>
          </table:table-cell>
          <table:table-cell/>
          <table:table-cell office:value-type="float" office:value="1793.68">
            <text:p>1793.68</text:p>
          </table:table-cell>
          <table:table-cell office:value-type="float" office:value="0.1682404127">
            <text:p>0.1682404127</text:p>
          </table:table-cell>
          <table:table-cell table:formula="of:=[.D134]/[.$E$2]" office:value-type="float" office:value="2.30672802208123">
            <text:p>2.3067280221</text:p>
          </table:table-cell>
          <table:table-cell table:formula="of:=[.C134]*[.E134]" office:value-type="float" office:value="4137.53191864667">
            <text:p>4137.5319186467</text:p>
          </table:table-cell>
          <table:table-cell table:formula="of:=[.F134]/[.$C$2]" office:value-type="percentage" office:value="0.84872449613265">
            <text:p>84.87%</text:p>
          </table:table-cell>
          <table:table-cell table:formula="of:=[.G134]-[.$G$38]" office:value-type="percentage" office:value="0.0797337269018805">
            <text:p>7.9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55_0.96_alljets.root</text:p>
          </table:table-cell>
          <table:table-cell/>
          <table:table-cell office:value-type="float" office:value="2187.61">
            <text:p>2187.61</text:p>
          </table:table-cell>
          <table:table-cell office:value-type="float" office:value="0.1071396963">
            <text:p>0.1071396963</text:p>
          </table:table-cell>
          <table:table-cell table:formula="of:=[.D135]/[.$E$2]" office:value-type="float" office:value="1.46898201072044">
            <text:p>1.4689820107</text:p>
          </table:table-cell>
          <table:table-cell table:formula="of:=[.C135]*[.E135]" office:value-type="float" office:value="3213.55973647215">
            <text:p>3213.5597364722</text:p>
          </table:table-cell>
          <table:table-cell table:formula="of:=[.F135]/[.$C$2]" office:value-type="percentage" office:value="0.6591917408148">
            <text:p>65.92%</text:p>
          </table:table-cell>
          <table:table-cell table:formula="of:=[.G135]-[.$G$38]" office:value-type="percentage" office:value="-0.10979902841597">
            <text:p>-10.9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55_0.98_alljets.root</text:p>
          </table:table-cell>
          <table:table-cell/>
          <table:table-cell office:value-type="float" office:value="2396.58">
            <text:p>2396.58</text:p>
          </table:table-cell>
          <table:table-cell office:value-type="float" office:value="0.1071396963">
            <text:p>0.1071396963</text:p>
          </table:table-cell>
          <table:table-cell table:formula="of:=[.D136]/[.$E$2]" office:value-type="float" office:value="1.46898201072044">
            <text:p>1.4689820107</text:p>
          </table:table-cell>
          <table:table-cell table:formula="of:=[.C136]*[.E136]" office:value-type="float" office:value="3520.5329072524">
            <text:p>3520.5329072524</text:p>
          </table:table-cell>
          <table:table-cell table:formula="of:=[.F136]/[.$C$2]" office:value-type="percentage" office:value="0.722160596359466">
            <text:p>72.22%</text:p>
          </table:table-cell>
          <table:table-cell table:formula="of:=[.G136]-[.$G$38]" office:value-type="percentage" office:value="-0.0468301728713029">
            <text:p>-4.6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55_1.00_alljets.root</text:p>
          </table:table-cell>
          <table:table-cell/>
          <table:table-cell office:value-type="float" office:value="2572.22">
            <text:p>2572.22</text:p>
          </table:table-cell>
          <table:table-cell office:value-type="float" office:value="0.1071396963">
            <text:p>0.1071396963</text:p>
          </table:table-cell>
          <table:table-cell table:formula="of:=[.D137]/[.$E$2]" office:value-type="float" office:value="1.46898201072044">
            <text:p>1.4689820107</text:p>
          </table:table-cell>
          <table:table-cell table:formula="of:=[.C137]*[.E137]" office:value-type="float" office:value="3778.54490761534">
            <text:p>3778.5449076153</text:p>
          </table:table-cell>
          <table:table-cell table:formula="of:=[.F137]/[.$C$2]" office:value-type="percentage" office:value="0.775086134895454">
            <text:p>77.51%</text:p>
          </table:table-cell>
          <table:table-cell table:formula="of:=[.G137]-[.$G$38]" office:value-type="percentage" office:value="0.00609536566468449">
            <text:p>0.6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55_1.02_alljets.root</text:p>
          </table:table-cell>
          <table:table-cell/>
          <table:table-cell office:value-type="float" office:value="2719.79">
            <text:p>2719.79</text:p>
          </table:table-cell>
          <table:table-cell office:value-type="float" office:value="0.1071396963">
            <text:p>0.1071396963</text:p>
          </table:table-cell>
          <table:table-cell table:formula="of:=[.D138]/[.$E$2]" office:value-type="float" office:value="1.46898201072044">
            <text:p>1.4689820107</text:p>
          </table:table-cell>
          <table:table-cell table:formula="of:=[.C138]*[.E138]" office:value-type="float" office:value="3995.32258293735">
            <text:p>3995.3225829374</text:p>
          </table:table-cell>
          <table:table-cell table:formula="of:=[.F138]/[.$C$2]" office:value-type="percentage" office:value="0.819553350346124">
            <text:p>81.96%</text:p>
          </table:table-cell>
          <table:table-cell table:formula="of:=[.G138]-[.$G$38]" office:value-type="percentage" office:value="0.0505625811153544">
            <text:p>5.06%</text:p>
          </table:table-cell>
          <table:table-cell table:number-columns-repeated="1016"/>
        </table:table-row>
        <table:table-row table:style-name="ro1">
          <table:table-cell office:value-type="string">
            <text:p>Summer12_TTJetsMS1755_1.04_alljets.root</text:p>
          </table:table-cell>
          <table:table-cell/>
          <table:table-cell office:value-type="float" office:value="2836.13">
            <text:p>2836.13</text:p>
          </table:table-cell>
          <table:table-cell office:value-type="float" office:value="0.1071396963">
            <text:p>0.1071396963</text:p>
          </table:table-cell>
          <table:table-cell table:formula="of:=[.D139]/[.$E$2]" office:value-type="float" office:value="1.46898201072044">
            <text:p>1.4689820107</text:p>
          </table:table-cell>
          <table:table-cell table:formula="of:=[.C139]*[.E139]" office:value-type="float" office:value="4166.22395006457">
            <text:p>4166.2239500646</text:p>
          </table:table-cell>
          <table:table-cell table:formula="of:=[.F139]/[.$C$2]" office:value-type="percentage" office:value="0.854610041038886">
            <text:p>85.46%</text:p>
          </table:table-cell>
          <table:table-cell table:formula="of:=[.G139]-[.$G$38]" office:value-type="percentage" office:value="0.0856192718081167">
            <text:p>8.56%</text:p>
          </table:table-cell>
          <table:table-cell table:number-columns-repeated="1016"/>
        </table:table-row>
        <table:table-row table:style-name="ro1">
          <table:table-cell office:value-type="string">
            <text:p>Summer12_TTJetsMS1785_0.96_alljets.root</text:p>
          </table:table-cell>
          <table:table-cell/>
          <table:table-cell office:value-type="float" office:value="1408.65">
            <text:p>1408.65</text:p>
          </table:table-cell>
          <table:table-cell office:value-type="float" office:value="0.1686087197">
            <text:p>0.1686087197</text:p>
          </table:table-cell>
          <table:table-cell table:formula="of:=[.D140]/[.$E$2]" office:value-type="float" office:value="2.31177784372631">
            <text:p>2.3117778437</text:p>
          </table:table-cell>
          <table:table-cell table:formula="of:=[.C140]*[.E140]" office:value-type="float" office:value="3256.48585956506">
            <text:p>3256.4858595651</text:p>
          </table:table-cell>
          <table:table-cell table:formula="of:=[.F140]/[.$C$2]" office:value-type="percentage" office:value="0.667997099397962">
            <text:p>66.80%</text:p>
          </table:table-cell>
          <table:table-cell table:formula="of:=[.G140]-[.$G$38]" office:value-type="percentage" office:value="-0.100993669832807">
            <text:p>-10.1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85_0.98_alljets.root</text:p>
          </table:table-cell>
          <table:table-cell/>
          <table:table-cell office:value-type="float" office:value="1550.33">
            <text:p>1550.33</text:p>
          </table:table-cell>
          <table:table-cell office:value-type="float" office:value="0.1686087197">
            <text:p>0.1686087197</text:p>
          </table:table-cell>
          <table:table-cell table:formula="of:=[.D141]/[.$E$2]" office:value-type="float" office:value="2.31177784372631">
            <text:p>2.3117778437</text:p>
          </table:table-cell>
          <table:table-cell table:formula="of:=[.C141]*[.E141]" office:value-type="float" office:value="3584.01854446421">
            <text:p>3584.0185444642</text:p>
          </table:table-cell>
          <table:table-cell table:formula="of:=[.F141]/[.$C$2]" office:value-type="percentage" office:value="0.735183291172145">
            <text:p>73.52%</text:p>
          </table:table-cell>
          <table:table-cell table:formula="of:=[.G141]-[.$G$38]" office:value-type="percentage" office:value="-0.0338074780586243">
            <text:p>-3.3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85_1.00_alljets.root</text:p>
          </table:table-cell>
          <table:table-cell/>
          <table:table-cell office:value-type="float" office:value="1671.32">
            <text:p>1671.32</text:p>
          </table:table-cell>
          <table:table-cell office:value-type="float" office:value="0.1686087197">
            <text:p>0.1686087197</text:p>
          </table:table-cell>
          <table:table-cell table:formula="of:=[.D142]/[.$E$2]" office:value-type="float" office:value="2.31177784372631">
            <text:p>2.3117778437</text:p>
          </table:table-cell>
          <table:table-cell table:formula="of:=[.C142]*[.E142]" office:value-type="float" office:value="3863.72054577665">
            <text:p>3863.7205457767</text:p>
          </table:table-cell>
          <table:table-cell table:formula="of:=[.F142]/[.$C$2]" office:value-type="percentage" office:value="0.792558060672134">
            <text:p>79.26%</text:p>
          </table:table-cell>
          <table:table-cell table:formula="of:=[.G142]-[.$G$38]" office:value-type="percentage" office:value="0.0235672914413647">
            <text:p>2.36%</text:p>
          </table:table-cell>
          <table:table-cell table:number-columns-repeated="1016"/>
        </table:table-row>
        <table:table-row table:style-name="ro1">
          <table:table-cell office:value-type="string">
            <text:p>Summer12_TTJetsMS1785_1.02_alljets.root</text:p>
          </table:table-cell>
          <table:table-cell/>
          <table:table-cell office:value-type="float" office:value="1768.79">
            <text:p>1768.79</text:p>
          </table:table-cell>
          <table:table-cell office:value-type="float" office:value="0.1686087197">
            <text:p>0.1686087197</text:p>
          </table:table-cell>
          <table:table-cell table:formula="of:=[.D143]/[.$E$2]" office:value-type="float" office:value="2.31177784372631">
            <text:p>2.3117778437</text:p>
          </table:table-cell>
          <table:table-cell table:formula="of:=[.C143]*[.E143]" office:value-type="float" office:value="4089.04953220466">
            <text:p>4089.0495322047</text:p>
          </table:table-cell>
          <table:table-cell table:formula="of:=[.F143]/[.$C$2]" office:value-type="percentage" office:value="0.838779391221468">
            <text:p>83.88%</text:p>
          </table:table-cell>
          <table:table-cell table:formula="of:=[.G143]-[.$G$38]" office:value-type="percentage" office:value="0.0697886219906987">
            <text:p>6.9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85_1.04_alljets.root</text:p>
          </table:table-cell>
          <table:table-cell/>
          <table:table-cell office:value-type="float" office:value="1839.23">
            <text:p>1839.23</text:p>
          </table:table-cell>
          <table:table-cell office:value-type="float" office:value="0.1686087197">
            <text:p>0.1686087197</text:p>
          </table:table-cell>
          <table:table-cell table:formula="of:=[.D144]/[.$E$2]" office:value-type="float" office:value="2.31177784372631">
            <text:p>2.3117778437</text:p>
          </table:table-cell>
          <table:table-cell table:formula="of:=[.C144]*[.E144]" office:value-type="float" office:value="4251.89116351674">
            <text:p>4251.8911635167</text:p>
          </table:table-cell>
          <table:table-cell table:formula="of:=[.F144]/[.$C$2]" office:value-type="percentage" office:value="0.872182802772664">
            <text:p>87.22%</text:p>
          </table:table-cell>
          <table:table-cell table:formula="of:=[.G144]-[.$G$38]" office:value-type="percentage" office:value="0.103192033541895">
            <text:p>10.32%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weight.puWeightUp</text:p>
          </table:table-cell>
          <table:table-cell/>
          <table:table-cell office:value-type="float" office:value="3739.35">
            <text:p>3739.35</text:p>
          </table:table-cell>
          <table:table-cell office:value-type="float" office:value="0.0729346551">
            <text:p>0.0729346551</text:p>
          </table:table-cell>
          <table:table-cell table:formula="of:=[.D149]/[.$E$2]" office:value-type="float" office:value="1">
            <text:p>1</text:p>
          </table:table-cell>
          <table:table-cell table:formula="of:=[.C149]*[.E149]" office:value-type="float" office:value="3739.35">
            <text:p>3739.35</text:p>
          </table:table-cell>
          <table:table-cell table:formula="of:=[.F149]/[.$C$2]" office:value-type="percentage" office:value="0.767046153846154">
            <text:p>76.70%</text:p>
          </table:table-cell>
          <table:table-cell table:formula="of:=[.G149]-[.$G$38]" office:value-type="percentage" office:value="-0.00194461538461543">
            <text:p>-0.19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puWeightDown</text:p>
          </table:table-cell>
          <table:table-cell/>
          <table:table-cell office:value-type="float" office:value="3758.18">
            <text:p>3758.18</text:p>
          </table:table-cell>
          <table:table-cell office:value-type="float" office:value="0.0729346551">
            <text:p>0.0729346551</text:p>
          </table:table-cell>
          <table:table-cell table:formula="of:=[.D150]/[.$E$2]" office:value-type="float" office:value="1">
            <text:p>1</text:p>
          </table:table-cell>
          <table:table-cell table:formula="of:=[.C150]*[.E150]" office:value-type="float" office:value="3758.18">
            <text:p>3758.18</text:p>
          </table:table-cell>
          <table:table-cell table:formula="of:=[.F150]/[.$C$2]" office:value-type="percentage" office:value="0.770908717948718">
            <text:p>77.09%</text:p>
          </table:table-cell>
          <table:table-cell table:formula="of:=[.G150]-[.$G$38]" office:value-type="percentage" office:value="0.0019179487179487">
            <text:p>0.19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TagWeight_bTagSFUp</text:p>
          </table:table-cell>
          <table:table-cell/>
          <table:table-cell office:value-type="float" office:value="3955.07">
            <text:p>3955.07</text:p>
          </table:table-cell>
          <table:table-cell office:value-type="float" office:value="0.0729346551">
            <text:p>0.0729346551</text:p>
          </table:table-cell>
          <table:table-cell table:formula="of:=[.D151]/[.$E$2]" office:value-type="float" office:value="1">
            <text:p>1</text:p>
          </table:table-cell>
          <table:table-cell table:formula="of:=[.C151]*[.E151]" office:value-type="float" office:value="3955.07">
            <text:p>3955.07</text:p>
          </table:table-cell>
          <table:table-cell table:formula="of:=[.F151]/[.$C$2]" office:value-type="percentage" office:value="0.81129641025641">
            <text:p>81.13%</text:p>
          </table:table-cell>
          <table:table-cell table:formula="of:=[.G151]-[.$G$38]" office:value-type="percentage" office:value="0.0423056410256411">
            <text:p>4.23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TagWeight_bTagSFDown</text:p>
          </table:table-cell>
          <table:table-cell/>
          <table:table-cell office:value-type="float" office:value="3547.19">
            <text:p>3547.19</text:p>
          </table:table-cell>
          <table:table-cell office:value-type="float" office:value="0.0729346551">
            <text:p>0.0729346551</text:p>
          </table:table-cell>
          <table:table-cell table:formula="of:=[.D152]/[.$E$2]" office:value-type="float" office:value="1">
            <text:p>1</text:p>
          </table:table-cell>
          <table:table-cell table:formula="of:=[.C152]*[.E152]" office:value-type="float" office:value="3547.19">
            <text:p>3547.19</text:p>
          </table:table-cell>
          <table:table-cell table:formula="of:=[.F152]/[.$C$2]" office:value-type="percentage" office:value="0.727628717948718">
            <text:p>72.76%</text:p>
          </table:table-cell>
          <table:table-cell table:formula="of:=[.G152]-[.$G$38]" office:value-type="percentage" office:value="-0.0413620512820513">
            <text:p>-4.14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TagWeight_misTagSFUp</text:p>
          </table:table-cell>
          <table:table-cell/>
          <table:table-cell office:value-type="float" office:value="3759.06">
            <text:p>3759.06</text:p>
          </table:table-cell>
          <table:table-cell office:value-type="float" office:value="0.0729346551">
            <text:p>0.0729346551</text:p>
          </table:table-cell>
          <table:table-cell table:formula="of:=[.D153]/[.$E$2]" office:value-type="float" office:value="1">
            <text:p>1</text:p>
          </table:table-cell>
          <table:table-cell table:formula="of:=[.C153]*[.E153]" office:value-type="float" office:value="3759.06">
            <text:p>3759.06</text:p>
          </table:table-cell>
          <table:table-cell table:formula="of:=[.F153]/[.$C$2]" office:value-type="percentage" office:value="0.771089230769231">
            <text:p>77.11%</text:p>
          </table:table-cell>
          <table:table-cell table:formula="of:=[.G153]-[.$G$38]" office:value-type="percentage" office:value="0.00209846153846149">
            <text:p>0.21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TagWeight_misTagSFDown</text:p>
          </table:table-cell>
          <table:table-cell/>
          <table:table-cell office:value-type="float" office:value="3738.59">
            <text:p>3738.59</text:p>
          </table:table-cell>
          <table:table-cell office:value-type="float" office:value="0.0729346551">
            <text:p>0.0729346551</text:p>
          </table:table-cell>
          <table:table-cell table:formula="of:=[.D154]/[.$E$2]" office:value-type="float" office:value="1">
            <text:p>1</text:p>
          </table:table-cell>
          <table:table-cell table:formula="of:=[.C154]*[.E154]" office:value-type="float" office:value="3738.59">
            <text:p>3738.59</text:p>
          </table:table-cell>
          <table:table-cell table:formula="of:=[.F154]/[.$C$2]" office:value-type="percentage" office:value="0.766890256410256">
            <text:p>76.69%</text:p>
          </table:table-cell>
          <table:table-cell table:formula="of:=[.G154]-[.$G$38]" office:value-type="percentage" office:value="-0.00210051282051282">
            <text:p>-0.21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JESWeight_frag</text:p>
          </table:table-cell>
          <table:table-cell/>
          <table:table-cell office:value-type="float" office:value="3672.38">
            <text:p>3672.38</text:p>
          </table:table-cell>
          <table:table-cell office:value-type="float" office:value="0.0729346551">
            <text:p>0.0729346551</text:p>
          </table:table-cell>
          <table:table-cell table:formula="of:=[.D155]/[.$E$2]" office:value-type="float" office:value="1">
            <text:p>1</text:p>
          </table:table-cell>
          <table:table-cell table:formula="of:=[.C155]*[.E155]" office:value-type="float" office:value="3672.38">
            <text:p>3672.38</text:p>
          </table:table-cell>
          <table:table-cell table:formula="of:=[.F155]/[.$C$2]" office:value-type="percentage" office:value="0.753308717948718">
            <text:p>75.33%</text:p>
          </table:table-cell>
          <table:table-cell table:formula="of:=[.G155]-[.$G$38]" office:value-type="percentage" office:value="-0.0156820512820512">
            <text:p>-1.57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JESWeight_fragHard</text:p>
          </table:table-cell>
          <table:table-cell/>
          <table:table-cell office:value-type="float" office:value="3609.29">
            <text:p>3609.29</text:p>
          </table:table-cell>
          <table:table-cell office:value-type="float" office:value="0.0729346551">
            <text:p>0.0729346551</text:p>
          </table:table-cell>
          <table:table-cell table:formula="of:=[.D156]/[.$E$2]" office:value-type="float" office:value="1">
            <text:p>1</text:p>
          </table:table-cell>
          <table:table-cell table:formula="of:=[.C156]*[.E156]" office:value-type="float" office:value="3609.29">
            <text:p>3609.29</text:p>
          </table:table-cell>
          <table:table-cell table:formula="of:=[.F156]/[.$C$2]" office:value-type="percentage" office:value="0.740367179487179">
            <text:p>74.04%</text:p>
          </table:table-cell>
          <table:table-cell table:formula="of:=[.G156]-[.$G$38]" office:value-type="percentage" office:value="-0.0286235897435898">
            <text:p>-2.86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JESWeight_fragSoft</text:p>
          </table:table-cell>
          <table:table-cell/>
          <table:table-cell office:value-type="float" office:value="3719.98">
            <text:p>3719.98</text:p>
          </table:table-cell>
          <table:table-cell office:value-type="float" office:value="0.0729346551">
            <text:p>0.0729346551</text:p>
          </table:table-cell>
          <table:table-cell table:formula="of:=[.D157]/[.$E$2]" office:value-type="float" office:value="1">
            <text:p>1</text:p>
          </table:table-cell>
          <table:table-cell table:formula="of:=[.C157]*[.E157]" office:value-type="float" office:value="3719.98">
            <text:p>3719.98</text:p>
          </table:table-cell>
          <table:table-cell table:formula="of:=[.F157]/[.$C$2]" office:value-type="percentage" office:value="0.763072820512821">
            <text:p>76.31%</text:p>
          </table:table-cell>
          <table:table-cell table:formula="of:=[.G157]-[.$G$38]" office:value-type="percentage" office:value="-0.00591794871794871">
            <text:p>-0.59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JESWeight_fNuUp</text:p>
          </table:table-cell>
          <table:table-cell/>
          <table:table-cell office:value-type="float" office:value="3692.39">
            <text:p>3692.39</text:p>
          </table:table-cell>
          <table:table-cell office:value-type="float" office:value="0.0729346551">
            <text:p>0.0729346551</text:p>
          </table:table-cell>
          <table:table-cell table:formula="of:=[.D158]/[.$E$2]" office:value-type="float" office:value="1">
            <text:p>1</text:p>
          </table:table-cell>
          <table:table-cell table:formula="of:=[.C158]*[.E158]" office:value-type="float" office:value="3692.39">
            <text:p>3692.39</text:p>
          </table:table-cell>
          <table:table-cell table:formula="of:=[.F158]/[.$C$2]" office:value-type="percentage" office:value="0.757413333333333">
            <text:p>75.74%</text:p>
          </table:table-cell>
          <table:table-cell table:formula="of:=[.G158]-[.$G$38]" office:value-type="percentage" office:value="-0.011577435897436">
            <text:p>-1.16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JESWeight_fNuDown</text:p>
          </table:table-cell>
          <table:table-cell/>
          <table:table-cell office:value-type="float" office:value="3783.62">
            <text:p>3783.62</text:p>
          </table:table-cell>
          <table:table-cell office:value-type="float" office:value="0.0729346551">
            <text:p>0.0729346551</text:p>
          </table:table-cell>
          <table:table-cell table:formula="of:=[.D159]/[.$E$2]" office:value-type="float" office:value="1">
            <text:p>1</text:p>
          </table:table-cell>
          <table:table-cell table:formula="of:=[.C159]*[.E159]" office:value-type="float" office:value="3783.62">
            <text:p>3783.62</text:p>
          </table:table-cell>
          <table:table-cell table:formula="of:=[.F159]/[.$C$2]" office:value-type="percentage" office:value="0.776127179487179">
            <text:p>77.61%</text:p>
          </table:table-cell>
          <table:table-cell table:formula="of:=[.G159]-[.$G$38]" office:value-type="percentage" office:value="0.00713641025641021">
            <text:p>0.71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sqrt(exp(0.156-0.00137*top.genpartonTop1.Pt())*exp(0.156-0.00137*top.genpartonTop2.Pt()))</text:p>
          </table:table-cell>
          <table:table-cell/>
          <table:table-cell office:value-type="float" office:value="3329.31">
            <text:p>3329.31</text:p>
          </table:table-cell>
          <table:table-cell office:value-type="float" office:value="0.0729346551">
            <text:p>0.0729346551</text:p>
          </table:table-cell>
          <table:table-cell table:formula="of:=[.D160]/[.$E$2]" office:value-type="float" office:value="1">
            <text:p>1</text:p>
          </table:table-cell>
          <table:table-cell table:formula="of:=[.C160]*[.E160]" office:value-type="float" office:value="3329.31">
            <text:p>3329.31</text:p>
          </table:table-cell>
          <table:table-cell table:formula="of:=[.F160]/[.$C$2]" office:value-type="percentage" office:value="0.682935384615385">
            <text:p>68.29%</text:p>
          </table:table-cell>
          <table:table-cell table:formula="of:=[.G160]-[.$G$38]" office:value-type="percentage" office:value="-0.0860553846153846">
            <text:p>-8.61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combinedWeight*((top.combinationType!=0)?(0.25*TMath::Erf((jet.jet[3].Pt()-45.8627)/18.2471)+0.75):1.0)</text:p>
          </table:table-cell>
          <table:table-cell/>
          <table:table-cell office:value-type="float" office:value="3831.89">
            <text:p>3831.89</text:p>
          </table:table-cell>
          <table:table-cell office:value-type="float" office:value="0.0729346551">
            <text:p>0.0729346551</text:p>
          </table:table-cell>
          <table:table-cell table:formula="of:=[.D161]/[.$E$2]" office:value-type="float" office:value="1">
            <text:p>1</text:p>
          </table:table-cell>
          <table:table-cell table:formula="of:=[.C161]*[.E161]" office:value-type="float" office:value="3831.89">
            <text:p>3831.89</text:p>
          </table:table-cell>
          <table:table-cell table:formula="of:=[.F161]/[.$C$2]" office:value-type="percentage" office:value="0.786028717948718">
            <text:p>78.60%</text:p>
          </table:table-cell>
          <table:table-cell table:formula="of:=[.G161]-[.$G$38]" office:value-type="percentage" office:value="0.0170379487179486">
            <text:p>1.70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combinedWeight*((top.combinationType!=0)?(0.75*TMath::Erf((jet.jet[3].Pt()-45.8627)/18.2471)+0.25):1.0)</text:p>
          </table:table-cell>
          <table:table-cell/>
          <table:table-cell office:value-type="float" office:value="3665.77">
            <text:p>3665.77</text:p>
          </table:table-cell>
          <table:table-cell office:value-type="float" office:value="0.0729346551">
            <text:p>0.0729346551</text:p>
          </table:table-cell>
          <table:table-cell table:formula="of:=[.D162]/[.$E$2]" office:value-type="float" office:value="1">
            <text:p>1</text:p>
          </table:table-cell>
          <table:table-cell table:formula="of:=[.C162]*[.E162]" office:value-type="float" office:value="3665.77">
            <text:p>3665.77</text:p>
          </table:table-cell>
          <table:table-cell table:formula="of:=[.F162]/[.$C$2]" office:value-type="percentage" office:value="0.751952820512821">
            <text:p>75.20%</text:p>
          </table:table-cell>
          <table:table-cell table:formula="of:=[.G162]-[.$G$38]" office:value-type="percentage" office:value="-0.0170379487179487">
            <text:p>-1.70%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SIG</text:p>
          </table:table-cell>
          <table:table-cell office:value-type="string">
            <text:p>up</text:p>
          </table:table-cell>
          <table:table-cell table:number-columns-repeated="4"/>
          <table:table-cell table:formula="of:=[.G38]*1.04" office:value-type="percentage" office:value="0.7997504">
            <text:p>79.98%</text:p>
          </table:table-cell>
          <table:table-cell table:formula="of:=[.G164]-[.$G$38]" office:value-type="percentage" office:value="0.0307596307692308">
            <text:p>3.08%</text:p>
          </table:table-cell>
          <table:table-cell table:number-columns-repeated="1016"/>
        </table:table-row>
        <table:table-row table:style-name="ro1">
          <table:table-cell office:value-type="string">
            <text:p>FSIG</text:p>
          </table:table-cell>
          <table:table-cell office:value-type="string">
            <text:p>down</text:p>
          </table:table-cell>
          <table:table-cell table:number-columns-repeated="4"/>
          <table:table-cell table:formula="of:=[.G38]*0.96" office:value-type="percentage" office:value="0.738231138461538">
            <text:p>73.82%</text:p>
          </table:table-cell>
          <table:table-cell table:formula="of:=[.G165]-[.$G$38]" office:value-type="percentage" office:value="-0.0307596307692308">
            <text:p>-3.08%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d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4"/>
        <table:table-column table:style-name="co3" table:default-cell-style-name="ce2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DATA</text:p>
          </table:table-cell>
          <table:table-cell/>
          <table:table-cell office:value-type="float" office:value="7024">
            <text:p>7024</text:p>
          </table:table-cell>
          <table:table-cell/>
          <table:table-cell office:value-type="float" office:value="0.0729346551">
            <text:p>0.072934655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vents</text:p>
          </table:table-cell>
          <table:table-cell office:value-type="string">
            <text:p>weight</text:p>
          </table:table-cell>
          <table:table-cell office:value-type="string">
            <text:p>weight cor</text:p>
          </table:table-cell>
          <table:table-cell office:value-type="string">
            <text:p>cor events</text:p>
          </table:table-cell>
          <table:table-cell office:value-type="string">
            <text:p>fSig</text:p>
          </table:table-cell>
          <table:table-cell office:value-type="string">
            <text:p>delta fSig</text:p>
          </table:table-cell>
          <table:table-cell table:number-columns-repeated="1016"/>
        </table:table-row>
        <table:table-row table:style-name="ro1">
          <table:table-cell office:value-type="string">
            <text:p>Summer12_TT1725_amcatnlo_herwigpp_alljets.root</text:p>
          </table:table-cell>
          <table:table-cell/>
          <table:table-cell office:value-type="float" office:value="3434.94">
            <text:p>3434.94</text:p>
          </table:table-cell>
          <table:table-cell office:value-type="float" office:value="0.1993263717">
            <text:p>0.1993263717</text:p>
          </table:table-cell>
          <table:table-cell table:formula="of:=[.D4]/0.1379365698" office:value-type="float" office:value="1.445058203122">
            <text:p>1.4450582031</text:p>
          </table:table-cell>
          <table:table-cell table:formula="of:=[.C4]*[.E4]" office:value-type="float" office:value="4963.68822423187">
            <text:p>4963.6882242319</text:p>
          </table:table-cell>
          <table:table-cell table:formula="of:=[.F4]/[.$C$2]" office:value-type="float" office:value="0.70667543055693">
            <text:p>0.7067</text:p>
          </table:table-cell>
          <table:table-cell table:formula="of:=[.G4]-[.$G$32]" office:value-type="percentage" office:value="0.090340009144629">
            <text:p>9.03%</text:p>
          </table:table-cell>
          <table:table-cell table:number-columns-repeated="1016"/>
        </table:table-row>
        <table:table-row table:style-name="ro1">
          <table:table-cell office:value-type="string">
            <text:p>Summer12_TT1725_amcatnlo_pythia8_alljets.root</text:p>
          </table:table-cell>
          <table:table-cell/>
          <table:table-cell office:value-type="float" office:value="1729.01">
            <text:p>1729.01</text:p>
          </table:table-cell>
          <table:table-cell office:value-type="float" office:value="0.2478844385">
            <text:p>0.2478844385</text:p>
          </table:table-cell>
          <table:table-cell table:formula="of:=[.D5]/0.1379365698" office:value-type="float" office:value="1.79709006001395">
            <text:p>1.79709006</text:p>
          </table:table-cell>
          <table:table-cell table:formula="of:=[.C5]*[.E5]" office:value-type="float" office:value="3107.18668466471">
            <text:p>3107.1866846647</text:p>
          </table:table-cell>
          <table:table-cell table:formula="of:=[.F5]/[.$C$2]" office:value-type="float" office:value="0.442367124809897">
            <text:p>0.4424</text:p>
          </table:table-cell>
          <table:table-cell table:formula="of:=[.G5]-[.$G$32]" office:value-type="percentage" office:value="-0.173968296602404">
            <text:p>-17.40%</text:p>
          </table:table-cell>
          <table:table-cell table:number-columns-repeated="1016"/>
        </table:table-row>
        <table:table-row table:style-name="ro1">
          <table:table-cell office:value-type="string">
            <text:p>Summer12_TT1725_FSIM_pythia8_alljets.root</text:p>
          </table:table-cell>
          <table:table-cell/>
          <table:table-cell office:value-type="float" office:value="474.784">
            <text:p>474.784</text:p>
          </table:table-cell>
          <table:table-cell office:value-type="float" office:value="0.5232763784">
            <text:p>0.5232763784</text:p>
          </table:table-cell>
          <table:table-cell table:formula="of:=[.D6]/[.$E$2]" office:value-type="float" office:value="7.17459179977667">
            <text:p>7.1745917998</text:p>
          </table:table-cell>
          <table:table-cell table:formula="of:=[.C6]*[.E6]" office:value-type="float" office:value="3406.38139306517">
            <text:p>3406.3813930652</text:p>
          </table:table-cell>
          <table:table-cell table:formula="of:=[.F6]/[.$C$2]" office:value-type="float" office:value="0.484963182383993">
            <text:p>0.4850</text:p>
          </table:table-cell>
          <table:table-cell table:formula="of:=[.G6]-[.$G$32]" office:value-type="percentage" office:value="-0.131372239028308">
            <text:p>-13.14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catnlo_herwig_alljets.root</text:p>
          </table:table-cell>
          <table:table-cell/>
          <table:table-cell office:value-type="float" office:value="2961">
            <text:p>2961</text:p>
          </table:table-cell>
          <table:table-cell office:value-type="float" office:value="0.1379365698">
            <text:p>0.1379365698</text:p>
          </table:table-cell>
          <table:table-cell office:value-type="float" office:value="1">
            <text:p>1</text:p>
          </table:table-cell>
          <table:table-cell table:formula="of:=[.C7]*[.E7]" office:value-type="float" office:value="2961">
            <text:p>2961</text:p>
          </table:table-cell>
          <table:table-cell table:formula="of:=[.F7]/[.$C$2]" office:value-type="float" office:value="0.421554669703872">
            <text:p>0.4216</text:p>
          </table:table-cell>
          <table:table-cell table:formula="of:=[.G7]-[.$G$32]" office:value-type="percentage" office:value="-0.194780751708428">
            <text:p>-19.48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P11_alljets.root</text:p>
          </table:table-cell>
          <table:table-cell/>
          <table:table-cell office:value-type="float" office:value="1693.88">
            <text:p>1693.88</text:p>
          </table:table-cell>
          <table:table-cell office:value-type="float" office:value="0.1777262864">
            <text:p>0.1777262864</text:p>
          </table:table-cell>
          <table:table-cell table:formula="of:=[.D8]/[.$E$2]" office:value-type="float" office:value="2.43678791866941">
            <text:p>2.4367879187</text:p>
          </table:table-cell>
          <table:table-cell table:formula="of:=[.C8]*[.E8]" office:value-type="float" office:value="4127.62631967573">
            <text:p>4127.6263196757</text:p>
          </table:table-cell>
          <table:table-cell table:formula="of:=[.F8]/[.$C$2]" office:value-type="float" office:value="0.587646116126955">
            <text:p>0.5876</text:p>
          </table:table-cell>
          <table:table-cell table:formula="of:=[.G8]-[.$G$32]" office:value-type="percentage" office:value="-0.0286893052853454">
            <text:p>-2.87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P11mpiHi_alljets.root</text:p>
          </table:table-cell>
          <table:table-cell/>
          <table:table-cell office:value-type="float" office:value="1169.72">
            <text:p>1169.72</text:p>
          </table:table-cell>
          <table:table-cell office:value-type="float" office:value="0.2603574691">
            <text:p>0.2603574691</text:p>
          </table:table-cell>
          <table:table-cell table:formula="of:=[.D9]/[.$E$2]" office:value-type="float" office:value="3.56973607050073">
            <text:p>3.5697360705</text:p>
          </table:table-cell>
          <table:table-cell table:formula="of:=[.C9]*[.E9]" office:value-type="float" office:value="4175.59167638611">
            <text:p>4175.5916763861</text:p>
          </table:table-cell>
          <table:table-cell table:formula="of:=[.F9]/[.$C$2]" office:value-type="float" office:value="0.5944748969798">
            <text:p>0.5945</text:p>
          </table:table-cell>
          <table:table-cell table:formula="of:=[.G9]-[.$G$32]" office:value-type="percentage" office:value="-0.021860524432501">
            <text:p>-2.19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P11noCR_alljets.root</text:p>
          </table:table-cell>
          <table:table-cell/>
          <table:table-cell office:value-type="float" office:value="1764.24">
            <text:p>1764.24</text:p>
          </table:table-cell>
          <table:table-cell office:value-type="float" office:value="0.1737401927">
            <text:p>0.1737401927</text:p>
          </table:table-cell>
          <table:table-cell table:formula="of:=[.D10]/[.$E$2]" office:value-type="float" office:value="2.38213497358405">
            <text:p>2.3821349736</text:p>
          </table:table-cell>
          <table:table-cell table:formula="of:=[.C10]*[.E10]" office:value-type="float" office:value="4202.65780579592">
            <text:p>4202.6578057959</text:p>
          </table:table-cell>
          <table:table-cell table:formula="of:=[.F10]/[.$C$2]" office:value-type="float" office:value="0.598328275312631">
            <text:p>0.5983</text:p>
          </table:table-cell>
          <table:table-cell table:formula="of:=[.G10]-[.$G$32]" office:value-type="percentage" office:value="-0.01800714609967">
            <text:p>-1.80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P11TeV_alljets.root</text:p>
          </table:table-cell>
          <table:table-cell/>
          <table:table-cell office:value-type="float" office:value="1158.02">
            <text:p>1158.02</text:p>
          </table:table-cell>
          <table:table-cell office:value-type="float" office:value="0.2606030083">
            <text:p>0.2606030083</text:p>
          </table:table-cell>
          <table:table-cell table:formula="of:=[.D11]/[.$E$2]" office:value-type="float" office:value="3.5731026347172">
            <text:p>3.5731026347</text:p>
          </table:table-cell>
          <table:table-cell table:formula="of:=[.C11]*[.E11]" office:value-type="float" office:value="4137.72431305521">
            <text:p>4137.7243130552</text:p>
          </table:table-cell>
          <table:table-cell table:formula="of:=[.F11]/[.$C$2]" office:value-type="float" office:value="0.589083757553418">
            <text:p>0.5891</text:p>
          </table:table-cell>
          <table:table-cell table:formula="of:=[.G11]-[.$G$32]" office:value-type="percentage" office:value="-0.0272516638588829">
            <text:p>-2.73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MGDecays_Z2_RD_alljets.root</text:p>
          </table:table-cell>
          <table:table-cell/>
          <table:table-cell office:value-type="float" office:value="4869.34">
            <text:p>4869.34</text:p>
          </table:table-cell>
          <table:table-cell office:value-type="float" office:value="0.0663121058">
            <text:p>0.0663121058</text:p>
          </table:table-cell>
          <table:table-cell table:formula="of:=[.D12]/[.$E$2]" office:value-type="float" office:value="0.909198867247403">
            <text:p>0.9091988672</text:p>
          </table:table-cell>
          <table:table-cell table:formula="of:=[.C12]*[.E12]" office:value-type="float" office:value="4427.19841224247">
            <text:p>4427.1984122425</text:p>
          </table:table-cell>
          <table:table-cell table:formula="of:=[.F12]/[.$C$2]" office:value-type="float" office:value="0.630295901515158">
            <text:p>0.6303</text:p>
          </table:table-cell>
          <table:table-cell table:formula="of:=[.G12]-[.$G$32]" office:value-type="percentage" office:value="0.013960480102857">
            <text:p>1.40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powheg_alljets.root</text:p>
          </table:table-cell>
          <table:table-cell/>
          <table:table-cell office:value-type="float" office:value="1399.28">
            <text:p>1399.28</text:p>
          </table:table-cell>
          <table:table-cell office:value-type="float" office:value="0.2090597762">
            <text:p>0.2090597762</text:p>
          </table:table-cell>
          <table:table-cell table:formula="of:=[.D13]/[.$E$2]" office:value-type="float" office:value="2.8663983659532">
            <text:p>2.866398366</text:p>
          </table:table-cell>
          <table:table-cell table:formula="of:=[.C13]*[.E13]" office:value-type="float" office:value="4010.89390551099">
            <text:p>4010.893905511</text:p>
          </table:table-cell>
          <table:table-cell table:formula="of:=[.F13]/[.$C$2]" office:value-type="float" office:value="0.571027036661587">
            <text:p>0.5710</text:p>
          </table:table-cell>
          <table:table-cell table:formula="of:=[.G13]-[.$G$32]" office:value-type="percentage" office:value="-0.0453083847507134">
            <text:p>-4.53%</text:p>
          </table:table-cell>
          <table:table-cell table:number-columns-repeated="1016"/>
        </table:table-row>
        <table:table-row table:style-name="ro1">
          <table:table-cell office:value-type="string">
            <text:p>Summer12_TTJets1725_powheg_herwig_alljets.root</text:p>
          </table:table-cell>
          <table:table-cell/>
          <table:table-cell office:value-type="float" office:value="2008.75">
            <text:p>2008.75</text:p>
          </table:table-cell>
          <table:table-cell office:value-type="float" office:value="0.1636878692">
            <text:p>0.1636878692</text:p>
          </table:table-cell>
          <table:table-cell table:formula="of:=[.D14]/[.$E$2]" office:value-type="float" office:value="2.24430853858936">
            <text:p>2.2443085386</text:p>
          </table:table-cell>
          <table:table-cell table:formula="of:=[.C14]*[.E14]" office:value-type="float" office:value="4508.25477689138">
            <text:p>4508.2547768914</text:p>
          </table:table-cell>
          <table:table-cell table:formula="of:=[.F14]/[.$C$2]" office:value-type="float" office:value="0.641835816755606">
            <text:p>0.6418</text:p>
          </table:table-cell>
          <table:table-cell table:formula="of:=[.G14]-[.$G$32]" office:value-type="percentage" office:value="0.0255003953433052">
            <text:p>2.55%</text:p>
          </table:table-cell>
          <table:table-cell table:number-columns-repeated="1016"/>
        </table:table-row>
        <table:table-row table:style-name="ro1">
          <table:table-cell office:value-type="string">
            <text:p>Summer12_TTJetsMS1665_0.96_alljets.root</text:p>
          </table:table-cell>
          <table:table-cell/>
          <table:table-cell office:value-type="float" office:value="1379.9">
            <text:p>1379.9</text:p>
          </table:table-cell>
          <table:table-cell office:value-type="float" office:value="0.1854989237">
            <text:p>0.1854989237</text:p>
          </table:table-cell>
          <table:table-cell table:formula="of:=[.D15]/[.$E$2]" office:value-type="float" office:value="2.54335779672454">
            <text:p>2.5433577967</text:p>
          </table:table-cell>
          <table:table-cell table:formula="of:=[.C15]*[.E15]" office:value-type="float" office:value="3509.57942370019">
            <text:p>3509.5794237002</text:p>
          </table:table-cell>
          <table:table-cell table:formula="of:=[.F15]/[.$C$2]" office:value-type="float" office:value="0.499655384923148">
            <text:p>0.4997</text:p>
          </table:table-cell>
          <table:table-cell table:formula="of:=[.G15]-[.$G$32]" office:value-type="percentage" office:value="-0.116680036489153">
            <text:p>-11.67%</text:p>
          </table:table-cell>
          <table:table-cell table:number-columns-repeated="1016"/>
        </table:table-row>
        <table:table-row table:style-name="ro1">
          <table:table-cell office:value-type="string">
            <text:p>Summer12_TTJetsMS1665_0.98_alljets.root</text:p>
          </table:table-cell>
          <table:table-cell/>
          <table:table-cell office:value-type="float" office:value="1511.91">
            <text:p>1511.91</text:p>
          </table:table-cell>
          <table:table-cell office:value-type="float" office:value="0.1854989237">
            <text:p>0.1854989237</text:p>
          </table:table-cell>
          <table:table-cell table:formula="of:=[.D16]/[.$E$2]" office:value-type="float" office:value="2.54335779672454">
            <text:p>2.5433577967</text:p>
          </table:table-cell>
          <table:table-cell table:formula="of:=[.C16]*[.E16]" office:value-type="float" office:value="3845.32808644579">
            <text:p>3845.3280864458</text:p>
          </table:table-cell>
          <table:table-cell table:formula="of:=[.F16]/[.$C$2]" office:value-type="float" office:value="0.547455593172807">
            <text:p>0.5475</text:p>
          </table:table-cell>
          <table:table-cell table:formula="of:=[.G16]-[.$G$32]" office:value-type="percentage" office:value="-0.068879828239494">
            <text:p>-6.89%</text:p>
          </table:table-cell>
          <table:table-cell table:number-columns-repeated="1016"/>
        </table:table-row>
        <table:table-row table:style-name="ro1">
          <table:table-cell office:value-type="string">
            <text:p>Summer12_TTJetsMS1665_1.00_alljets.root</text:p>
          </table:table-cell>
          <table:table-cell/>
          <table:table-cell office:value-type="float" office:value="1632.77">
            <text:p>1632.77</text:p>
          </table:table-cell>
          <table:table-cell office:value-type="float" office:value="0.1854989237">
            <text:p>0.1854989237</text:p>
          </table:table-cell>
          <table:table-cell table:formula="of:=[.D17]/[.$E$2]" office:value-type="float" office:value="2.54335779672454">
            <text:p>2.5433577967</text:p>
          </table:table-cell>
          <table:table-cell table:formula="of:=[.C17]*[.E17]" office:value-type="float" office:value="4152.71830975792">
            <text:p>4152.7183097579</text:p>
          </table:table-cell>
          <table:table-cell table:formula="of:=[.F17]/[.$C$2]" office:value-type="float" office:value="0.59121843817738">
            <text:p>0.5912</text:p>
          </table:table-cell>
          <table:table-cell table:formula="of:=[.G17]-[.$G$32]" office:value-type="percentage" office:value="-0.0251169832349202">
            <text:p>-2.51%</text:p>
          </table:table-cell>
          <table:table-cell table:number-columns-repeated="1016"/>
        </table:table-row>
        <table:table-row table:style-name="ro1">
          <table:table-cell office:value-type="string">
            <text:p>Summer12_TTJetsMS1665_1.02_alljets.root</text:p>
          </table:table-cell>
          <table:table-cell/>
          <table:table-cell office:value-type="float" office:value="1735.22">
            <text:p>1735.22</text:p>
          </table:table-cell>
          <table:table-cell office:value-type="float" office:value="0.1854989237">
            <text:p>0.1854989237</text:p>
          </table:table-cell>
          <table:table-cell table:formula="of:=[.D18]/[.$E$2]" office:value-type="float" office:value="2.54335779672454">
            <text:p>2.5433577967</text:p>
          </table:table-cell>
          <table:table-cell table:formula="of:=[.C18]*[.E18]" office:value-type="float" office:value="4413.28531603235">
            <text:p>4413.2853160324</text:p>
          </table:table-cell>
          <table:table-cell table:formula="of:=[.F18]/[.$C$2]" office:value-type="float" office:value="0.628315107635585">
            <text:p>0.6283</text:p>
          </table:table-cell>
          <table:table-cell table:formula="of:=[.G18]-[.$G$32]" office:value-type="percentage" office:value="0.0119796862232845">
            <text:p>1.20%</text:p>
          </table:table-cell>
          <table:table-cell table:number-columns-repeated="1016"/>
        </table:table-row>
        <table:table-row table:style-name="ro1">
          <table:table-cell office:value-type="string">
            <text:p>Summer12_TTJetsMS1665_1.04_alljets.root</text:p>
          </table:table-cell>
          <table:table-cell/>
          <table:table-cell office:value-type="float" office:value="1821.07">
            <text:p>1821.07</text:p>
          </table:table-cell>
          <table:table-cell office:value-type="float" office:value="0.1854989237">
            <text:p>0.1854989237</text:p>
          </table:table-cell>
          <table:table-cell table:formula="of:=[.D19]/[.$E$2]" office:value-type="float" office:value="2.54335779672454">
            <text:p>2.5433577967</text:p>
          </table:table-cell>
          <table:table-cell table:formula="of:=[.C19]*[.E19]" office:value-type="float" office:value="4631.63258288115">
            <text:p>4631.6325828812</text:p>
          </table:table-cell>
          <table:table-cell table:formula="of:=[.F19]/[.$C$2]" office:value-type="float" office:value="0.65940099414595">
            <text:p>0.6594</text:p>
          </table:table-cell>
          <table:table-cell table:formula="of:=[.G19]-[.$G$32]" office:value-type="percentage" office:value="0.0430655727336491">
            <text:p>4.31%</text:p>
          </table:table-cell>
          <table:table-cell table:number-columns-repeated="1016"/>
        </table:table-row>
        <table:table-row table:style-name="ro1">
          <table:table-cell office:value-type="string">
            <text:p>Summer12_TTJetsMS1695_0.96_alljets.root</text:p>
          </table:table-cell>
          <table:table-cell/>
          <table:table-cell office:value-type="float" office:value="2169.39">
            <text:p>2169.39</text:p>
          </table:table-cell>
          <table:table-cell office:value-type="float" office:value="0.1206560021">
            <text:p>0.1206560021</text:p>
          </table:table-cell>
          <table:table-cell table:formula="of:=[.D20]/[.$E$2]" office:value-type="float" office:value="1.65430277190685">
            <text:p>1.6543027719</text:p>
          </table:table-cell>
          <table:table-cell table:formula="of:=[.C20]*[.E20]" office:value-type="float" office:value="3588.827890347">
            <text:p>3588.827890347</text:p>
          </table:table-cell>
          <table:table-cell table:formula="of:=[.F20]/[.$C$2]" office:value-type="float" office:value="0.510937911495871">
            <text:p>0.5109</text:p>
          </table:table-cell>
          <table:table-cell table:formula="of:=[.G20]-[.$G$32]" office:value-type="percentage" office:value="-0.10539750991643">
            <text:p>-10.54%</text:p>
          </table:table-cell>
          <table:table-cell table:number-columns-repeated="1016"/>
        </table:table-row>
        <table:table-row table:style-name="ro1">
          <table:table-cell office:value-type="string">
            <text:p>Summer12_TTJetsMS1695_0.98_alljets.root</text:p>
          </table:table-cell>
          <table:table-cell/>
          <table:table-cell office:value-type="float" office:value="2378.58">
            <text:p>2378.58</text:p>
          </table:table-cell>
          <table:table-cell office:value-type="float" office:value="0.1206560021">
            <text:p>0.1206560021</text:p>
          </table:table-cell>
          <table:table-cell table:formula="of:=[.D21]/[.$E$2]" office:value-type="float" office:value="1.65430277190685">
            <text:p>1.6543027719</text:p>
          </table:table-cell>
          <table:table-cell table:formula="of:=[.C21]*[.E21]" office:value-type="float" office:value="3934.89148720219">
            <text:p>3934.8914872022</text:p>
          </table:table-cell>
          <table:table-cell table:formula="of:=[.F21]/[.$C$2]" office:value-type="float" office:value="0.560206646811246">
            <text:p>0.5602</text:p>
          </table:table-cell>
          <table:table-cell table:formula="of:=[.G21]-[.$G$32]" office:value-type="percentage" office:value="-0.0561287746010546">
            <text:p>-5.61%</text:p>
          </table:table-cell>
          <table:table-cell table:number-columns-repeated="1016"/>
        </table:table-row>
        <table:table-row table:style-name="ro1">
          <table:table-cell office:value-type="string">
            <text:p>Summer12_TTJetsMS1695_1.00_alljets.root</text:p>
          </table:table-cell>
          <table:table-cell/>
          <table:table-cell office:value-type="float" office:value="2555.49">
            <text:p>2555.49</text:p>
          </table:table-cell>
          <table:table-cell office:value-type="float" office:value="0.1206560021">
            <text:p>0.1206560021</text:p>
          </table:table-cell>
          <table:table-cell table:formula="of:=[.D22]/[.$E$2]" office:value-type="float" office:value="1.65430277190685">
            <text:p>1.6543027719</text:p>
          </table:table-cell>
          <table:table-cell table:formula="of:=[.C22]*[.E22]" office:value-type="float" office:value="4227.55419058023">
            <text:p>4227.5541905802</text:p>
          </table:table-cell>
          <table:table-cell table:formula="of:=[.F22]/[.$C$2]" office:value-type="float" office:value="0.601872749228393">
            <text:p>0.6019</text:p>
          </table:table-cell>
          <table:table-cell table:formula="of:=[.G22]-[.$G$32]" office:value-type="percentage" office:value="-0.0144626721839076">
            <text:p>-1.45%</text:p>
          </table:table-cell>
          <table:table-cell table:number-columns-repeated="1016"/>
        </table:table-row>
        <table:table-row table:style-name="ro1">
          <table:table-cell office:value-type="string">
            <text:p>Summer12_TTJetsMS1695_1.02_alljets.root</text:p>
          </table:table-cell>
          <table:table-cell/>
          <table:table-cell office:value-type="float" office:value="2720.97">
            <text:p>2720.97</text:p>
          </table:table-cell>
          <table:table-cell office:value-type="float" office:value="0.1206560021">
            <text:p>0.1206560021</text:p>
          </table:table-cell>
          <table:table-cell table:formula="of:=[.D23]/[.$E$2]" office:value-type="float" office:value="1.65430277190685">
            <text:p>1.6543027719</text:p>
          </table:table-cell>
          <table:table-cell table:formula="of:=[.C23]*[.E23]" office:value-type="float" office:value="4501.30821327538">
            <text:p>4501.3082132754</text:p>
          </table:table-cell>
          <table:table-cell table:formula="of:=[.F23]/[.$C$2]" office:value-type="float" office:value="0.640846841297747">
            <text:p>0.6408</text:p>
          </table:table-cell>
          <table:table-cell table:formula="of:=[.G23]-[.$G$32]" office:value-type="percentage" office:value="0.0245114198854467">
            <text:p>2.45%</text:p>
          </table:table-cell>
          <table:table-cell table:number-columns-repeated="1016"/>
        </table:table-row>
        <table:table-row table:style-name="ro1">
          <table:table-cell office:value-type="string">
            <text:p>Summer12_TTJetsMS1695_1.04_alljets.root</text:p>
          </table:table-cell>
          <table:table-cell/>
          <table:table-cell office:value-type="float" office:value="2847.71">
            <text:p>2847.71</text:p>
          </table:table-cell>
          <table:table-cell office:value-type="float" office:value="0.1206560021">
            <text:p>0.1206560021</text:p>
          </table:table-cell>
          <table:table-cell table:formula="of:=[.D24]/[.$E$2]" office:value-type="float" office:value="1.65430277190685">
            <text:p>1.6543027719</text:p>
          </table:table-cell>
          <table:table-cell table:formula="of:=[.C24]*[.E24]" office:value-type="float" office:value="4710.97454658685">
            <text:p>4710.9745465869</text:p>
          </table:table-cell>
          <table:table-cell table:formula="of:=[.F24]/[.$C$2]" office:value-type="float" office:value="0.670696831803367">
            <text:p>0.6707</text:p>
          </table:table-cell>
          <table:table-cell table:formula="of:=[.G24]-[.$G$32]" office:value-type="percentage" office:value="0.0543614103910667">
            <text:p>5.4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15_0.96_alljets.root</text:p>
          </table:table-cell>
          <table:table-cell/>
          <table:table-cell office:value-type="float" office:value="1410.15">
            <text:p>1410.15</text:p>
          </table:table-cell>
          <table:table-cell office:value-type="float" office:value="0.1885681223">
            <text:p>0.1885681223</text:p>
          </table:table-cell>
          <table:table-cell table:formula="of:=[.D25]/[.$E$2]" office:value-type="float" office:value="2.58543928179898">
            <text:p>2.5854392818</text:p>
          </table:table-cell>
          <table:table-cell table:formula="of:=[.C25]*[.E25]" office:value-type="float" office:value="3645.85720322883">
            <text:p>3645.8572032288</text:p>
          </table:table-cell>
          <table:table-cell table:formula="of:=[.F25]/[.$C$2]" office:value-type="float" office:value="0.51905711891071">
            <text:p>0.5191</text:p>
          </table:table-cell>
          <table:table-cell table:formula="of:=[.G25]-[.$G$32]" office:value-type="percentage" office:value="-0.097278302501591">
            <text:p>-9.7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15_0.98_alljets.root</text:p>
          </table:table-cell>
          <table:table-cell/>
          <table:table-cell office:value-type="float" office:value="1541.55">
            <text:p>1541.55</text:p>
          </table:table-cell>
          <table:table-cell office:value-type="float" office:value="0.1885681223">
            <text:p>0.1885681223</text:p>
          </table:table-cell>
          <table:table-cell table:formula="of:=[.D26]/[.$E$2]" office:value-type="float" office:value="2.58543928179898">
            <text:p>2.5854392818</text:p>
          </table:table-cell>
          <table:table-cell table:formula="of:=[.C26]*[.E26]" office:value-type="float" office:value="3985.58392485721">
            <text:p>3985.5839248572</text:p>
          </table:table-cell>
          <table:table-cell table:formula="of:=[.F26]/[.$C$2]" office:value-type="float" office:value="0.567423679507006">
            <text:p>0.5674</text:p>
          </table:table-cell>
          <table:table-cell table:formula="of:=[.G26]-[.$G$32]" office:value-type="percentage" office:value="-0.0489117419052947">
            <text:p>-4.8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15_1.00_alljets.root</text:p>
          </table:table-cell>
          <table:table-cell/>
          <table:table-cell office:value-type="float" office:value="1658.49">
            <text:p>1658.49</text:p>
          </table:table-cell>
          <table:table-cell office:value-type="float" office:value="0.1885681223">
            <text:p>0.1885681223</text:p>
          </table:table-cell>
          <table:table-cell table:formula="of:=[.D27]/[.$E$2]" office:value-type="float" office:value="2.58543928179898">
            <text:p>2.5854392818</text:p>
          </table:table-cell>
          <table:table-cell table:formula="of:=[.C27]*[.E27]" office:value-type="float" office:value="4287.92519447078">
            <text:p>4287.9251944708</text:p>
          </table:table-cell>
          <table:table-cell table:formula="of:=[.F27]/[.$C$2]" office:value-type="float" office:value="0.610467709918961">
            <text:p>0.6105</text:p>
          </table:table-cell>
          <table:table-cell table:formula="of:=[.G27]-[.$G$32]" office:value-type="percentage" office:value="-0.00586771149333953">
            <text:p>-0.5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15_1.02_alljets.root</text:p>
          </table:table-cell>
          <table:table-cell/>
          <table:table-cell office:value-type="float" office:value="1760.54">
            <text:p>1760.54</text:p>
          </table:table-cell>
          <table:table-cell office:value-type="float" office:value="0.1885681223">
            <text:p>0.1885681223</text:p>
          </table:table-cell>
          <table:table-cell table:formula="of:=[.D28]/[.$E$2]" office:value-type="float" office:value="2.58543928179898">
            <text:p>2.5854392818</text:p>
          </table:table-cell>
          <table:table-cell table:formula="of:=[.C28]*[.E28]" office:value-type="float" office:value="4551.76927317837">
            <text:p>4551.7692731784</text:p>
          </table:table-cell>
          <table:table-cell table:formula="of:=[.F28]/[.$C$2]" office:value-type="float" office:value="0.648030932969586">
            <text:p>0.6480</text:p>
          </table:table-cell>
          <table:table-cell table:formula="of:=[.G28]-[.$G$32]" office:value-type="percentage" office:value="0.0316955115572848">
            <text:p>3.1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15_1.04_alljets.root</text:p>
          </table:table-cell>
          <table:table-cell/>
          <table:table-cell office:value-type="float" office:value="1838.5">
            <text:p>1838.5</text:p>
          </table:table-cell>
          <table:table-cell office:value-type="float" office:value="0.1885681223">
            <text:p>0.1885681223</text:p>
          </table:table-cell>
          <table:table-cell table:formula="of:=[.D29]/[.$E$2]" office:value-type="float" office:value="2.58543928179898">
            <text:p>2.5854392818</text:p>
          </table:table-cell>
          <table:table-cell table:formula="of:=[.C29]*[.E29]" office:value-type="float" office:value="4753.33011958742">
            <text:p>4753.3301195874</text:p>
          </table:table-cell>
          <table:table-cell table:formula="of:=[.F29]/[.$C$2]" office:value-type="float" office:value="0.676726953244222">
            <text:p>0.6767</text:p>
          </table:table-cell>
          <table:table-cell table:formula="of:=[.G29]-[.$G$32]" office:value-type="percentage" office:value="0.0603915318319215">
            <text:p>6.0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0.96_alljets.root</text:p>
          </table:table-cell>
          <table:table-cell/>
          <table:table-cell office:value-type="float" office:value="3668.07">
            <text:p>3668.07</text:p>
          </table:table-cell>
          <table:table-cell office:value-type="float" office:value="0.0729346551">
            <text:p>0.0729346551</text:p>
          </table:table-cell>
          <table:table-cell table:formula="of:=[.D30]/[.$E$2]" office:value-type="float" office:value="1">
            <text:p>1</text:p>
          </table:table-cell>
          <table:table-cell table:formula="of:=[.C30]*[.E30]" office:value-type="float" office:value="3668.07">
            <text:p>3668.07</text:p>
          </table:table-cell>
          <table:table-cell table:formula="of:=[.F30]/[.$C$2]" office:value-type="float" office:value="0.522219533029613">
            <text:p>0.5222</text:p>
          </table:table-cell>
          <table:table-cell table:formula="of:=[.G30]-[.$G$32]" office:value-type="percentage" office:value="-0.0941158883826879">
            <text:p>-9.4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0.98_alljets.root</text:p>
          </table:table-cell>
          <table:table-cell/>
          <table:table-cell office:value-type="float" office:value="4023.34">
            <text:p>4023.34</text:p>
          </table:table-cell>
          <table:table-cell office:value-type="float" office:value="0.0729346551">
            <text:p>0.0729346551</text:p>
          </table:table-cell>
          <table:table-cell table:formula="of:=[.D31]/[.$E$2]" office:value-type="float" office:value="1">
            <text:p>1</text:p>
          </table:table-cell>
          <table:table-cell table:formula="of:=[.C31]*[.E31]" office:value-type="float" office:value="4023.34">
            <text:p>4023.34</text:p>
          </table:table-cell>
          <table:table-cell table:formula="of:=[.F31]/[.$C$2]" office:value-type="float" office:value="0.572798974943052">
            <text:p>0.5728</text:p>
          </table:table-cell>
          <table:table-cell table:formula="of:=[.G31]-[.$G$32]" office:value-type="percentage" office:value="-0.0435364464692483">
            <text:p>-4.35%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ummer12_TTJetsMS1725_1.00_alljets.root</text:p>
          </table:table-cell>
          <table:table-cell table:style-name="ce1"/>
          <table:table-cell office:value-type="float" office:value="4329.14">
            <text:p>4329.14</text:p>
          </table:table-cell>
          <table:table-cell table:style-name="ce1" office:value-type="float" office:value="0.0729346551">
            <text:p>0.0729346551</text:p>
          </table:table-cell>
          <table:table-cell table:style-name="ce1" table:formula="of:=[.D32]/[.$E$2]" office:value-type="float" office:value="1">
            <text:p>1</text:p>
          </table:table-cell>
          <table:table-cell table:style-name="ce1" table:formula="of:=[.C32]*[.E32]" office:value-type="float" office:value="4329.14">
            <text:p>4329.14</text:p>
          </table:table-cell>
          <table:table-cell table:style-name="ce5" table:formula="of:=[.F32]/[.$C$2]" office:value-type="float" office:value="0.616335421412301">
            <text:p>0.6163</text:p>
          </table:table-cell>
          <table:table-cell table:style-name="ce3" table:formula="of:=[.G32]-[.$G$32]" office:value-type="percentage" office:value="0">
            <text:p>0.00%</text:p>
          </table:table-cell>
          <table:table-cell table:style-name="ce1" office:value-type="string">
            <text:p>DEFAULT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Summer12_TTJetsMS1725_1.02_alljets.root</text:p>
          </table:table-cell>
          <table:table-cell/>
          <table:table-cell office:value-type="float" office:value="4589.21">
            <text:p>4589.21</text:p>
          </table:table-cell>
          <table:table-cell office:value-type="float" office:value="0.0729346551">
            <text:p>0.0729346551</text:p>
          </table:table-cell>
          <table:table-cell table:formula="of:=[.D33]/[.$E$2]" office:value-type="float" office:value="1">
            <text:p>1</text:p>
          </table:table-cell>
          <table:table-cell table:formula="of:=[.C33]*[.E33]" office:value-type="float" office:value="4589.21">
            <text:p>4589.21</text:p>
          </table:table-cell>
          <table:table-cell table:formula="of:=[.F33]/[.$C$2]" office:value-type="float" office:value="0.653361332574032">
            <text:p>0.6534</text:p>
          </table:table-cell>
          <table:table-cell table:formula="of:=[.G33]-[.$G$32]" office:value-type="percentage" office:value="0.0370259111617313">
            <text:p>3.7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1.04_alljets.root</text:p>
          </table:table-cell>
          <table:table-cell/>
          <table:table-cell office:value-type="float" office:value="4786.09">
            <text:p>4786.09</text:p>
          </table:table-cell>
          <table:table-cell office:value-type="float" office:value="0.0729346551">
            <text:p>0.0729346551</text:p>
          </table:table-cell>
          <table:table-cell table:formula="of:=[.D34]/[.$E$2]" office:value-type="float" office:value="1">
            <text:p>1</text:p>
          </table:table-cell>
          <table:table-cell table:formula="of:=[.C34]*[.E34]" office:value-type="float" office:value="4786.09">
            <text:p>4786.09</text:p>
          </table:table-cell>
          <table:table-cell table:formula="of:=[.F34]/[.$C$2]" office:value-type="float" office:value="0.681390945330296">
            <text:p>0.6814</text:p>
          </table:table-cell>
          <table:table-cell table:formula="of:=[.G34]-[.$G$32]" office:value-type="percentage" office:value="0.0650555239179954">
            <text:p>6.5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csvm_0.63_alljets.root</text:p>
          </table:table-cell>
          <table:table-cell/>
          <table:table-cell office:value-type="float" office:value="4126.9">
            <text:p>4126.9</text:p>
          </table:table-cell>
          <table:table-cell office:value-type="float" office:value="0.0729346551">
            <text:p>0.0729346551</text:p>
          </table:table-cell>
          <table:table-cell table:formula="of:=[.D35]/[.$E$2]" office:value-type="float" office:value="1">
            <text:p>1</text:p>
          </table:table-cell>
          <table:table-cell table:formula="of:=[.C35]*[.E35]" office:value-type="float" office:value="4126.9">
            <text:p>4126.9</text:p>
          </table:table-cell>
          <table:table-cell table:formula="of:=[.F35]/[.$C$2]" office:value-type="float" office:value="0.58754271070615">
            <text:p>0.5875</text:p>
          </table:table-cell>
          <table:table-cell table:formula="of:=[.G35]-[.$G$32]" office:value-type="percentage" office:value="-0.0287927107061504">
            <text:p>-2.8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csvm_0.73_alljets.root</text:p>
          </table:table-cell>
          <table:table-cell/>
          <table:table-cell office:value-type="float" office:value="4559.68">
            <text:p>4559.68</text:p>
          </table:table-cell>
          <table:table-cell office:value-type="float" office:value="0.0729346551">
            <text:p>0.0729346551</text:p>
          </table:table-cell>
          <table:table-cell table:formula="of:=[.D36]/[.$E$2]" office:value-type="float" office:value="1">
            <text:p>1</text:p>
          </table:table-cell>
          <table:table-cell table:formula="of:=[.C36]*[.E36]" office:value-type="float" office:value="4559.68">
            <text:p>4559.68</text:p>
          </table:table-cell>
          <table:table-cell table:formula="of:=[.F36]/[.$C$2]" office:value-type="float" office:value="0.649157175398633">
            <text:p>0.6492</text:p>
          </table:table-cell>
          <table:table-cell table:formula="of:=[.G36]-[.$G$32]" office:value-type="percentage" office:value="0.0328217539863326">
            <text:p>3.2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down_FlavorPureBottom_alljets.root</text:p>
          </table:table-cell>
          <table:table-cell office:value-type="float" office:value="4344.77">
            <text:p>4344.77</text:p>
          </table:table-cell>
          <table:table-cell office:value-type="float" office:value="0.0729346551">
            <text:p>0.0729346551</text:p>
          </table:table-cell>
          <table:table-cell table:formula="of:=[.D37]/[.$E$2]" office:value-type="float" office:value="1">
            <text:p>1</text:p>
          </table:table-cell>
          <table:table-cell table:formula="of:=[.C37]*[.E37]" office:value-type="float" office:value="4344.77">
            <text:p>4344.77</text:p>
          </table:table-cell>
          <table:table-cell table:formula="of:=[.F37]/[.$C$2]" office:value-type="float" office:value="0.618560649202734">
            <text:p>0.6186</text:p>
          </table:table-cell>
          <table:table-cell table:formula="of:=[.G37]-[.$G$32]" office:value-type="percentage" office:value="0.00222522779043288">
            <text:p>0.2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down_FlavorPureCharm_alljets.root</text:p>
          </table:table-cell>
          <table:table-cell office:value-type="float" office:value="4335.12">
            <text:p>4335.12</text:p>
          </table:table-cell>
          <table:table-cell office:value-type="float" office:value="0.0729346551">
            <text:p>0.0729346551</text:p>
          </table:table-cell>
          <table:table-cell table:formula="of:=[.D38]/[.$E$2]" office:value-type="float" office:value="1">
            <text:p>1</text:p>
          </table:table-cell>
          <table:table-cell table:formula="of:=[.C38]*[.E38]" office:value-type="float" office:value="4335.12">
            <text:p>4335.12</text:p>
          </table:table-cell>
          <table:table-cell table:formula="of:=[.F38]/[.$C$2]" office:value-type="float" office:value="0.617186788154897">
            <text:p>0.6172</text:p>
          </table:table-cell>
          <table:table-cell table:formula="of:=[.G38]-[.$G$32]" office:value-type="percentage" office:value="0.000851366742596782">
            <text:p>0.0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down_FlavorPureGluon_alljets.root</text:p>
          </table:table-cell>
          <table:table-cell office:value-type="float" office:value="4280.95">
            <text:p>4280.95</text:p>
          </table:table-cell>
          <table:table-cell office:value-type="float" office:value="0.0729346551">
            <text:p>0.0729346551</text:p>
          </table:table-cell>
          <table:table-cell table:formula="of:=[.D39]/[.$E$2]" office:value-type="float" office:value="1">
            <text:p>1</text:p>
          </table:table-cell>
          <table:table-cell table:formula="of:=[.C39]*[.E39]" office:value-type="float" office:value="4280.95">
            <text:p>4280.95</text:p>
          </table:table-cell>
          <table:table-cell table:formula="of:=[.F39]/[.$C$2]" office:value-type="float" office:value="0.609474658314351">
            <text:p>0.6095</text:p>
          </table:table-cell>
          <table:table-cell table:formula="of:=[.G39]-[.$G$32]" office:value-type="percentage" office:value="-0.00686076309794992">
            <text:p>-0.6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down_FlavorPureQuark_alljets.root</text:p>
          </table:table-cell>
          <table:table-cell office:value-type="float" office:value="4341.58">
            <text:p>4341.58</text:p>
          </table:table-cell>
          <table:table-cell office:value-type="float" office:value="0.0729346551">
            <text:p>0.0729346551</text:p>
          </table:table-cell>
          <table:table-cell table:formula="of:=[.D40]/[.$E$2]" office:value-type="float" office:value="1">
            <text:p>1</text:p>
          </table:table-cell>
          <table:table-cell table:formula="of:=[.C40]*[.E40]" office:value-type="float" office:value="4341.58">
            <text:p>4341.58</text:p>
          </table:table-cell>
          <table:table-cell table:formula="of:=[.F40]/[.$C$2]" office:value-type="float" office:value="0.618106492027335">
            <text:p>0.6181</text:p>
          </table:table-cell>
          <table:table-cell table:formula="of:=[.G40]-[.$G$32]" office:value-type="percentage" office:value="0.00177107061503412">
            <text:p>0.1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up_FlavorPureBottom_alljets.root</text:p>
          </table:table-cell>
          <table:table-cell office:value-type="float" office:value="4311.98">
            <text:p>4311.98</text:p>
          </table:table-cell>
          <table:table-cell office:value-type="float" office:value="0.0729346551">
            <text:p>0.0729346551</text:p>
          </table:table-cell>
          <table:table-cell table:formula="of:=[.D41]/[.$E$2]" office:value-type="float" office:value="1">
            <text:p>1</text:p>
          </table:table-cell>
          <table:table-cell table:formula="of:=[.C41]*[.E41]" office:value-type="float" office:value="4311.98">
            <text:p>4311.98</text:p>
          </table:table-cell>
          <table:table-cell table:formula="of:=[.F41]/[.$C$2]" office:value-type="float" office:value="0.613892369020501">
            <text:p>0.6139</text:p>
          </table:table-cell>
          <table:table-cell table:formula="of:=[.G41]-[.$G$32]" office:value-type="percentage" office:value="-0.00244305239179965">
            <text:p>-0.2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up_FlavorPureCharm_alljets.root</text:p>
          </table:table-cell>
          <table:table-cell office:value-type="float" office:value="4322.58">
            <text:p>4322.58</text:p>
          </table:table-cell>
          <table:table-cell office:value-type="float" office:value="0.0729346551">
            <text:p>0.0729346551</text:p>
          </table:table-cell>
          <table:table-cell table:formula="of:=[.D42]/[.$E$2]" office:value-type="float" office:value="1">
            <text:p>1</text:p>
          </table:table-cell>
          <table:table-cell table:formula="of:=[.C42]*[.E42]" office:value-type="float" office:value="4322.58">
            <text:p>4322.58</text:p>
          </table:table-cell>
          <table:table-cell table:formula="of:=[.F42]/[.$C$2]" office:value-type="float" office:value="0.615401480637813">
            <text:p>0.6154</text:p>
          </table:table-cell>
          <table:table-cell table:formula="of:=[.G42]-[.$G$32]" office:value-type="percentage" office:value="-0.000933940774487496">
            <text:p>-0.0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up_FlavorPureGluon_alljets.root</text:p>
          </table:table-cell>
          <table:table-cell office:value-type="float" office:value="4378.57">
            <text:p>4378.57</text:p>
          </table:table-cell>
          <table:table-cell office:value-type="float" office:value="0.0729346551">
            <text:p>0.0729346551</text:p>
          </table:table-cell>
          <table:table-cell table:formula="of:=[.D43]/[.$E$2]" office:value-type="float" office:value="1">
            <text:p>1</text:p>
          </table:table-cell>
          <table:table-cell table:formula="of:=[.C43]*[.E43]" office:value-type="float" office:value="4378.57">
            <text:p>4378.57</text:p>
          </table:table-cell>
          <table:table-cell table:formula="of:=[.F43]/[.$C$2]" office:value-type="float" office:value="0.623372722095672">
            <text:p>0.6234</text:p>
          </table:table-cell>
          <table:table-cell table:formula="of:=[.G43]-[.$G$32]" office:value-type="percentage" office:value="0.00703730068337127">
            <text:p>0.7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flavor</text:p>
          </table:table-cell>
          <table:table-cell office:value-type="string">
            <text:p>up_FlavorPureQuark_alljets.root</text:p>
          </table:table-cell>
          <table:table-cell office:value-type="float" office:value="4315.85">
            <text:p>4315.85</text:p>
          </table:table-cell>
          <table:table-cell office:value-type="float" office:value="0.0729346551">
            <text:p>0.0729346551</text:p>
          </table:table-cell>
          <table:table-cell table:formula="of:=[.D44]/[.$E$2]" office:value-type="float" office:value="1">
            <text:p>1</text:p>
          </table:table-cell>
          <table:table-cell table:formula="of:=[.C44]*[.E44]" office:value-type="float" office:value="4315.85">
            <text:p>4315.85</text:p>
          </table:table-cell>
          <table:table-cell table:formula="of:=[.F44]/[.$C$2]" office:value-type="float" office:value="0.614443337129841">
            <text:p>0.6144</text:p>
          </table:table-cell>
          <table:table-cell table:formula="of:=[.G44]-[.$G$32]" office:value-type="percentage" office:value="-0.00189208428246013">
            <text:p>-0.1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jer</text:p>
          </table:table-cell>
          <table:table-cell office:value-type="string">
            <text:p>-1_alljets.root</text:p>
          </table:table-cell>
          <table:table-cell office:value-type="float" office:value="4370.84">
            <text:p>4370.84</text:p>
          </table:table-cell>
          <table:table-cell office:value-type="float" office:value="0.0729346551">
            <text:p>0.0729346551</text:p>
          </table:table-cell>
          <table:table-cell table:formula="of:=[.D45]/[.$E$2]" office:value-type="float" office:value="1">
            <text:p>1</text:p>
          </table:table-cell>
          <table:table-cell table:formula="of:=[.C45]*[.E45]" office:value-type="float" office:value="4370.84">
            <text:p>4370.84</text:p>
          </table:table-cell>
          <table:table-cell table:formula="of:=[.F45]/[.$C$2]" office:value-type="float" office:value="0.622272209567198">
            <text:p>0.6223</text:p>
          </table:table-cell>
          <table:table-cell table:formula="of:=[.G45]-[.$G$32]" office:value-type="percentage" office:value="0.00593678815489751">
            <text:p>0.5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jer</text:p>
          </table:table-cell>
          <table:table-cell office:value-type="string">
            <text:p>1_alljets.root</text:p>
          </table:table-cell>
          <table:table-cell office:value-type="float" office:value="4284.04">
            <text:p>4284.04</text:p>
          </table:table-cell>
          <table:table-cell office:value-type="float" office:value="0.0729346551">
            <text:p>0.0729346551</text:p>
          </table:table-cell>
          <table:table-cell table:formula="of:=[.D46]/[.$E$2]" office:value-type="float" office:value="1">
            <text:p>1</text:p>
          </table:table-cell>
          <table:table-cell table:formula="of:=[.C46]*[.E46]" office:value-type="float" office:value="4284.04">
            <text:p>4284.04</text:p>
          </table:table-cell>
          <table:table-cell table:formula="of:=[.F46]/[.$C$2]" office:value-type="float" office:value="0.609914578587699">
            <text:p>0.6099</text:p>
          </table:table-cell>
          <table:table-cell table:formula="of:=[.G46]-[.$G$32]" office:value-type="percentage" office:value="-0.00642084282460143">
            <text:p>-0.6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matchingdown_alljets.root</text:p>
          </table:table-cell>
          <table:table-cell/>
          <table:table-cell office:value-type="float" office:value="2452.37">
            <text:p>2452.37</text:p>
          </table:table-cell>
          <table:table-cell office:value-type="float" office:value="0.133073691">
            <text:p>0.133073691</text:p>
          </table:table-cell>
          <table:table-cell table:formula="of:=[.D47]/[.$E$2]" office:value-type="float" office:value="1.82456050306324">
            <text:p>1.8245605031</text:p>
          </table:table-cell>
          <table:table-cell table:formula="of:=[.C47]*[.E47]" office:value-type="float" office:value="4474.4974408972">
            <text:p>4474.4974408972</text:p>
          </table:table-cell>
          <table:table-cell table:formula="of:=[.F47]/[.$C$2]" office:value-type="float" office:value="0.637029817895387">
            <text:p>0.6370</text:p>
          </table:table-cell>
          <table:table-cell table:formula="of:=[.G47]-[.$G$32]" office:value-type="percentage" office:value="0.0206943964830867">
            <text:p>2.0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matchingup_alljets.root</text:p>
          </table:table-cell>
          <table:table-cell/>
          <table:table-cell office:value-type="float" office:value="2516.87">
            <text:p>2516.87</text:p>
          </table:table-cell>
          <table:table-cell office:value-type="float" office:value="0.1222008217">
            <text:p>0.1222008217</text:p>
          </table:table-cell>
          <table:table-cell table:formula="of:=[.D48]/[.$E$2]" office:value-type="float" office:value="1.6754836439886">
            <text:p>1.675483644</text:p>
          </table:table-cell>
          <table:table-cell table:formula="of:=[.C48]*[.E48]" office:value-type="float" office:value="4216.9745190456">
            <text:p>4216.9745190456</text:p>
          </table:table-cell>
          <table:table-cell table:formula="of:=[.F48]/[.$C$2]" office:value-type="float" office:value="0.600366531754783">
            <text:p>0.6004</text:p>
          </table:table-cell>
          <table:table-cell table:formula="of:=[.G48]-[.$G$32]" office:value-type="percentage" office:value="-0.0159688896575175">
            <text:p>-1.6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OLDjer</text:p>
          </table:table-cell>
          <table:table-cell office:value-type="string">
            <text:p>0_alljets.root</text:p>
          </table:table-cell>
          <table:table-cell office:value-type="float" office:value="4404.54">
            <text:p>4404.54</text:p>
          </table:table-cell>
          <table:table-cell office:value-type="float" office:value="0.0729346551">
            <text:p>0.0729346551</text:p>
          </table:table-cell>
          <table:table-cell table:formula="of:=[.D49]/[.$E$2]" office:value-type="float" office:value="1">
            <text:p>1</text:p>
          </table:table-cell>
          <table:table-cell table:formula="of:=[.C49]*[.E49]" office:value-type="float" office:value="4404.54">
            <text:p>4404.54</text:p>
          </table:table-cell>
          <table:table-cell table:formula="of:=[.F49]/[.$C$2]" office:value-type="float" office:value="0.627070045558087">
            <text:p>0.6271</text:p>
          </table:table-cell>
          <table:table-cell table:formula="of:=[.G49]-[.$G$32]" office:value-type="percentage" office:value="0.0107346241457859">
            <text:p>1.0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OLDjer</text:p>
          </table:table-cell>
          <table:table-cell office:value-type="string">
            <text:p>-1_alljets.root</text:p>
          </table:table-cell>
          <table:table-cell office:value-type="float" office:value="4312.49">
            <text:p>4312.49</text:p>
          </table:table-cell>
          <table:table-cell office:value-type="float" office:value="0.0729346551">
            <text:p>0.0729346551</text:p>
          </table:table-cell>
          <table:table-cell table:formula="of:=[.D50]/[.$E$2]" office:value-type="float" office:value="1">
            <text:p>1</text:p>
          </table:table-cell>
          <table:table-cell table:formula="of:=[.C50]*[.E50]" office:value-type="float" office:value="4312.49">
            <text:p>4312.49</text:p>
          </table:table-cell>
          <table:table-cell table:formula="of:=[.F50]/[.$C$2]" office:value-type="float" office:value="0.613964977220957">
            <text:p>0.6140</text:p>
          </table:table-cell>
          <table:table-cell table:formula="of:=[.G50]-[.$G$32]" office:value-type="percentage" office:value="-0.00237044419134402">
            <text:p>-0.2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OLDjer</text:p>
          </table:table-cell>
          <table:table-cell office:value-type="string">
            <text:p>1_alljets.root</text:p>
          </table:table-cell>
          <table:table-cell office:value-type="float" office:value="4482.17">
            <text:p>4482.17</text:p>
          </table:table-cell>
          <table:table-cell office:value-type="float" office:value="0.0729346551">
            <text:p>0.0729346551</text:p>
          </table:table-cell>
          <table:table-cell table:formula="of:=[.D51]/[.$E$2]" office:value-type="float" office:value="1">
            <text:p>1</text:p>
          </table:table-cell>
          <table:table-cell table:formula="of:=[.C51]*[.E51]" office:value-type="float" office:value="4482.17">
            <text:p>4482.17</text:p>
          </table:table-cell>
          <table:table-cell table:formula="of:=[.F51]/[.$C$2]" office:value-type="float" office:value="0.63812215261959">
            <text:p>0.6381</text:p>
          </table:table-cell>
          <table:table-cell table:formula="of:=[.G51]-[.$G$32]" office:value-type="percentage" office:value="0.0217867312072892">
            <text:p>2.1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caledown_alljets.root</text:p>
          </table:table-cell>
          <table:table-cell/>
          <table:table-cell office:value-type="float" office:value="2691.11">
            <text:p>2691.11</text:p>
          </table:table-cell>
          <table:table-cell office:value-type="float" office:value="0.1153463565">
            <text:p>0.1153463565</text:p>
          </table:table-cell>
          <table:table-cell table:formula="of:=[.D52]/[.$E$2]" office:value-type="float" office:value="1.58150273476785">
            <text:p>1.5815027348</text:p>
          </table:table-cell>
          <table:table-cell table:formula="of:=[.C52]*[.E52]" office:value-type="float" office:value="4255.99782456111">
            <text:p>4255.9978245611</text:p>
          </table:table-cell>
          <table:table-cell table:formula="of:=[.F52]/[.$C$2]" office:value-type="float" office:value="0.605922241537744">
            <text:p>0.6059</text:p>
          </table:table-cell>
          <table:table-cell table:formula="of:=[.G52]-[.$G$32]" office:value-type="percentage" office:value="-0.0104131798745569">
            <text:p>-1.0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caleup_alljets.root</text:p>
          </table:table-cell>
          <table:table-cell/>
          <table:table-cell office:value-type="float" office:value="2936.51">
            <text:p>2936.51</text:p>
          </table:table-cell>
          <table:table-cell office:value-type="float" office:value="0.1081307658">
            <text:p>0.1081307658</text:p>
          </table:table-cell>
          <table:table-cell table:formula="of:=[.D53]/[.$E$2]" office:value-type="float" office:value="1.48257046875375">
            <text:p>1.4825704688</text:p>
          </table:table-cell>
          <table:table-cell table:formula="of:=[.C53]*[.E53]" office:value-type="float" office:value="4353.58300720007">
            <text:p>4353.5830072001</text:p>
          </table:table-cell>
          <table:table-cell table:formula="of:=[.F53]/[.$C$2]" office:value-type="float" office:value="0.619815348405477">
            <text:p>0.6198</text:p>
          </table:table-cell>
          <table:table-cell table:formula="of:=[.G53]-[.$G$32]" office:value-type="percentage" office:value="0.00347992699317634">
            <text:p>0.3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AbsoluteMPFBias_alljets.root</text:p>
          </table:table-cell>
          <table:table-cell office:value-type="float" office:value="4291.09">
            <text:p>4291.09</text:p>
          </table:table-cell>
          <table:table-cell office:value-type="float" office:value="0.0729346551">
            <text:p>0.0729346551</text:p>
          </table:table-cell>
          <table:table-cell table:formula="of:=[.D54]/[.$E$2]" office:value-type="float" office:value="1">
            <text:p>1</text:p>
          </table:table-cell>
          <table:table-cell table:formula="of:=[.C54]*[.E54]" office:value-type="float" office:value="4291.09">
            <text:p>4291.09</text:p>
          </table:table-cell>
          <table:table-cell table:formula="of:=[.F54]/[.$C$2]" office:value-type="float" office:value="0.610918280182232">
            <text:p>0.6109</text:p>
          </table:table-cell>
          <table:table-cell table:formula="of:=[.G54]-[.$G$32]" office:value-type="percentage" office:value="-0.00541714123006831">
            <text:p>-0.5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AbsoluteScale_alljets.root</text:p>
          </table:table-cell>
          <table:table-cell office:value-type="float" office:value="4304.43">
            <text:p>4304.43</text:p>
          </table:table-cell>
          <table:table-cell office:value-type="float" office:value="0.0729346551">
            <text:p>0.0729346551</text:p>
          </table:table-cell>
          <table:table-cell table:formula="of:=[.D55]/[.$E$2]" office:value-type="float" office:value="1">
            <text:p>1</text:p>
          </table:table-cell>
          <table:table-cell table:formula="of:=[.C55]*[.E55]" office:value-type="float" office:value="4304.43">
            <text:p>4304.43</text:p>
          </table:table-cell>
          <table:table-cell table:formula="of:=[.F55]/[.$C$2]" office:value-type="float" office:value="0.612817482915718">
            <text:p>0.6128</text:p>
          </table:table-cell>
          <table:table-cell table:formula="of:=[.G55]-[.$G$32]" office:value-type="percentage" office:value="-0.00351793849658311">
            <text:p>-0.3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AbsoluteStat_alljets.root</text:p>
          </table:table-cell>
          <table:table-cell office:value-type="float" office:value="4329.41">
            <text:p>4329.41</text:p>
          </table:table-cell>
          <table:table-cell office:value-type="float" office:value="0.0729346551">
            <text:p>0.0729346551</text:p>
          </table:table-cell>
          <table:table-cell table:formula="of:=[.D56]/[.$E$2]" office:value-type="float" office:value="1">
            <text:p>1</text:p>
          </table:table-cell>
          <table:table-cell table:formula="of:=[.C56]*[.E56]" office:value-type="float" office:value="4329.41">
            <text:p>4329.41</text:p>
          </table:table-cell>
          <table:table-cell table:formula="of:=[.F56]/[.$C$2]" office:value-type="float" office:value="0.616373861047836">
            <text:p>0.6164</text:p>
          </table:table-cell>
          <table:table-cell table:formula="of:=[.G56]-[.$G$32]" office:value-type="percentage" office:value="0.0000384396355352923">
            <text:p>0.0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CorrelationGroupFlavor_alljets.root</text:p>
          </table:table-cell>
          <table:table-cell office:value-type="float" office:value="4127.43">
            <text:p>4127.43</text:p>
          </table:table-cell>
          <table:table-cell office:value-type="float" office:value="0.0729346551">
            <text:p>0.0729346551</text:p>
          </table:table-cell>
          <table:table-cell table:formula="of:=[.D57]/[.$E$2]" office:value-type="float" office:value="1">
            <text:p>1</text:p>
          </table:table-cell>
          <table:table-cell table:formula="of:=[.C57]*[.E57]" office:value-type="float" office:value="4127.43">
            <text:p>4127.43</text:p>
          </table:table-cell>
          <table:table-cell table:formula="of:=[.F57]/[.$C$2]" office:value-type="float" office:value="0.587618166287016">
            <text:p>0.5876</text:p>
          </table:table-cell>
          <table:table-cell table:formula="of:=[.G57]-[.$G$32]" office:value-type="percentage" office:value="-0.0287172551252847">
            <text:p>-2.8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CorrelationGroupIntercalibration_alljets.root</text:p>
          </table:table-cell>
          <table:table-cell office:value-type="float" office:value="4326.12">
            <text:p>4326.12</text:p>
          </table:table-cell>
          <table:table-cell office:value-type="float" office:value="0.0729346551">
            <text:p>0.0729346551</text:p>
          </table:table-cell>
          <table:table-cell table:formula="of:=[.D58]/[.$E$2]" office:value-type="float" office:value="1">
            <text:p>1</text:p>
          </table:table-cell>
          <table:table-cell table:formula="of:=[.C58]*[.E58]" office:value-type="float" office:value="4326.12">
            <text:p>4326.12</text:p>
          </table:table-cell>
          <table:table-cell table:formula="of:=[.F58]/[.$C$2]" office:value-type="float" office:value="0.615905466970387">
            <text:p>0.6159</text:p>
          </table:table-cell>
          <table:table-cell table:formula="of:=[.G58]-[.$G$32]" office:value-type="percentage" office:value="-0.000429954441913405">
            <text:p>-0.0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CorrelationGroupMPFInSitu_alljets.root</text:p>
          </table:table-cell>
          <table:table-cell office:value-type="float" office:value="4291.09">
            <text:p>4291.09</text:p>
          </table:table-cell>
          <table:table-cell office:value-type="float" office:value="0.0729346551">
            <text:p>0.0729346551</text:p>
          </table:table-cell>
          <table:table-cell table:formula="of:=[.D59]/[.$E$2]" office:value-type="float" office:value="1">
            <text:p>1</text:p>
          </table:table-cell>
          <table:table-cell table:formula="of:=[.C59]*[.E59]" office:value-type="float" office:value="4291.09">
            <text:p>4291.09</text:p>
          </table:table-cell>
          <table:table-cell table:formula="of:=[.F59]/[.$C$2]" office:value-type="float" office:value="0.610918280182232">
            <text:p>0.6109</text:p>
          </table:table-cell>
          <table:table-cell table:formula="of:=[.G59]-[.$G$32]" office:value-type="percentage" office:value="-0.00541714123006831">
            <text:p>-0.5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CorrelationGroupUncorrelated_alljets.root</text:p>
          </table:table-cell>
          <table:table-cell office:value-type="float" office:value="4188.92">
            <text:p>4188.92</text:p>
          </table:table-cell>
          <table:table-cell office:value-type="float" office:value="0.0729346551">
            <text:p>0.0729346551</text:p>
          </table:table-cell>
          <table:table-cell table:formula="of:=[.D60]/[.$E$2]" office:value-type="float" office:value="1">
            <text:p>1</text:p>
          </table:table-cell>
          <table:table-cell table:formula="of:=[.C60]*[.E60]" office:value-type="float" office:value="4188.92">
            <text:p>4188.92</text:p>
          </table:table-cell>
          <table:table-cell table:formula="of:=[.F60]/[.$C$2]" office:value-type="float" office:value="0.596372437357631">
            <text:p>0.5964</text:p>
          </table:table-cell>
          <table:table-cell table:formula="of:=[.G60]-[.$G$32]" office:value-type="percentage" office:value="-0.0199629840546697">
            <text:p>-2.0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Fragmentation_alljets.root</text:p>
          </table:table-cell>
          <table:table-cell office:value-type="float" office:value="4295.74">
            <text:p>4295.74</text:p>
          </table:table-cell>
          <table:table-cell office:value-type="float" office:value="0.0729346551">
            <text:p>0.0729346551</text:p>
          </table:table-cell>
          <table:table-cell table:formula="of:=[.D61]/[.$E$2]" office:value-type="float" office:value="1">
            <text:p>1</text:p>
          </table:table-cell>
          <table:table-cell table:formula="of:=[.C61]*[.E61]" office:value-type="float" office:value="4295.74">
            <text:p>4295.74</text:p>
          </table:table-cell>
          <table:table-cell table:formula="of:=[.F61]/[.$C$2]" office:value-type="float" office:value="0.611580296127563">
            <text:p>0.6116</text:p>
          </table:table-cell>
          <table:table-cell table:formula="of:=[.G61]-[.$G$32]" office:value-type="percentage" office:value="-0.00475512528473809">
            <text:p>-0.4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PileUpDataMC_alljets.root</text:p>
          </table:table-cell>
          <table:table-cell office:value-type="float" office:value="4303.61">
            <text:p>4303.61</text:p>
          </table:table-cell>
          <table:table-cell office:value-type="float" office:value="0.0729346551">
            <text:p>0.0729346551</text:p>
          </table:table-cell>
          <table:table-cell table:formula="of:=[.D62]/[.$E$2]" office:value-type="float" office:value="1">
            <text:p>1</text:p>
          </table:table-cell>
          <table:table-cell table:formula="of:=[.C62]*[.E62]" office:value-type="float" office:value="4303.61">
            <text:p>4303.61</text:p>
          </table:table-cell>
          <table:table-cell table:formula="of:=[.F62]/[.$C$2]" office:value-type="float" office:value="0.612700740318907">
            <text:p>0.6127</text:p>
          </table:table-cell>
          <table:table-cell table:formula="of:=[.G62]-[.$G$32]" office:value-type="percentage" office:value="-0.00363468109339415">
            <text:p>-0.36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PileUpPtBB_alljets.root</text:p>
          </table:table-cell>
          <table:table-cell office:value-type="float" office:value="4329.06">
            <text:p>4329.06</text:p>
          </table:table-cell>
          <table:table-cell office:value-type="float" office:value="0.0729346551">
            <text:p>0.0729346551</text:p>
          </table:table-cell>
          <table:table-cell table:formula="of:=[.D63]/[.$E$2]" office:value-type="float" office:value="1">
            <text:p>1</text:p>
          </table:table-cell>
          <table:table-cell table:formula="of:=[.C63]*[.E63]" office:value-type="float" office:value="4329.06">
            <text:p>4329.06</text:p>
          </table:table-cell>
          <table:table-cell table:formula="of:=[.F63]/[.$C$2]" office:value-type="float" office:value="0.616324031890661">
            <text:p>0.6163</text:p>
          </table:table-cell>
          <table:table-cell table:formula="of:=[.G63]-[.$G$32]" office:value-type="percentage" office:value="-0.0000113895216400373">
            <text:p>0.0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PileUpPtEC1_alljets.root</text:p>
          </table:table-cell>
          <table:table-cell office:value-type="float" office:value="4327.63">
            <text:p>4327.63</text:p>
          </table:table-cell>
          <table:table-cell office:value-type="float" office:value="0.0729346551">
            <text:p>0.0729346551</text:p>
          </table:table-cell>
          <table:table-cell table:formula="of:=[.D64]/[.$E$2]" office:value-type="float" office:value="1">
            <text:p>1</text:p>
          </table:table-cell>
          <table:table-cell table:formula="of:=[.C64]*[.E64]" office:value-type="float" office:value="4327.63">
            <text:p>4327.63</text:p>
          </table:table-cell>
          <table:table-cell table:formula="of:=[.F64]/[.$C$2]" office:value-type="float" office:value="0.616120444191344">
            <text:p>0.6161</text:p>
          </table:table-cell>
          <table:table-cell table:formula="of:=[.G64]-[.$G$32]" office:value-type="percentage" office:value="-0.000214977220956758">
            <text:p>-0.0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PileUpPtRef_alljets.root</text:p>
          </table:table-cell>
          <table:table-cell office:value-type="float" office:value="4367.6">
            <text:p>4367.6</text:p>
          </table:table-cell>
          <table:table-cell office:value-type="float" office:value="0.0729346551">
            <text:p>0.0729346551</text:p>
          </table:table-cell>
          <table:table-cell table:formula="of:=[.D65]/[.$E$2]" office:value-type="float" office:value="1">
            <text:p>1</text:p>
          </table:table-cell>
          <table:table-cell table:formula="of:=[.C65]*[.E65]" office:value-type="float" office:value="4367.6">
            <text:p>4367.6</text:p>
          </table:table-cell>
          <table:table-cell table:formula="of:=[.F65]/[.$C$2]" office:value-type="float" office:value="0.621810933940775">
            <text:p>0.6218</text:p>
          </table:table-cell>
          <table:table-cell table:formula="of:=[.G65]-[.$G$32]" office:value-type="percentage" office:value="0.00547551252847389">
            <text:p>0.5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FSR_alljets.root</text:p>
          </table:table-cell>
          <table:table-cell office:value-type="float" office:value="4317.77">
            <text:p>4317.77</text:p>
          </table:table-cell>
          <table:table-cell office:value-type="float" office:value="0.0729346551">
            <text:p>0.0729346551</text:p>
          </table:table-cell>
          <table:table-cell table:formula="of:=[.D66]/[.$E$2]" office:value-type="float" office:value="1">
            <text:p>1</text:p>
          </table:table-cell>
          <table:table-cell table:formula="of:=[.C66]*[.E66]" office:value-type="float" office:value="4317.77">
            <text:p>4317.77</text:p>
          </table:table-cell>
          <table:table-cell table:formula="of:=[.F66]/[.$C$2]" office:value-type="float" office:value="0.614716685649203">
            <text:p>0.6147</text:p>
          </table:table-cell>
          <table:table-cell table:formula="of:=[.G66]-[.$G$32]" office:value-type="percentage" office:value="-0.0016187357630979">
            <text:p>-0.16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StatFSR_alljets.root</text:p>
          </table:table-cell>
          <table:table-cell office:value-type="float" office:value="4317.42">
            <text:p>4317.42</text:p>
          </table:table-cell>
          <table:table-cell office:value-type="float" office:value="0.0729346551">
            <text:p>0.0729346551</text:p>
          </table:table-cell>
          <table:table-cell table:formula="of:=[.D67]/[.$E$2]" office:value-type="float" office:value="1">
            <text:p>1</text:p>
          </table:table-cell>
          <table:table-cell table:formula="of:=[.C67]*[.E67]" office:value-type="float" office:value="4317.42">
            <text:p>4317.42</text:p>
          </table:table-cell>
          <table:table-cell table:formula="of:=[.F67]/[.$C$2]" office:value-type="float" office:value="0.614666856492027">
            <text:p>0.6147</text:p>
          </table:table-cell>
          <table:table-cell table:formula="of:=[.G67]-[.$G$32]" office:value-type="percentage" office:value="-0.00166856492027334">
            <text:p>-0.1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JEREC1_alljets.root</text:p>
          </table:table-cell>
          <table:table-cell office:value-type="float" office:value="4328.5">
            <text:p>4328.5</text:p>
          </table:table-cell>
          <table:table-cell office:value-type="float" office:value="0.0729346551">
            <text:p>0.0729346551</text:p>
          </table:table-cell>
          <table:table-cell table:formula="of:=[.D68]/[.$E$2]" office:value-type="float" office:value="1">
            <text:p>1</text:p>
          </table:table-cell>
          <table:table-cell table:formula="of:=[.C68]*[.E68]" office:value-type="float" office:value="4328.5">
            <text:p>4328.5</text:p>
          </table:table-cell>
          <table:table-cell table:formula="of:=[.F68]/[.$C$2]" office:value-type="float" office:value="0.61624430523918">
            <text:p>0.6162</text:p>
          </table:table-cell>
          <table:table-cell table:formula="of:=[.G68]-[.$G$32]" office:value-type="percentage" office:value="-0.0000911161731207422">
            <text:p>-0.0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PtBB_alljets.root</text:p>
          </table:table-cell>
          <table:table-cell office:value-type="float" office:value="4308.89">
            <text:p>4308.89</text:p>
          </table:table-cell>
          <table:table-cell office:value-type="float" office:value="0.0729346551">
            <text:p>0.0729346551</text:p>
          </table:table-cell>
          <table:table-cell table:formula="of:=[.D69]/[.$E$2]" office:value-type="float" office:value="1">
            <text:p>1</text:p>
          </table:table-cell>
          <table:table-cell table:formula="of:=[.C69]*[.E69]" office:value-type="float" office:value="4308.89">
            <text:p>4308.89</text:p>
          </table:table-cell>
          <table:table-cell table:formula="of:=[.F69]/[.$C$2]" office:value-type="float" office:value="0.613452448747153">
            <text:p>0.6135</text:p>
          </table:table-cell>
          <table:table-cell table:formula="of:=[.G69]-[.$G$32]" office:value-type="percentage" office:value="-0.00288297266514803">
            <text:p>-0.2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RelativePtEC1_alljets.root</text:p>
          </table:table-cell>
          <table:table-cell office:value-type="float" office:value="4345.23">
            <text:p>4345.23</text:p>
          </table:table-cell>
          <table:table-cell office:value-type="float" office:value="0.0729346551">
            <text:p>0.0729346551</text:p>
          </table:table-cell>
          <table:table-cell table:formula="of:=[.D70]/[.$E$2]" office:value-type="float" office:value="1">
            <text:p>1</text:p>
          </table:table-cell>
          <table:table-cell table:formula="of:=[.C70]*[.E70]" office:value-type="float" office:value="4345.23">
            <text:p>4345.23</text:p>
          </table:table-cell>
          <table:table-cell table:formula="of:=[.F70]/[.$C$2]" office:value-type="float" office:value="0.618626138952164">
            <text:p>0.6186</text:p>
          </table:table-cell>
          <table:table-cell table:formula="of:=[.G70]-[.$G$32]" office:value-type="percentage" office:value="0.00229071753986321">
            <text:p>0.2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SinglePionECAL_alljets.root</text:p>
          </table:table-cell>
          <table:table-cell office:value-type="float" office:value="4363.74">
            <text:p>4363.74</text:p>
          </table:table-cell>
          <table:table-cell office:value-type="float" office:value="0.0729346551">
            <text:p>0.0729346551</text:p>
          </table:table-cell>
          <table:table-cell table:formula="of:=[.D71]/[.$E$2]" office:value-type="float" office:value="1">
            <text:p>1</text:p>
          </table:table-cell>
          <table:table-cell table:formula="of:=[.C71]*[.E71]" office:value-type="float" office:value="4363.74">
            <text:p>4363.74</text:p>
          </table:table-cell>
          <table:table-cell table:formula="of:=[.F71]/[.$C$2]" office:value-type="float" office:value="0.62126138952164">
            <text:p>0.6213</text:p>
          </table:table-cell>
          <table:table-cell table:formula="of:=[.G71]-[.$G$32]" office:value-type="percentage" office:value="0.00492596810933932">
            <text:p>0.4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SinglePionHCAL_alljets.root</text:p>
          </table:table-cell>
          <table:table-cell office:value-type="float" office:value="4372.9">
            <text:p>4372.9</text:p>
          </table:table-cell>
          <table:table-cell office:value-type="float" office:value="0.0729346551">
            <text:p>0.0729346551</text:p>
          </table:table-cell>
          <table:table-cell table:formula="of:=[.D72]/[.$E$2]" office:value-type="float" office:value="1">
            <text:p>1</text:p>
          </table:table-cell>
          <table:table-cell table:formula="of:=[.C72]*[.E72]" office:value-type="float" office:value="4372.9">
            <text:p>4372.9</text:p>
          </table:table-cell>
          <table:table-cell table:formula="of:=[.F72]/[.$C$2]" office:value-type="float" office:value="0.62256548974943">
            <text:p>0.6226</text:p>
          </table:table-cell>
          <table:table-cell table:formula="of:=[.G72]-[.$G$32]" office:value-type="percentage" office:value="0.0062300683371298">
            <text:p>0.6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down_Total_alljets.root</text:p>
          </table:table-cell>
          <table:table-cell office:value-type="float" office:value="4097.77">
            <text:p>4097.77</text:p>
          </table:table-cell>
          <table:table-cell office:value-type="float" office:value="0.0729346551">
            <text:p>0.0729346551</text:p>
          </table:table-cell>
          <table:table-cell table:formula="of:=[.D73]/[.$E$2]" office:value-type="float" office:value="1">
            <text:p>1</text:p>
          </table:table-cell>
          <table:table-cell table:formula="of:=[.C73]*[.E73]" office:value-type="float" office:value="4097.77">
            <text:p>4097.77</text:p>
          </table:table-cell>
          <table:table-cell table:formula="of:=[.F73]/[.$C$2]" office:value-type="float" office:value="0.583395501138952">
            <text:p>0.5834</text:p>
          </table:table-cell>
          <table:table-cell table:formula="of:=[.G73]-[.$G$32]" office:value-type="percentage" office:value="-0.0329399202733485">
            <text:p>-3.2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AbsoluteMPFBias_alljets.root</text:p>
          </table:table-cell>
          <table:table-cell office:value-type="float" office:value="4370.17">
            <text:p>4370.17</text:p>
          </table:table-cell>
          <table:table-cell office:value-type="float" office:value="0.0729346551">
            <text:p>0.0729346551</text:p>
          </table:table-cell>
          <table:table-cell table:formula="of:=[.D74]/[.$E$2]" office:value-type="float" office:value="1">
            <text:p>1</text:p>
          </table:table-cell>
          <table:table-cell table:formula="of:=[.C74]*[.E74]" office:value-type="float" office:value="4370.17">
            <text:p>4370.17</text:p>
          </table:table-cell>
          <table:table-cell table:formula="of:=[.F74]/[.$C$2]" office:value-type="float" office:value="0.622176822323462">
            <text:p>0.6222</text:p>
          </table:table-cell>
          <table:table-cell table:formula="of:=[.G74]-[.$G$32]" office:value-type="percentage" office:value="0.0058414009111617">
            <text:p>0.5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AbsoluteScale_alljets.root</text:p>
          </table:table-cell>
          <table:table-cell office:value-type="float" office:value="4343.45">
            <text:p>4343.45</text:p>
          </table:table-cell>
          <table:table-cell office:value-type="float" office:value="0.0729346551">
            <text:p>0.0729346551</text:p>
          </table:table-cell>
          <table:table-cell table:formula="of:=[.D75]/[.$E$2]" office:value-type="float" office:value="1">
            <text:p>1</text:p>
          </table:table-cell>
          <table:table-cell table:formula="of:=[.C75]*[.E75]" office:value-type="float" office:value="4343.45">
            <text:p>4343.45</text:p>
          </table:table-cell>
          <table:table-cell table:formula="of:=[.F75]/[.$C$2]" office:value-type="float" office:value="0.618372722095672">
            <text:p>0.6184</text:p>
          </table:table-cell>
          <table:table-cell table:formula="of:=[.G75]-[.$G$32]" office:value-type="percentage" office:value="0.00203730068337127">
            <text:p>0.2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AbsoluteStat_alljets.root</text:p>
          </table:table-cell>
          <table:table-cell office:value-type="float" office:value="4328.87">
            <text:p>4328.87</text:p>
          </table:table-cell>
          <table:table-cell office:value-type="float" office:value="0.0729346551">
            <text:p>0.0729346551</text:p>
          </table:table-cell>
          <table:table-cell table:formula="of:=[.D76]/[.$E$2]" office:value-type="float" office:value="1">
            <text:p>1</text:p>
          </table:table-cell>
          <table:table-cell table:formula="of:=[.C76]*[.E76]" office:value-type="float" office:value="4328.87">
            <text:p>4328.87</text:p>
          </table:table-cell>
          <table:table-cell table:formula="of:=[.F76]/[.$C$2]" office:value-type="float" office:value="0.616296981776765">
            <text:p>0.6163</text:p>
          </table:table-cell>
          <table:table-cell table:formula="of:=[.G76]-[.$G$32]" office:value-type="percentage" office:value="-0.0000384396355352923">
            <text:p>0.0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CorrelationGroupFlavor_alljets.root</text:p>
          </table:table-cell>
          <table:table-cell office:value-type="float" office:value="4527.55">
            <text:p>4527.55</text:p>
          </table:table-cell>
          <table:table-cell office:value-type="float" office:value="0.0729346551">
            <text:p>0.0729346551</text:p>
          </table:table-cell>
          <table:table-cell table:formula="of:=[.D77]/[.$E$2]" office:value-type="float" office:value="1">
            <text:p>1</text:p>
          </table:table-cell>
          <table:table-cell table:formula="of:=[.C77]*[.E77]" office:value-type="float" office:value="4527.55">
            <text:p>4527.55</text:p>
          </table:table-cell>
          <table:table-cell table:formula="of:=[.F77]/[.$C$2]" office:value-type="float" office:value="0.644582858769932">
            <text:p>0.6446</text:p>
          </table:table-cell>
          <table:table-cell table:formula="of:=[.G77]-[.$G$32]" office:value-type="percentage" office:value="0.028247437357631">
            <text:p>2.8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CorrelationGroupIntercalibration_alljets.root</text:p>
          </table:table-cell>
          <table:table-cell office:value-type="float" office:value="4331.72">
            <text:p>4331.72</text:p>
          </table:table-cell>
          <table:table-cell office:value-type="float" office:value="0.0729346551">
            <text:p>0.0729346551</text:p>
          </table:table-cell>
          <table:table-cell table:formula="of:=[.D78]/[.$E$2]" office:value-type="float" office:value="1">
            <text:p>1</text:p>
          </table:table-cell>
          <table:table-cell table:formula="of:=[.C78]*[.E78]" office:value-type="float" office:value="4331.72">
            <text:p>4331.72</text:p>
          </table:table-cell>
          <table:table-cell table:formula="of:=[.F78]/[.$C$2]" office:value-type="float" office:value="0.616702733485194">
            <text:p>0.6167</text:p>
          </table:table-cell>
          <table:table-cell table:formula="of:=[.G78]-[.$G$32]" office:value-type="percentage" office:value="0.000367312072892978">
            <text:p>0.0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CorrelationGroupMPFInSitu_alljets.root</text:p>
          </table:table-cell>
          <table:table-cell office:value-type="float" office:value="4370.16">
            <text:p>4370.16</text:p>
          </table:table-cell>
          <table:table-cell office:value-type="float" office:value="0.0729346551">
            <text:p>0.0729346551</text:p>
          </table:table-cell>
          <table:table-cell table:formula="of:=[.D79]/[.$E$2]" office:value-type="float" office:value="1">
            <text:p>1</text:p>
          </table:table-cell>
          <table:table-cell table:formula="of:=[.C79]*[.E79]" office:value-type="float" office:value="4370.16">
            <text:p>4370.16</text:p>
          </table:table-cell>
          <table:table-cell table:formula="of:=[.F79]/[.$C$2]" office:value-type="float" office:value="0.622175398633257">
            <text:p>0.6222</text:p>
          </table:table-cell>
          <table:table-cell table:formula="of:=[.G79]-[.$G$32]" office:value-type="percentage" office:value="0.00583997722095675">
            <text:p>0.5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CorrelationGroupUncorrelated_alljets.root</text:p>
          </table:table-cell>
          <table:table-cell office:value-type="float" office:value="4471.04">
            <text:p>4471.04</text:p>
          </table:table-cell>
          <table:table-cell office:value-type="float" office:value="0.0729346551">
            <text:p>0.0729346551</text:p>
          </table:table-cell>
          <table:table-cell table:formula="of:=[.D80]/[.$E$2]" office:value-type="float" office:value="1">
            <text:p>1</text:p>
          </table:table-cell>
          <table:table-cell table:formula="of:=[.C80]*[.E80]" office:value-type="float" office:value="4471.04">
            <text:p>4471.04</text:p>
          </table:table-cell>
          <table:table-cell table:formula="of:=[.F80]/[.$C$2]" office:value-type="float" office:value="0.636537585421412">
            <text:p>0.6365</text:p>
          </table:table-cell>
          <table:table-cell table:formula="of:=[.G80]-[.$G$32]" office:value-type="percentage" office:value="0.0202021640091116">
            <text:p>2.0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Fragmentation_alljets.root</text:p>
          </table:table-cell>
          <table:table-cell office:value-type="float" office:value="4359.01">
            <text:p>4359.01</text:p>
          </table:table-cell>
          <table:table-cell office:value-type="float" office:value="0.0729346551">
            <text:p>0.0729346551</text:p>
          </table:table-cell>
          <table:table-cell table:formula="of:=[.D81]/[.$E$2]" office:value-type="float" office:value="1">
            <text:p>1</text:p>
          </table:table-cell>
          <table:table-cell table:formula="of:=[.C81]*[.E81]" office:value-type="float" office:value="4359.01">
            <text:p>4359.01</text:p>
          </table:table-cell>
          <table:table-cell table:formula="of:=[.F81]/[.$C$2]" office:value-type="float" office:value="0.62058798405467">
            <text:p>0.6206</text:p>
          </table:table-cell>
          <table:table-cell table:formula="of:=[.G81]-[.$G$32]" office:value-type="percentage" office:value="0.00425256264236906">
            <text:p>0.4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PileUpDataMC_alljets.root</text:p>
          </table:table-cell>
          <table:table-cell office:value-type="float" office:value="4343.36">
            <text:p>4343.36</text:p>
          </table:table-cell>
          <table:table-cell office:value-type="float" office:value="0.0729346551">
            <text:p>0.0729346551</text:p>
          </table:table-cell>
          <table:table-cell table:formula="of:=[.D82]/[.$E$2]" office:value-type="float" office:value="1">
            <text:p>1</text:p>
          </table:table-cell>
          <table:table-cell table:formula="of:=[.C82]*[.E82]" office:value-type="float" office:value="4343.36">
            <text:p>4343.36</text:p>
          </table:table-cell>
          <table:table-cell table:formula="of:=[.F82]/[.$C$2]" office:value-type="float" office:value="0.618359908883827">
            <text:p>0.6184</text:p>
          </table:table-cell>
          <table:table-cell table:formula="of:=[.G82]-[.$G$32]" office:value-type="percentage" office:value="0.00202448747152617">
            <text:p>0.2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PileUpPtBB_alljets.root</text:p>
          </table:table-cell>
          <table:table-cell office:value-type="float" office:value="4330.68">
            <text:p>4330.68</text:p>
          </table:table-cell>
          <table:table-cell office:value-type="float" office:value="0.0729346551">
            <text:p>0.0729346551</text:p>
          </table:table-cell>
          <table:table-cell table:formula="of:=[.D83]/[.$E$2]" office:value-type="float" office:value="1">
            <text:p>1</text:p>
          </table:table-cell>
          <table:table-cell table:formula="of:=[.C83]*[.E83]" office:value-type="float" office:value="4330.68">
            <text:p>4330.68</text:p>
          </table:table-cell>
          <table:table-cell table:formula="of:=[.F83]/[.$C$2]" office:value-type="float" office:value="0.616554669703872">
            <text:p>0.6166</text:p>
          </table:table-cell>
          <table:table-cell table:formula="of:=[.G83]-[.$G$32]" office:value-type="percentage" office:value="0.000219248291571827">
            <text:p>0.0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PileUpPtEC1_alljets.root</text:p>
          </table:table-cell>
          <table:table-cell office:value-type="float" office:value="4330.17">
            <text:p>4330.17</text:p>
          </table:table-cell>
          <table:table-cell office:value-type="float" office:value="0.0729346551">
            <text:p>0.0729346551</text:p>
          </table:table-cell>
          <table:table-cell table:formula="of:=[.D84]/[.$E$2]" office:value-type="float" office:value="1">
            <text:p>1</text:p>
          </table:table-cell>
          <table:table-cell table:formula="of:=[.C84]*[.E84]" office:value-type="float" office:value="4330.17">
            <text:p>4330.17</text:p>
          </table:table-cell>
          <table:table-cell table:formula="of:=[.F84]/[.$C$2]" office:value-type="float" office:value="0.616482061503417">
            <text:p>0.6165</text:p>
          </table:table-cell>
          <table:table-cell table:formula="of:=[.G84]-[.$G$32]" office:value-type="percentage" office:value="0.000146640091116201">
            <text:p>0.0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PileUpPtRef_alljets.root</text:p>
          </table:table-cell>
          <table:table-cell office:value-type="float" office:value="4286.96">
            <text:p>4286.96</text:p>
          </table:table-cell>
          <table:table-cell office:value-type="float" office:value="0.0729346551">
            <text:p>0.0729346551</text:p>
          </table:table-cell>
          <table:table-cell table:formula="of:=[.D85]/[.$E$2]" office:value-type="float" office:value="1">
            <text:p>1</text:p>
          </table:table-cell>
          <table:table-cell table:formula="of:=[.C85]*[.E85]" office:value-type="float" office:value="4286.96">
            <text:p>4286.96</text:p>
          </table:table-cell>
          <table:table-cell table:formula="of:=[.F85]/[.$C$2]" office:value-type="float" office:value="0.610330296127563">
            <text:p>0.6103</text:p>
          </table:table-cell>
          <table:table-cell table:formula="of:=[.G85]-[.$G$32]" office:value-type="percentage" office:value="-0.00600512528473807">
            <text:p>-0.6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FSR_alljets.root</text:p>
          </table:table-cell>
          <table:table-cell office:value-type="float" office:value="4331.51">
            <text:p>4331.51</text:p>
          </table:table-cell>
          <table:table-cell office:value-type="float" office:value="0.0729346551">
            <text:p>0.0729346551</text:p>
          </table:table-cell>
          <table:table-cell table:formula="of:=[.D86]/[.$E$2]" office:value-type="float" office:value="1">
            <text:p>1</text:p>
          </table:table-cell>
          <table:table-cell table:formula="of:=[.C86]*[.E86]" office:value-type="float" office:value="4331.51">
            <text:p>4331.51</text:p>
          </table:table-cell>
          <table:table-cell table:formula="of:=[.F86]/[.$C$2]" office:value-type="float" office:value="0.616672835990888">
            <text:p>0.6167</text:p>
          </table:table-cell>
          <table:table-cell table:formula="of:=[.G86]-[.$G$32]" office:value-type="percentage" office:value="0.000337414578587714">
            <text:p>0.0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StatFSR_alljets.root</text:p>
          </table:table-cell>
          <table:table-cell office:value-type="float" office:value="4322.75">
            <text:p>4322.75</text:p>
          </table:table-cell>
          <table:table-cell office:value-type="float" office:value="0.0729346551">
            <text:p>0.0729346551</text:p>
          </table:table-cell>
          <table:table-cell table:formula="of:=[.D87]/[.$E$2]" office:value-type="float" office:value="1">
            <text:p>1</text:p>
          </table:table-cell>
          <table:table-cell table:formula="of:=[.C87]*[.E87]" office:value-type="float" office:value="4322.75">
            <text:p>4322.75</text:p>
          </table:table-cell>
          <table:table-cell table:formula="of:=[.F87]/[.$C$2]" office:value-type="float" office:value="0.615425683371298">
            <text:p>0.6154</text:p>
          </table:table-cell>
          <table:table-cell table:formula="of:=[.G87]-[.$G$32]" office:value-type="percentage" office:value="-0.00090973804100225">
            <text:p>-0.0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JEREC1_alljets.root</text:p>
          </table:table-cell>
          <table:table-cell office:value-type="float" office:value="4321.12">
            <text:p>4321.12</text:p>
          </table:table-cell>
          <table:table-cell office:value-type="float" office:value="0.0729346551">
            <text:p>0.0729346551</text:p>
          </table:table-cell>
          <table:table-cell table:formula="of:=[.D88]/[.$E$2]" office:value-type="float" office:value="1">
            <text:p>1</text:p>
          </table:table-cell>
          <table:table-cell table:formula="of:=[.C88]*[.E88]" office:value-type="float" office:value="4321.12">
            <text:p>4321.12</text:p>
          </table:table-cell>
          <table:table-cell table:formula="of:=[.F88]/[.$C$2]" office:value-type="float" office:value="0.615193621867882">
            <text:p>0.6152</text:p>
          </table:table-cell>
          <table:table-cell table:formula="of:=[.G88]-[.$G$32]" office:value-type="percentage" office:value="-0.00114179954441918">
            <text:p>-0.1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PtBB_alljets.root</text:p>
          </table:table-cell>
          <table:table-cell office:value-type="float" office:value="4336.74">
            <text:p>4336.74</text:p>
          </table:table-cell>
          <table:table-cell office:value-type="float" office:value="0.0729346551">
            <text:p>0.0729346551</text:p>
          </table:table-cell>
          <table:table-cell table:formula="of:=[.D89]/[.$E$2]" office:value-type="float" office:value="1">
            <text:p>1</text:p>
          </table:table-cell>
          <table:table-cell table:formula="of:=[.C89]*[.E89]" office:value-type="float" office:value="4336.74">
            <text:p>4336.74</text:p>
          </table:table-cell>
          <table:table-cell table:formula="of:=[.F89]/[.$C$2]" office:value-type="float" office:value="0.617417425968109">
            <text:p>0.6174</text:p>
          </table:table-cell>
          <table:table-cell table:formula="of:=[.G89]-[.$G$32]" office:value-type="percentage" office:value="0.00108200455580865">
            <text:p>0.11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RelativePtEC1_alljets.root</text:p>
          </table:table-cell>
          <table:table-cell office:value-type="float" office:value="4302.89">
            <text:p>4302.89</text:p>
          </table:table-cell>
          <table:table-cell office:value-type="float" office:value="0.0729346551">
            <text:p>0.0729346551</text:p>
          </table:table-cell>
          <table:table-cell table:formula="of:=[.D90]/[.$E$2]" office:value-type="float" office:value="1">
            <text:p>1</text:p>
          </table:table-cell>
          <table:table-cell table:formula="of:=[.C90]*[.E90]" office:value-type="float" office:value="4302.89">
            <text:p>4302.89</text:p>
          </table:table-cell>
          <table:table-cell table:formula="of:=[.F90]/[.$C$2]" office:value-type="float" office:value="0.612598234624146">
            <text:p>0.6126</text:p>
          </table:table-cell>
          <table:table-cell table:formula="of:=[.G90]-[.$G$32]" office:value-type="percentage" office:value="-0.00373718678815482">
            <text:p>-0.3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SinglePionECAL_alljets.root</text:p>
          </table:table-cell>
          <table:table-cell office:value-type="float" office:value="4291.04">
            <text:p>4291.04</text:p>
          </table:table-cell>
          <table:table-cell office:value-type="float" office:value="0.0729346551">
            <text:p>0.0729346551</text:p>
          </table:table-cell>
          <table:table-cell table:formula="of:=[.D91]/[.$E$2]" office:value-type="float" office:value="1">
            <text:p>1</text:p>
          </table:table-cell>
          <table:table-cell table:formula="of:=[.C91]*[.E91]" office:value-type="float" office:value="4291.04">
            <text:p>4291.04</text:p>
          </table:table-cell>
          <table:table-cell table:formula="of:=[.F91]/[.$C$2]" office:value-type="float" office:value="0.610911161731207">
            <text:p>0.6109</text:p>
          </table:table-cell>
          <table:table-cell table:formula="of:=[.G91]-[.$G$32]" office:value-type="percentage" office:value="-0.00542425968109339">
            <text:p>-0.5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SinglePionHCAL_alljets.root</text:p>
          </table:table-cell>
          <table:table-cell office:value-type="float" office:value="4284.64">
            <text:p>4284.64</text:p>
          </table:table-cell>
          <table:table-cell office:value-type="float" office:value="0.0729346551">
            <text:p>0.0729346551</text:p>
          </table:table-cell>
          <table:table-cell table:formula="of:=[.D92]/[.$E$2]" office:value-type="float" office:value="1">
            <text:p>1</text:p>
          </table:table-cell>
          <table:table-cell table:formula="of:=[.C92]*[.E92]" office:value-type="float" office:value="4284.64">
            <text:p>4284.64</text:p>
          </table:table-cell>
          <table:table-cell table:formula="of:=[.F92]/[.$C$2]" office:value-type="float" office:value="0.61">
            <text:p>0.6100</text:p>
          </table:table-cell>
          <table:table-cell table:formula="of:=[.G92]-[.$G$32]" office:value-type="percentage" office:value="-0.00633542141230059">
            <text:p>-0.6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25_source</text:p>
          </table:table-cell>
          <table:table-cell office:value-type="string">
            <text:p>up_Total_alljets.root</text:p>
          </table:table-cell>
          <table:table-cell office:value-type="float" office:value="4551.99">
            <text:p>4551.99</text:p>
          </table:table-cell>
          <table:table-cell office:value-type="float" office:value="0.0729346551">
            <text:p>0.0729346551</text:p>
          </table:table-cell>
          <table:table-cell table:formula="of:=[.D93]/[.$E$2]" office:value-type="float" office:value="1">
            <text:p>1</text:p>
          </table:table-cell>
          <table:table-cell table:formula="of:=[.C93]*[.E93]" office:value-type="float" office:value="4551.99">
            <text:p>4551.99</text:p>
          </table:table-cell>
          <table:table-cell table:formula="of:=[.F93]/[.$C$2]" office:value-type="float" office:value="0.648062357630979">
            <text:p>0.6481</text:p>
          </table:table-cell>
          <table:table-cell table:formula="of:=[.G93]-[.$G$32]" office:value-type="percentage" office:value="0.0317269362186787">
            <text:p>3.17%</text:p>
          </table:table-cell>
          <table:table-cell table:number-columns-repeated="1016"/>
        </table:table-row>
        <table:table-row table:style-name="ro1">
          <table:table-cell office:value-type="string">
            <text:p>Summer12_TTJetsMS1735_0.96_alljets.root</text:p>
          </table:table-cell>
          <table:table-cell/>
          <table:table-cell office:value-type="float" office:value="1598.28">
            <text:p>1598.28</text:p>
          </table:table-cell>
          <table:table-cell office:value-type="float" office:value="0.1682404127">
            <text:p>0.1682404127</text:p>
          </table:table-cell>
          <table:table-cell table:formula="of:=[.D94]/[.$E$2]" office:value-type="float" office:value="2.30672802208123">
            <text:p>2.3067280221</text:p>
          </table:table-cell>
          <table:table-cell table:formula="of:=[.C94]*[.E94]" office:value-type="float" office:value="3686.79726313199">
            <text:p>3686.797263132</text:p>
          </table:table-cell>
          <table:table-cell table:formula="of:=[.F94]/[.$C$2]" office:value-type="float" office:value="0.524885715138382">
            <text:p>0.5249</text:p>
          </table:table-cell>
          <table:table-cell table:formula="of:=[.G94]-[.$G$32]" office:value-type="percentage" office:value="-0.0914497062739188">
            <text:p>-9.1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35_0.98_alljets.root</text:p>
          </table:table-cell>
          <table:table-cell/>
          <table:table-cell office:value-type="float" office:value="1740.15">
            <text:p>1740.15</text:p>
          </table:table-cell>
          <table:table-cell office:value-type="float" office:value="0.1682404127">
            <text:p>0.1682404127</text:p>
          </table:table-cell>
          <table:table-cell table:formula="of:=[.D95]/[.$E$2]" office:value-type="float" office:value="2.30672802208123">
            <text:p>2.3067280221</text:p>
          </table:table-cell>
          <table:table-cell table:formula="of:=[.C95]*[.E95]" office:value-type="float" office:value="4014.05276762466">
            <text:p>4014.0527676247</text:p>
          </table:table-cell>
          <table:table-cell table:formula="of:=[.F95]/[.$C$2]" office:value-type="float" office:value="0.571476760766609">
            <text:p>0.5715</text:p>
          </table:table-cell>
          <table:table-cell table:formula="of:=[.G95]-[.$G$32]" office:value-type="percentage" office:value="-0.044858660645692">
            <text:p>-4.4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35_1.00_alljets.root</text:p>
          </table:table-cell>
          <table:table-cell/>
          <table:table-cell office:value-type="float" office:value="1875.11">
            <text:p>1875.11</text:p>
          </table:table-cell>
          <table:table-cell office:value-type="float" office:value="0.1682404127">
            <text:p>0.1682404127</text:p>
          </table:table-cell>
          <table:table-cell table:formula="of:=[.D96]/[.$E$2]" office:value-type="float" office:value="2.30672802208123">
            <text:p>2.3067280221</text:p>
          </table:table-cell>
          <table:table-cell table:formula="of:=[.C96]*[.E96]" office:value-type="float" office:value="4325.36878148474">
            <text:p>4325.3687814848</text:p>
          </table:table-cell>
          <table:table-cell table:formula="of:=[.F96]/[.$C$2]" office:value-type="float" office:value="0.615798516726188">
            <text:p>0.6158</text:p>
          </table:table-cell>
          <table:table-cell table:formula="of:=[.G96]-[.$G$32]" office:value-type="percentage" office:value="-0.000536904686113004">
            <text:p>-0.0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35_1.02_alljets.root</text:p>
          </table:table-cell>
          <table:table-cell/>
          <table:table-cell office:value-type="float" office:value="1992.52">
            <text:p>1992.52</text:p>
          </table:table-cell>
          <table:table-cell office:value-type="float" office:value="0.1682404127">
            <text:p>0.1682404127</text:p>
          </table:table-cell>
          <table:table-cell table:formula="of:=[.D97]/[.$E$2]" office:value-type="float" office:value="2.30672802208123">
            <text:p>2.3067280221</text:p>
          </table:table-cell>
          <table:table-cell table:formula="of:=[.C97]*[.E97]" office:value-type="float" office:value="4596.2017185573">
            <text:p>4596.2017185573</text:p>
          </table:table-cell>
          <table:table-cell table:formula="of:=[.F97]/[.$C$2]" office:value-type="float" office:value="0.654356736696654">
            <text:p>0.6544</text:p>
          </table:table-cell>
          <table:table-cell table:formula="of:=[.G97]-[.$G$32]" office:value-type="percentage" office:value="0.0380213152843537">
            <text:p>3.80%</text:p>
          </table:table-cell>
          <table:table-cell table:number-columns-repeated="1016"/>
        </table:table-row>
        <table:table-row table:style-name="ro1">
          <table:table-cell office:value-type="string">
            <text:p>Summer12_TTJetsMS1735_1.04_alljets.root</text:p>
          </table:table-cell>
          <table:table-cell/>
          <table:table-cell office:value-type="float" office:value="2077.01">
            <text:p>2077.01</text:p>
          </table:table-cell>
          <table:table-cell office:value-type="float" office:value="0.1682404127">
            <text:p>0.1682404127</text:p>
          </table:table-cell>
          <table:table-cell table:formula="of:=[.D98]/[.$E$2]" office:value-type="float" office:value="2.30672802208123">
            <text:p>2.3067280221</text:p>
          </table:table-cell>
          <table:table-cell table:formula="of:=[.C98]*[.E98]" office:value-type="float" office:value="4791.09716914294">
            <text:p>4791.097169143</text:p>
          </table:table-cell>
          <table:table-cell table:formula="of:=[.F98]/[.$C$2]" office:value-type="float" office:value="0.682103811096661">
            <text:p>0.6821</text:p>
          </table:table-cell>
          <table:table-cell table:formula="of:=[.G98]-[.$G$32]" office:value-type="percentage" office:value="0.0657683896843599">
            <text:p>6.58%</text:p>
          </table:table-cell>
          <table:table-cell table:number-columns-repeated="1016"/>
        </table:table-row>
        <table:table-row table:style-name="ro1">
          <table:table-cell office:value-type="string">
            <text:p>Summer12_TTJetsMS1755_0.96_alljets.root</text:p>
          </table:table-cell>
          <table:table-cell/>
          <table:table-cell office:value-type="float" office:value="2534.71">
            <text:p>2534.71</text:p>
          </table:table-cell>
          <table:table-cell office:value-type="float" office:value="0.1071396963">
            <text:p>0.1071396963</text:p>
          </table:table-cell>
          <table:table-cell table:formula="of:=[.D99]/[.$E$2]" office:value-type="float" office:value="1.46898201072044">
            <text:p>1.4689820107</text:p>
          </table:table-cell>
          <table:table-cell table:formula="of:=[.C99]*[.E99]" office:value-type="float" office:value="3723.44339239321">
            <text:p>3723.4433923932</text:p>
          </table:table-cell>
          <table:table-cell table:formula="of:=[.F99]/[.$C$2]" office:value-type="float" office:value="0.53010298866646">
            <text:p>0.5301</text:p>
          </table:table-cell>
          <table:table-cell table:formula="of:=[.G99]-[.$G$32]" office:value-type="percentage" office:value="-0.0862324327458409">
            <text:p>-8.6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55_0.98_alljets.root</text:p>
          </table:table-cell>
          <table:table-cell/>
          <table:table-cell office:value-type="float" office:value="2778">
            <text:p>2778</text:p>
          </table:table-cell>
          <table:table-cell office:value-type="float" office:value="0.1071396963">
            <text:p>0.1071396963</text:p>
          </table:table-cell>
          <table:table-cell table:formula="of:=[.D100]/[.$E$2]" office:value-type="float" office:value="1.46898201072044">
            <text:p>1.4689820107</text:p>
          </table:table-cell>
          <table:table-cell table:formula="of:=[.C100]*[.E100]" office:value-type="float" office:value="4080.83202578139">
            <text:p>4080.8320257814</text:p>
          </table:table-cell>
          <table:table-cell table:formula="of:=[.F100]/[.$C$2]" office:value-type="float" office:value="0.580984058340175">
            <text:p>0.5810</text:p>
          </table:table-cell>
          <table:table-cell table:formula="of:=[.G100]-[.$G$32]" office:value-type="percentage" office:value="-0.0353513630721256">
            <text:p>-3.5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55_1.00_alljets.root</text:p>
          </table:table-cell>
          <table:table-cell/>
          <table:table-cell office:value-type="float" office:value="2982.02">
            <text:p>2982.02</text:p>
          </table:table-cell>
          <table:table-cell office:value-type="float" office:value="0.1071396963">
            <text:p>0.1071396963</text:p>
          </table:table-cell>
          <table:table-cell table:formula="of:=[.D101]/[.$E$2]" office:value-type="float" office:value="1.46898201072044">
            <text:p>1.4689820107</text:p>
          </table:table-cell>
          <table:table-cell table:formula="of:=[.C101]*[.E101]" office:value-type="float" office:value="4380.53373560858">
            <text:p>4380.5337356086</text:p>
          </table:table-cell>
          <table:table-cell table:formula="of:=[.F101]/[.$C$2]" office:value-type="float" office:value="0.623652297210788">
            <text:p>0.6237</text:p>
          </table:table-cell>
          <table:table-cell table:formula="of:=[.G101]-[.$G$32]" office:value-type="percentage" office:value="0.00731687579848728">
            <text:p>0.73%</text:p>
          </table:table-cell>
          <table:table-cell table:number-columns-repeated="1016"/>
        </table:table-row>
        <table:table-row table:style-name="ro1">
          <table:table-cell office:value-type="string">
            <text:p>Summer12_TTJetsMS1755_1.02_alljets.root</text:p>
          </table:table-cell>
          <table:table-cell/>
          <table:table-cell office:value-type="float" office:value="3153.63">
            <text:p>3153.63</text:p>
          </table:table-cell>
          <table:table-cell office:value-type="float" office:value="0.1071396963">
            <text:p>0.1071396963</text:p>
          </table:table-cell>
          <table:table-cell table:formula="of:=[.D102]/[.$E$2]" office:value-type="float" office:value="1.46898201072044">
            <text:p>1.4689820107</text:p>
          </table:table-cell>
          <table:table-cell table:formula="of:=[.C102]*[.E102]" office:value-type="float" office:value="4632.62573846831">
            <text:p>4632.6257384683</text:p>
          </table:table-cell>
          <table:table-cell table:formula="of:=[.F102]/[.$C$2]" office:value-type="float" office:value="0.659542388734099">
            <text:p>0.6595</text:p>
          </table:table-cell>
          <table:table-cell table:formula="of:=[.G102]-[.$G$32]" office:value-type="percentage" office:value="0.0432069673217982">
            <text:p>4.3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55_1.04_alljets.root</text:p>
          </table:table-cell>
          <table:table-cell/>
          <table:table-cell office:value-type="float" office:value="3297.95">
            <text:p>3297.95</text:p>
          </table:table-cell>
          <table:table-cell office:value-type="float" office:value="0.1071396963">
            <text:p>0.1071396963</text:p>
          </table:table-cell>
          <table:table-cell table:formula="of:=[.D103]/[.$E$2]" office:value-type="float" office:value="1.46898201072044">
            <text:p>1.4689820107</text:p>
          </table:table-cell>
          <table:table-cell table:formula="of:=[.C103]*[.E103]" office:value-type="float" office:value="4844.62922225548">
            <text:p>4844.6292222555</text:p>
          </table:table-cell>
          <table:table-cell table:formula="of:=[.F103]/[.$C$2]" office:value-type="float" office:value="0.689725117063708">
            <text:p>0.6897</text:p>
          </table:table-cell>
          <table:table-cell table:formula="of:=[.G103]-[.$G$32]" office:value-type="percentage" office:value="0.0733896956514072">
            <text:p>7.34%</text:p>
          </table:table-cell>
          <table:table-cell table:number-columns-repeated="1016"/>
        </table:table-row>
        <table:table-row table:style-name="ro1">
          <table:table-cell office:value-type="string">
            <text:p>Summer12_TTJetsMS1785_0.96_alljets.root</text:p>
          </table:table-cell>
          <table:table-cell/>
          <table:table-cell office:value-type="float" office:value="1634.13">
            <text:p>1634.13</text:p>
          </table:table-cell>
          <table:table-cell office:value-type="float" office:value="0.1686087197">
            <text:p>0.1686087197</text:p>
          </table:table-cell>
          <table:table-cell table:formula="of:=[.D104]/[.$E$2]" office:value-type="float" office:value="2.31177784372631">
            <text:p>2.3117778437</text:p>
          </table:table-cell>
          <table:table-cell table:formula="of:=[.C104]*[.E104]" office:value-type="float" office:value="3777.74552776847">
            <text:p>3777.7455277685</text:p>
          </table:table-cell>
          <table:table-cell table:formula="of:=[.F104]/[.$C$2]" office:value-type="float" office:value="0.537833930490956">
            <text:p>0.5378</text:p>
          </table:table-cell>
          <table:table-cell table:formula="of:=[.G104]-[.$G$32]" office:value-type="percentage" office:value="-0.0785014909213451">
            <text:p>-7.8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85_0.98_alljets.root</text:p>
          </table:table-cell>
          <table:table-cell/>
          <table:table-cell office:value-type="float" office:value="1795.19">
            <text:p>1795.19</text:p>
          </table:table-cell>
          <table:table-cell office:value-type="float" office:value="0.1686087197">
            <text:p>0.1686087197</text:p>
          </table:table-cell>
          <table:table-cell table:formula="of:=[.D105]/[.$E$2]" office:value-type="float" office:value="2.31177784372631">
            <text:p>2.3117778437</text:p>
          </table:table-cell>
          <table:table-cell table:formula="of:=[.C105]*[.E105]" office:value-type="float" office:value="4150.08046727903">
            <text:p>4150.080467279</text:p>
          </table:table-cell>
          <table:table-cell table:formula="of:=[.F105]/[.$C$2]" office:value-type="float" office:value="0.590842891127425">
            <text:p>0.5908</text:p>
          </table:table-cell>
          <table:table-cell table:formula="of:=[.G105]-[.$G$32]" office:value-type="percentage" office:value="-0.025492530284876">
            <text:p>-2.55%</text:p>
          </table:table-cell>
          <table:table-cell table:number-columns-repeated="1016"/>
        </table:table-row>
        <table:table-row table:style-name="ro1">
          <table:table-cell office:value-type="string">
            <text:p>Summer12_TTJetsMS1785_1.00_alljets.root</text:p>
          </table:table-cell>
          <table:table-cell/>
          <table:table-cell office:value-type="float" office:value="1933.95">
            <text:p>1933.95</text:p>
          </table:table-cell>
          <table:table-cell office:value-type="float" office:value="0.1686087197">
            <text:p>0.1686087197</text:p>
          </table:table-cell>
          <table:table-cell table:formula="of:=[.D106]/[.$E$2]" office:value-type="float" office:value="2.31177784372631">
            <text:p>2.3117778437</text:p>
          </table:table-cell>
          <table:table-cell table:formula="of:=[.C106]*[.E106]" office:value-type="float" office:value="4470.86276087449">
            <text:p>4470.8627608745</text:p>
          </table:table-cell>
          <table:table-cell table:formula="of:=[.F106]/[.$C$2]" office:value-type="float" office:value="0.63651235206072">
            <text:p>0.6365</text:p>
          </table:table-cell>
          <table:table-cell table:formula="of:=[.G106]-[.$G$32]" office:value-type="percentage" office:value="0.0201769306484189">
            <text:p>2.02%</text:p>
          </table:table-cell>
          <table:table-cell table:number-columns-repeated="1016"/>
        </table:table-row>
        <table:table-row table:style-name="ro1">
          <table:table-cell office:value-type="string">
            <text:p>Summer12_TTJetsMS1785_1.02_alljets.root</text:p>
          </table:table-cell>
          <table:table-cell/>
          <table:table-cell office:value-type="float" office:value="2051.46">
            <text:p>2051.46</text:p>
          </table:table-cell>
          <table:table-cell office:value-type="float" office:value="0.1686087197">
            <text:p>0.1686087197</text:p>
          </table:table-cell>
          <table:table-cell table:formula="of:=[.D107]/[.$E$2]" office:value-type="float" office:value="2.31177784372631">
            <text:p>2.3117778437</text:p>
          </table:table-cell>
          <table:table-cell table:formula="of:=[.C107]*[.E107]" office:value-type="float" office:value="4742.51977529077">
            <text:p>4742.5197752908</text:p>
          </table:table-cell>
          <table:table-cell table:formula="of:=[.F107]/[.$C$2]" office:value-type="float" office:value="0.675187895115429">
            <text:p>0.6752</text:p>
          </table:table-cell>
          <table:table-cell table:formula="of:=[.G107]-[.$G$32]" office:value-type="percentage" office:value="0.0588524737031282">
            <text:p>5.89%</text:p>
          </table:table-cell>
          <table:table-cell table:number-columns-repeated="1016"/>
        </table:table-row>
        <table:table-row table:style-name="ro1">
          <table:table-cell office:value-type="string">
            <text:p>Summer12_TTJetsMS1785_1.04_alljets.root</text:p>
          </table:table-cell>
          <table:table-cell/>
          <table:table-cell office:value-type="float" office:value="2138.39">
            <text:p>2138.39</text:p>
          </table:table-cell>
          <table:table-cell office:value-type="float" office:value="0.1686087197">
            <text:p>0.1686087197</text:p>
          </table:table-cell>
          <table:table-cell table:formula="of:=[.D108]/[.$E$2]" office:value-type="float" office:value="2.31177784372631">
            <text:p>2.3117778437</text:p>
          </table:table-cell>
          <table:table-cell table:formula="of:=[.C108]*[.E108]" office:value-type="float" office:value="4943.4826232459">
            <text:p>4943.4826232459</text:p>
          </table:table-cell>
          <table:table-cell table:formula="of:=[.F108]/[.$C$2]" office:value-type="float" office:value="0.70379877893592">
            <text:p>0.7038</text:p>
          </table:table-cell>
          <table:table-cell table:formula="of:=[.G108]-[.$G$32]" office:value-type="percentage" office:value="0.087463357523619">
            <text:p>8.75%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weight.puWeightUp</text:p>
          </table:table-cell>
          <table:table-cell/>
          <table:table-cell office:value-type="float" office:value="4320.86">
            <text:p>4320.86</text:p>
          </table:table-cell>
          <table:table-cell office:value-type="float" office:value="0.0729346551">
            <text:p>0.0729346551</text:p>
          </table:table-cell>
          <table:table-cell table:formula="of:=[.D113]/[.$E$2]" office:value-type="float" office:value="1">
            <text:p>1</text:p>
          </table:table-cell>
          <table:table-cell table:formula="of:=[.C113]*[.E113]" office:value-type="float" office:value="4320.86">
            <text:p>4320.86</text:p>
          </table:table-cell>
          <table:table-cell table:formula="of:=[.F113]/[.$C$2]" office:value-type="float" office:value="0.615156605922551">
            <text:p>0.6152</text:p>
          </table:table-cell>
          <table:table-cell table:formula="of:=[.G113]-[.$G$32]" office:value-type="percentage" office:value="-0.00117881548974952">
            <text:p>-0.12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puWeightDown</text:p>
          </table:table-cell>
          <table:table-cell/>
          <table:table-cell office:value-type="float" office:value="4337.04">
            <text:p>4337.04</text:p>
          </table:table-cell>
          <table:table-cell office:value-type="float" office:value="0.0729346551">
            <text:p>0.0729346551</text:p>
          </table:table-cell>
          <table:table-cell table:formula="of:=[.D114]/[.$E$2]" office:value-type="float" office:value="1">
            <text:p>1</text:p>
          </table:table-cell>
          <table:table-cell table:formula="of:=[.C114]*[.E114]" office:value-type="float" office:value="4337.04">
            <text:p>4337.04</text:p>
          </table:table-cell>
          <table:table-cell table:formula="of:=[.F114]/[.$C$2]" office:value-type="float" office:value="0.61746013667426">
            <text:p>0.6175</text:p>
          </table:table-cell>
          <table:table-cell table:formula="of:=[.G114]-[.$G$32]" office:value-type="percentage" office:value="0.00112471526195901">
            <text:p>0.11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TagWeight_bTagSFUp</text:p>
          </table:table-cell>
          <table:table-cell/>
          <table:table-cell office:value-type="float" office:value="4567.36">
            <text:p>4567.36</text:p>
          </table:table-cell>
          <table:table-cell office:value-type="float" office:value="0.0729346551">
            <text:p>0.0729346551</text:p>
          </table:table-cell>
          <table:table-cell table:formula="of:=[.D115]/[.$E$2]" office:value-type="float" office:value="1">
            <text:p>1</text:p>
          </table:table-cell>
          <table:table-cell table:formula="of:=[.C115]*[.E115]" office:value-type="float" office:value="4567.36">
            <text:p>4567.36</text:p>
          </table:table-cell>
          <table:table-cell table:formula="of:=[.F115]/[.$C$2]" office:value-type="float" office:value="0.650250569476082">
            <text:p>0.6503</text:p>
          </table:table-cell>
          <table:table-cell table:formula="of:=[.G115]-[.$G$32]" office:value-type="percentage" office:value="0.0339151480637813">
            <text:p>3.39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TagWeight_bTagSFDown</text:p>
          </table:table-cell>
          <table:table-cell/>
          <table:table-cell office:value-type="float" office:value="4096.24">
            <text:p>4096.24</text:p>
          </table:table-cell>
          <table:table-cell office:value-type="float" office:value="0.0729346551">
            <text:p>0.0729346551</text:p>
          </table:table-cell>
          <table:table-cell table:formula="of:=[.D116]/[.$E$2]" office:value-type="float" office:value="1">
            <text:p>1</text:p>
          </table:table-cell>
          <table:table-cell table:formula="of:=[.C116]*[.E116]" office:value-type="float" office:value="4096.24">
            <text:p>4096.24</text:p>
          </table:table-cell>
          <table:table-cell table:formula="of:=[.F116]/[.$C$2]" office:value-type="float" office:value="0.583177676537585">
            <text:p>0.5832</text:p>
          </table:table-cell>
          <table:table-cell table:formula="of:=[.G116]-[.$G$32]" office:value-type="percentage" office:value="-0.0331577448747153">
            <text:p>-3.32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TagWeight_misTagSFUp</text:p>
          </table:table-cell>
          <table:table-cell/>
          <table:table-cell office:value-type="float" office:value="4341.31">
            <text:p>4341.31</text:p>
          </table:table-cell>
          <table:table-cell office:value-type="float" office:value="0.0729346551">
            <text:p>0.0729346551</text:p>
          </table:table-cell>
          <table:table-cell table:formula="of:=[.D117]/[.$E$2]" office:value-type="float" office:value="1">
            <text:p>1</text:p>
          </table:table-cell>
          <table:table-cell table:formula="of:=[.C117]*[.E117]" office:value-type="float" office:value="4341.31">
            <text:p>4341.31</text:p>
          </table:table-cell>
          <table:table-cell table:formula="of:=[.F117]/[.$C$2]" office:value-type="float" office:value="0.6180680523918">
            <text:p>0.6181</text:p>
          </table:table-cell>
          <table:table-cell table:formula="of:=[.G117]-[.$G$32]" office:value-type="percentage" office:value="0.00173263097949894">
            <text:p>0.17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TagWeight_misTagSFDown</text:p>
          </table:table-cell>
          <table:table-cell/>
          <table:table-cell office:value-type="float" office:value="4316.94">
            <text:p>4316.94</text:p>
          </table:table-cell>
          <table:table-cell office:value-type="float" office:value="0.0729346551">
            <text:p>0.0729346551</text:p>
          </table:table-cell>
          <table:table-cell table:formula="of:=[.D118]/[.$E$2]" office:value-type="float" office:value="1">
            <text:p>1</text:p>
          </table:table-cell>
          <table:table-cell table:formula="of:=[.C118]*[.E118]" office:value-type="float" office:value="4316.94">
            <text:p>4316.94</text:p>
          </table:table-cell>
          <table:table-cell table:formula="of:=[.F118]/[.$C$2]" office:value-type="float" office:value="0.614598519362187">
            <text:p>0.6146</text:p>
          </table:table-cell>
          <table:table-cell table:formula="of:=[.G118]-[.$G$32]" office:value-type="percentage" office:value="-0.00173690205011401">
            <text:p>-0.17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JESWeight_frag</text:p>
          </table:table-cell>
          <table:table-cell/>
          <table:table-cell office:value-type="float" office:value="4219.84">
            <text:p>4219.84</text:p>
          </table:table-cell>
          <table:table-cell office:value-type="float" office:value="0.0729346551">
            <text:p>0.0729346551</text:p>
          </table:table-cell>
          <table:table-cell table:formula="of:=[.D119]/[.$E$2]" office:value-type="float" office:value="1">
            <text:p>1</text:p>
          </table:table-cell>
          <table:table-cell table:formula="of:=[.C119]*[.E119]" office:value-type="float" office:value="4219.84">
            <text:p>4219.84</text:p>
          </table:table-cell>
          <table:table-cell table:formula="of:=[.F119]/[.$C$2]" office:value-type="float" office:value="0.600774487471526">
            <text:p>0.6008</text:p>
          </table:table-cell>
          <table:table-cell table:formula="of:=[.G119]-[.$G$32]" office:value-type="percentage" office:value="-0.0155609339407745">
            <text:p>-1.56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JESWeight_fragHard</text:p>
          </table:table-cell>
          <table:table-cell/>
          <table:table-cell office:value-type="float" office:value="4140.51">
            <text:p>4140.51</text:p>
          </table:table-cell>
          <table:table-cell office:value-type="float" office:value="0.0729346551">
            <text:p>0.0729346551</text:p>
          </table:table-cell>
          <table:table-cell table:formula="of:=[.D120]/[.$E$2]" office:value-type="float" office:value="1">
            <text:p>1</text:p>
          </table:table-cell>
          <table:table-cell table:formula="of:=[.C120]*[.E120]" office:value-type="float" office:value="4140.51">
            <text:p>4140.51</text:p>
          </table:table-cell>
          <table:table-cell table:formula="of:=[.F120]/[.$C$2]" office:value-type="float" office:value="0.589480353075171">
            <text:p>0.5895</text:p>
          </table:table-cell>
          <table:table-cell table:formula="of:=[.G120]-[.$G$32]" office:value-type="percentage" office:value="-0.0268550683371298">
            <text:p>-2.69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JESWeight_fragSoft</text:p>
          </table:table-cell>
          <table:table-cell/>
          <table:table-cell office:value-type="float" office:value="4283.9">
            <text:p>4283.9</text:p>
          </table:table-cell>
          <table:table-cell office:value-type="float" office:value="0.0729346551">
            <text:p>0.0729346551</text:p>
          </table:table-cell>
          <table:table-cell table:formula="of:=[.D121]/[.$E$2]" office:value-type="float" office:value="1">
            <text:p>1</text:p>
          </table:table-cell>
          <table:table-cell table:formula="of:=[.C121]*[.E121]" office:value-type="float" office:value="4283.9">
            <text:p>4283.9</text:p>
          </table:table-cell>
          <table:table-cell table:formula="of:=[.F121]/[.$C$2]" office:value-type="float" office:value="0.609894646924829">
            <text:p>0.6099</text:p>
          </table:table-cell>
          <table:table-cell table:formula="of:=[.G121]-[.$G$32]" office:value-type="percentage" office:value="-0.0064407744874716">
            <text:p>-0.64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JESWeight_fNuUp</text:p>
          </table:table-cell>
          <table:table-cell/>
          <table:table-cell office:value-type="float" office:value="4265.64">
            <text:p>4265.64</text:p>
          </table:table-cell>
          <table:table-cell office:value-type="float" office:value="0.0729346551">
            <text:p>0.0729346551</text:p>
          </table:table-cell>
          <table:table-cell table:formula="of:=[.D122]/[.$E$2]" office:value-type="float" office:value="1">
            <text:p>1</text:p>
          </table:table-cell>
          <table:table-cell table:formula="of:=[.C122]*[.E122]" office:value-type="float" office:value="4265.64">
            <text:p>4265.64</text:p>
          </table:table-cell>
          <table:table-cell table:formula="of:=[.F122]/[.$C$2]" office:value-type="float" office:value="0.607294988610478">
            <text:p>0.6073</text:p>
          </table:table-cell>
          <table:table-cell table:formula="of:=[.G122]-[.$G$32]" office:value-type="percentage" office:value="-0.00904043280182232">
            <text:p>-0.90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bJESWeight_fNuDown</text:p>
          </table:table-cell>
          <table:table-cell/>
          <table:table-cell office:value-type="float" office:value="4368.23">
            <text:p>4368.23</text:p>
          </table:table-cell>
          <table:table-cell office:value-type="float" office:value="0.0729346551">
            <text:p>0.0729346551</text:p>
          </table:table-cell>
          <table:table-cell table:formula="of:=[.D123]/[.$E$2]" office:value-type="float" office:value="1">
            <text:p>1</text:p>
          </table:table-cell>
          <table:table-cell table:formula="of:=[.C123]*[.E123]" office:value-type="float" office:value="4368.23">
            <text:p>4368.23</text:p>
          </table:table-cell>
          <table:table-cell table:formula="of:=[.F123]/[.$C$2]" office:value-type="float" office:value="0.62190062642369">
            <text:p>0.6219</text:p>
          </table:table-cell>
          <table:table-cell table:formula="of:=[.G123]-[.$G$32]" office:value-type="percentage" office:value="0.00556520501138946">
            <text:p>0.56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sqrt(exp(0.156-0.00137*top.genpartonTop1.Pt())*exp(0.156-0.00137*top.genpartonTop2.Pt()))</text:p>
          </table:table-cell>
          <table:table-cell/>
          <table:table-cell office:value-type="float" office:value="3851.97">
            <text:p>3851.97</text:p>
          </table:table-cell>
          <table:table-cell office:value-type="float" office:value="0.0729346551">
            <text:p>0.0729346551</text:p>
          </table:table-cell>
          <table:table-cell table:formula="of:=[.D124]/[.$E$2]" office:value-type="float" office:value="1">
            <text:p>1</text:p>
          </table:table-cell>
          <table:table-cell table:formula="of:=[.C124]*[.E124]" office:value-type="float" office:value="3851.97">
            <text:p>3851.97</text:p>
          </table:table-cell>
          <table:table-cell table:formula="of:=[.F124]/[.$C$2]" office:value-type="float" office:value="0.548401195899772">
            <text:p>0.5484</text:p>
          </table:table-cell>
          <table:table-cell table:formula="of:=[.G124]-[.$G$32]" office:value-type="percentage" office:value="-0.0679342255125285">
            <text:p>-6.79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combinedWeight*((top.combinationType!=0)?(0.25*TMath::Erf((jet.jet[3].Pt()-45.8627)/18.2471)+0.75):1.0)</text:p>
          </table:table-cell>
          <table:table-cell/>
          <table:table-cell office:value-type="float" office:value="4423.25">
            <text:p>4423.25</text:p>
          </table:table-cell>
          <table:table-cell office:value-type="float" office:value="0.0729346551">
            <text:p>0.0729346551</text:p>
          </table:table-cell>
          <table:table-cell table:formula="of:=[.D125]/[.$E$2]" office:value-type="float" office:value="1">
            <text:p>1</text:p>
          </table:table-cell>
          <table:table-cell table:formula="of:=[.C125]*[.E125]" office:value-type="float" office:value="4423.25">
            <text:p>4423.25</text:p>
          </table:table-cell>
          <table:table-cell table:formula="of:=[.F125]/[.$C$2]" office:value-type="float" office:value="0.629733769931663">
            <text:p>0.6297</text:p>
          </table:table-cell>
          <table:table-cell table:formula="of:=[.G125]-[.$G$32]" office:value-type="percentage" office:value="0.0133983485193622">
            <text:p>1.34%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>
            <text:p>weight.combinedWeight*((top.combinationType!=0)?(0.75*TMath::Erf((jet.jet[3].Pt()-45.8627)/18.2471)+0.25):1.0)</text:p>
          </table:table-cell>
          <table:table-cell/>
          <table:table-cell office:value-type="float" office:value="4235.03">
            <text:p>4235.03</text:p>
          </table:table-cell>
          <table:table-cell office:value-type="float" office:value="0.0729346551">
            <text:p>0.0729346551</text:p>
          </table:table-cell>
          <table:table-cell table:formula="of:=[.D126]/[.$E$2]" office:value-type="float" office:value="1">
            <text:p>1</text:p>
          </table:table-cell>
          <table:table-cell table:formula="of:=[.C126]*[.E126]" office:value-type="float" office:value="4235.03">
            <text:p>4235.03</text:p>
          </table:table-cell>
          <table:table-cell table:formula="of:=[.F126]/[.$C$2]" office:value-type="float" office:value="0.602937072892938">
            <text:p>0.6029</text:p>
          </table:table-cell>
          <table:table-cell table:formula="of:=[.G126]-[.$G$32]" office:value-type="percentage" office:value="-0.0133983485193623">
            <text:p>-1.34%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SIG</text:p>
          </table:table-cell>
          <table:table-cell office:value-type="string">
            <text:p>up</text:p>
          </table:table-cell>
          <table:table-cell table:number-columns-repeated="4"/>
          <table:table-cell table:formula="of:=[.G32]*1.04" office:value-type="float" office:value="0.640988838268793">
            <text:p>0.6410</text:p>
          </table:table-cell>
          <table:table-cell table:formula="of:=[.G128]-[.$G$32]" office:value-type="percentage" office:value="0.024653416856492">
            <text:p>2.47%</text:p>
          </table:table-cell>
          <table:table-cell table:number-columns-repeated="1016"/>
        </table:table-row>
        <table:table-row table:style-name="ro1">
          <table:table-cell office:value-type="string">
            <text:p>FSIG</text:p>
          </table:table-cell>
          <table:table-cell office:value-type="string">
            <text:p>down</text:p>
          </table:table-cell>
          <table:table-cell table:number-columns-repeated="4"/>
          <table:table-cell table:formula="of:=[.G32]*0.96" office:value-type="float" office:value="0.591682004555809">
            <text:p>0.5917</text:p>
          </table:table-cell>
          <table:table-cell table:formula="of:=[.G129]-[.$G$32]" office:value-type="percentage" office:value="-0.024653416856492">
            <text:p>-2.47%</text:p>
          </table:table-cell>
          <table:table-cell table:number-columns-repeated="1016"/>
        </table:table-row>
        <table:table-row table:style-name="ro1" table:number-rows-repeated="1048433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6:07:45</meta:creation-date>
    <dc:date>2015-02-13T15:25:25</dc:date>
    <meta:editing-duration>PT8H23M47S</meta:editing-duration>
    <meta:editing-cycles>19</meta:editing-cycles>
    <meta:generator>LibreOffice/3.5$Linux_X86_64 LibreOffice_project/350m1$Build-2</meta:generator>
    <meta:document-statistic meta:table-count="2" meta:cell-count="2124" meta:object-count="0"/>
  </office:meta>
</office:document-meta>
</file>